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Normal_32_5" style:data-style-name="N0">
      <style:table-cell-properties style:vertical-align="automatic" fo:background-color="transparent"/>
    </style:style>
    <style:style style:name="ce102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3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4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5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6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7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9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13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6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7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8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9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20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2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22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23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76200" table:style-name="ce30">
            <text:p>976.2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27910" table:style-name="ce30">
            <text:p>19.027.910</text:p>
          </table:table-cell>
          <table:table-cell office:value-type="float" office:value="18307581" table:style-name="ce30">
            <text:p>18.307.581</text:p>
          </table:table-cell>
          <table:table-cell office:value-type="percentage" office:value="0.96209999999999996" table:style-name="ce31">
            <text:p>96,2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49930" table:style-name="ce33">
            <text:p>149.930</text:p>
          </table:table-cell>
          <table:table-cell office:value-type="float" office:value="348480" table:style-name="ce33">
            <text:p>348.480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29504" table:style-name="ce33">
            <text:p>3.129.504</text:p>
          </table:table-cell>
          <table:table-cell office:value-type="float" office:value="2899145" table:style-name="ce33">
            <text:p>2.899.145</text:p>
          </table:table-cell>
          <table:table-cell office:value-type="percentage" office:value="0.9264" table:style-name="ce34">
            <text:p>92,6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569227" table:style-name="ce33">
            <text:p>1.569.227</text:p>
          </table:table-cell>
          <table:table-cell office:value-type="float" office:value="116000" table:style-name="ce33">
            <text:p>116.000</text:p>
          </table:table-cell>
          <table:table-cell office:value-type="float" office:value="472320" table:style-name="ce33">
            <text:p>472.32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820457" table:style-name="ce33">
            <text:p>2.820.457</text:p>
          </table:table-cell>
          <table:table-cell office:value-type="float" office:value="2576887" table:style-name="ce33">
            <text:p>2.576.887</text:p>
          </table:table-cell>
          <table:table-cell office:value-type="percentage" office:value="0.91359999999999997" table:style-name="ce34">
            <text:p>91,3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84972" table:style-name="ce33">
            <text:p>1.284.972</text:p>
          </table:table-cell>
          <table:table-cell office:value-type="float" office:value="99050" table:style-name="ce33">
            <text:p>99.050</text:p>
          </table:table-cell>
          <table:table-cell office:value-type="float" office:value="253440" table:style-name="ce33">
            <text:p>253.440</text:p>
          </table:table-cell>
          <table:table-cell office:value-type="float" office:value="433490" table:style-name="ce33">
            <text:p>433.4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68592" table:style-name="ce33">
            <text:p>2.368.592</text:p>
          </table:table-cell>
          <table:table-cell office:value-type="float" office:value="2183466" table:style-name="ce33">
            <text:p>2.183.466</text:p>
          </table:table-cell>
          <table:table-cell office:value-type="percentage" office:value="0.92179999999999995" table:style-name="ce34">
            <text:p>92,1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0540" table:style-name="ce33">
            <text:p>230.5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8128" table:style-name="ce33">
            <text:p>5.098.128</text:p>
          </table:table-cell>
          <table:table-cell office:value-type="float" office:value="4357242" table:style-name="ce33">
            <text:p>4.357.242</text:p>
          </table:table-cell>
          <table:table-cell office:value-type="percentage" office:value="0.85470000000000002" table:style-name="ce34">
            <text:p>85,4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29600" table:style-name="ce33">
            <text:p>129.6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42420" table:style-name="ce33">
            <text:p>1.442.420</text:p>
          </table:table-cell>
          <table:table-cell office:value-type="float" office:value="1349383" table:style-name="ce33">
            <text:p>1.349.383</text:p>
          </table:table-cell>
          <table:table-cell office:value-type="percentage" office:value="0.9355" table:style-name="ce34">
            <text:p>93,5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653" table:style-name="ce33">
            <text:p>4.084.653</text:p>
          </table:table-cell>
          <table:table-cell office:value-type="float" office:value="281680" table:style-name="ce33">
            <text:p>281.680</text:p>
          </table:table-cell>
          <table:table-cell office:value-type="float" office:value="780480" table:style-name="ce33">
            <text:p>780.480</text:p>
          </table:table-cell>
          <table:table-cell office:value-type="float" office:value="691590" table:style-name="ce33">
            <text:p>691.59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405208" table:style-name="ce33">
            <text:p>6.405.208</text:p>
          </table:table-cell>
          <table:table-cell office:value-type="float" office:value="5837654" table:style-name="ce33">
            <text:p>5.837.654</text:p>
          </table:table-cell>
          <table:table-cell office:value-type="percentage" office:value="0.91139999999999999" table:style-name="ce34">
            <text:p>91,14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69" table:style-name="ce33">
            <text:p>2.762.769</text:p>
          </table:table-cell>
          <table:table-cell office:value-type="float" office:value="259000" table:style-name="ce33">
            <text:p>259.000</text:p>
          </table:table-cell>
          <table:table-cell office:value-type="float" office:value="734400" table:style-name="ce33">
            <text:p>734.40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34514" table:style-name="ce33">
            <text:p>5.034.514</text:p>
          </table:table-cell>
          <table:table-cell office:value-type="float" office:value="4319651" table:style-name="ce33">
            <text:p>4.319.651</text:p>
          </table:table-cell>
          <table:table-cell office:value-type="percentage" office:value="0.85799999999999998" table:style-name="ce34">
            <text:p>85,8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16014" table:style-name="ce33">
            <text:p>8.916.014</text:p>
          </table:table-cell>
          <table:table-cell office:value-type="float" office:value="508070" table:style-name="ce33">
            <text:p>508.0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85604" table:style-name="ce33">
            <text:p>16.185.604</text:p>
          </table:table-cell>
          <table:table-cell office:value-type="float" office:value="15267927" table:style-name="ce33">
            <text:p>15.267.927</text:p>
          </table:table-cell>
          <table:table-cell office:value-type="percentage" office:value="0.94330000000000003" table:style-name="ce34">
            <text:p>94,3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8172" table:style-name="ce33">
            <text:p>6.708.172</text:p>
          </table:table-cell>
          <table:table-cell office:value-type="float" office:value="544670" table:style-name="ce33">
            <text:p>54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57232" table:style-name="ce33">
            <text:p>12.057.232</text:p>
          </table:table-cell>
          <table:table-cell office:value-type="float" office:value="10731958" table:style-name="ce33">
            <text:p>10.731.958</text:p>
          </table:table-cell>
          <table:table-cell office:value-type="percentage" office:value="0.8901" table:style-name="ce34">
            <text:p>89,0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81" table:style-name="ce33">
            <text:p>1.639.481</text:p>
          </table:table-cell>
          <table:table-cell office:value-type="float" office:value="155680" table:style-name="ce33">
            <text:p>155.68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44581" table:style-name="ce33">
            <text:p>2.644.581</text:p>
          </table:table-cell>
          <table:table-cell office:value-type="float" office:value="2526453" table:style-name="ce33">
            <text:p>2.526.453</text:p>
          </table:table-cell>
          <table:table-cell office:value-type="percentage" office:value="0.95530000000000004" table:style-name="ce34">
            <text:p>95,5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55800" table:style-name="ce33">
            <text:p>255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86134" table:style-name="ce33">
            <text:p>7.286.134</text:p>
          </table:table-cell>
          <table:table-cell office:value-type="float" office:value="6929504" table:style-name="ce33">
            <text:p>6.929.504</text:p>
          </table:table-cell>
          <table:table-cell office:value-type="percentage" office:value="0.95109999999999995" table:style-name="ce34">
            <text:p>95,1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340" table:style-name="ce33">
            <text:p>31.34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411" table:style-name="ce33">
            <text:p>772.411</text:p>
          </table:table-cell>
          <table:table-cell office:value-type="float" office:value="712365" table:style-name="ce33">
            <text:p>712.365</text:p>
          </table:table-cell>
          <table:table-cell office:value-type="percentage" office:value="0.92230000000000001" table:style-name="ce34">
            <text:p>92,2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7025" table:style-name="ce33">
            <text:p>9.317.025</text:p>
          </table:table-cell>
          <table:table-cell office:value-type="float" office:value="757500" table:style-name="ce33">
            <text:p>757.50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75" table:style-name="ce33">
            <text:p>15.299.275</text:p>
          </table:table-cell>
          <table:table-cell office:value-type="float" office:value="14200793" table:style-name="ce33">
            <text:p>14.200.793</text:p>
          </table:table-cell>
          <table:table-cell office:value-type="percentage" office:value="0.92820000000000003" table:style-name="ce34">
            <text:p>92,8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8800" table:style-name="ce33">
            <text:p>208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1085" table:style-name="ce33">
            <text:p>3.281.085</text:p>
          </table:table-cell>
          <table:table-cell office:value-type="float" office:value="3013671" table:style-name="ce33">
            <text:p>3.013.671</text:p>
          </table:table-cell>
          <table:table-cell office:value-type="percentage" office:value="0.91849999999999998" table:style-name="ce34">
            <text:p>91,8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5749" table:style-name="ce33">
            <text:p>895.749</text:p>
          </table:table-cell>
          <table:table-cell office:value-type="float" office:value="82600" table:style-name="ce33">
            <text:p>82.600</text:p>
          </table:table-cell>
          <table:table-cell office:value-type="float" office:value="178560" table:style-name="ce33">
            <text:p>178.560</text:p>
          </table:table-cell>
          <table:table-cell office:value-type="float" office:value="273760" table:style-name="ce33">
            <text:p>273.76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89529" table:style-name="ce33">
            <text:p>1.589.529</text:p>
          </table:table-cell>
          <table:table-cell office:value-type="float" office:value="1446893" table:style-name="ce33">
            <text:p>1.446.893</text:p>
          </table:table-cell>
          <table:table-cell office:value-type="percentage" office:value="0.9103" table:style-name="ce34">
            <text:p>91,0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810188" table:style-name="ce33">
            <text:p>4.810.188</text:p>
          </table:table-cell>
          <table:table-cell office:value-type="percentage" office:value="0.9234" table:style-name="ce34">
            <text:p>92,3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6910" table:style-name="ce33">
            <text:p>6.9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415" table:style-name="ce33">
            <text:p>183.415</text:p>
          </table:table-cell>
          <table:table-cell office:value-type="float" office:value="163699" table:style-name="ce33">
            <text:p>163.699</text:p>
          </table:table-cell>
          <table:table-cell office:value-type="percentage" office:value="0.89249999999999996" table:style-name="ce34">
            <text:p>89,2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08450" table:style-name="ce33">
            <text:p>108.45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4640" table:style-name="ce33">
            <text:p>174.640</text:p>
          </table:table-cell>
          <table:table-cell office:value-type="float" office:value="155218" table:style-name="ce33">
            <text:p>155.218</text:p>
          </table:table-cell>
          <table:table-cell office:value-type="percentage" office:value="0.88880000000000003" table:style-name="ce34">
            <text:p>88,8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378" table:style-name="ce33">
            <text:p>208.378</text:p>
          </table:table-cell>
          <table:table-cell office:value-type="percentage" office:value="0.92410000000000003" table:style-name="ce34">
            <text:p>92,41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549" table:style-name="ce38">
            <text:p>13.549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847473" table:style-name="ce41">
            <text:p>63.847.473</text:p>
          </table:table-cell>
          <table:table-cell office:value-type="float" office:value="4917270" table:style-name="ce41">
            <text:p>4.917.270</text:p>
          </table:table-cell>
          <table:table-cell office:value-type="float" office:value="12798720" table:style-name="ce41">
            <text:p>12.798.720</text:p>
          </table:table-cell>
          <table:table-cell office:value-type="float" office:value="17045920" table:style-name="ce42">
            <text:p>17.045.920</text:p>
          </table:table-cell>
          <table:table-cell office:value-type="float" office:value="653000" table:style-name="ce42">
            <text:p>653.0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248453" table:style-name="ce45">
            <text:p>110.248.453</text:p>
          </table:table-cell>
          <table:table-cell office:value-type="float" office:value="102011601" table:style-name="ce45">
            <text:p>102.011.601</text:p>
          </table:table-cell>
          <table:table-cell office:value-type="percentage" office:value="0.92530000000000001" table:style-name="ce46">
            <text:p>92,53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89919" table:style-name="ce51">
            <text:p>7.489.919</text:p>
          </table:table-cell>
          <table:table-cell office:value-type="float" office:value="7354210" table:style-name="ce51">
            <text:p>7.354.210</text:p>
          </table:table-cell>
          <table:table-cell office:value-type="percentage" office:value="1.8100000000000002E-2" table:style-name="ce31">
            <text:p>1,81%</text:p>
          </table:table-cell>
          <table:table-cell office:value-type="float" office:value="4268763" table:style-name="ce51">
            <text:p>4.268.763</text:p>
          </table:table-cell>
          <table:table-cell office:value-type="date" office:date-value="2022-11-13T00:00:00" table:style-name="ce52">
            <text:p>13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637" table:style-name="ce53">
            <text:p>1.152.637</text:p>
          </table:table-cell>
          <table:table-cell office:value-type="float" office:value="1132691" table:style-name="ce53">
            <text:p>1.132.691</text:p>
          </table:table-cell>
          <table:table-cell office:value-type="percentage" office:value="1.7299999999999999E-2" table:style-name="ce34">
            <text:p>1,73%</text:p>
          </table:table-cell>
          <table:table-cell office:value-type="float" office:value="739951" table:style-name="ce53">
            <text:p>739.951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29970" table:style-name="ce53">
            <text:p>929.970</text:p>
          </table:table-cell>
          <table:table-cell office:value-type="float" office:value="920833" table:style-name="ce53">
            <text:p>920.833</text:p>
          </table:table-cell>
          <table:table-cell office:value-type="percentage" office:value="9.7999999999999997E-3" table:style-name="ce34">
            <text:p>0,98%</text:p>
          </table:table-cell>
          <table:table-cell office:value-type="float" office:value="734389" table:style-name="ce53">
            <text:p>734.389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700" table:style-name="ce53">
            <text:p>929.700</text:p>
          </table:table-cell>
          <table:table-cell office:value-type="float" office:value="915050" table:style-name="ce53">
            <text:p>915.050</text:p>
          </table:table-cell>
          <table:table-cell office:value-type="percentage" office:value="1.5800000000000002E-2" table:style-name="ce34">
            <text:p>1,58%</text:p>
          </table:table-cell>
          <table:table-cell office:value-type="float" office:value="504257" table:style-name="ce53">
            <text:p>504.257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5996" table:style-name="ce53">
            <text:p>1.825.996</text:p>
          </table:table-cell>
          <table:table-cell office:value-type="float" office:value="1771537" table:style-name="ce53">
            <text:p>1.771.537</text:p>
          </table:table-cell>
          <table:table-cell office:value-type="percentage" office:value="2.98E-2" table:style-name="ce34">
            <text:p>2,98%</text:p>
          </table:table-cell>
          <table:table-cell office:value-type="float" office:value="1032049" table:style-name="ce53">
            <text:p>1.032.049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00" table:style-name="ce53">
            <text:p>520.400</text:p>
          </table:table-cell>
          <table:table-cell office:value-type="float" office:value="516903" table:style-name="ce53">
            <text:p>516.903</text:p>
          </table:table-cell>
          <table:table-cell office:value-type="percentage" office:value="6.7000000000000002E-3" table:style-name="ce34">
            <text:p>0,67%</text:p>
          </table:table-cell>
          <table:table-cell office:value-type="float" office:value="365996" table:style-name="ce53">
            <text:p>365.996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486" table:style-name="ce53">
            <text:p>2.153.486</text:p>
          </table:table-cell>
          <table:table-cell office:value-type="float" office:value="2128770" table:style-name="ce53">
            <text:p>2.128.770</text:p>
          </table:table-cell>
          <table:table-cell office:value-type="percentage" office:value="1.15E-2" table:style-name="ce34">
            <text:p>1,15%</text:p>
          </table:table-cell>
          <table:table-cell office:value-type="float" office:value="1560845" table:style-name="ce53">
            <text:p>1.560.845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202" table:style-name="ce53">
            <text:p>1.770.202</text:p>
          </table:table-cell>
          <table:table-cell office:value-type="float" office:value="1719946" table:style-name="ce53">
            <text:p>1.719.946</text:p>
          </table:table-cell>
          <table:table-cell office:value-type="percentage" office:value="2.8400000000000002E-2" table:style-name="ce34">
            <text:p>2,84%</text:p>
          </table:table-cell>
          <table:table-cell office:value-type="float" office:value="1121007" table:style-name="ce53">
            <text:p>1.121.007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4425" table:style-name="ce53">
            <text:p>6.504.425</text:p>
          </table:table-cell>
          <table:table-cell office:value-type="float" office:value="6371039" table:style-name="ce53">
            <text:p>6.371.039</text:p>
          </table:table-cell>
          <table:table-cell office:value-type="percentage" office:value="2.0500000000000001E-2" table:style-name="ce34">
            <text:p>2,05%</text:p>
          </table:table-cell>
          <table:table-cell office:value-type="float" office:value="3955408" table:style-name="ce53">
            <text:p>3.955.408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5961" table:style-name="ce53">
            <text:p>4.455.961</text:p>
          </table:table-cell>
          <table:table-cell office:value-type="float" office:value="4396685" table:style-name="ce53">
            <text:p>4.396.685</text:p>
          </table:table-cell>
          <table:table-cell office:value-type="percentage" office:value="1.3299999999999999E-2" table:style-name="ce34">
            <text:p>1,33%</text:p>
          </table:table-cell>
          <table:table-cell office:value-type="float" office:value="3035409" table:style-name="ce53">
            <text:p>3.035.409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121" table:style-name="ce53">
            <text:p>971.121</text:p>
          </table:table-cell>
          <table:table-cell office:value-type="float" office:value="953879" table:style-name="ce53">
            <text:p>953.879</text:p>
          </table:table-cell>
          <table:table-cell office:value-type="percentage" office:value="1.78E-2" table:style-name="ce34">
            <text:p>1,78%</text:p>
          </table:table-cell>
          <table:table-cell office:value-type="float" office:value="662991" table:style-name="ce53">
            <text:p>662.991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4775" table:style-name="ce53">
            <text:p>2.484.775</text:p>
          </table:table-cell>
          <table:table-cell office:value-type="float" office:value="2460204" table:style-name="ce53">
            <text:p>2.460.204</text:p>
          </table:table-cell>
          <table:table-cell office:value-type="percentage" office:value="9.9000000000000008E-3" table:style-name="ce34">
            <text:p>0,99%</text:p>
          </table:table-cell>
          <table:table-cell office:value-type="float" office:value="2010628" table:style-name="ce53">
            <text:p>2.010.628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4895" table:style-name="ce53">
            <text:p>284.895</text:p>
          </table:table-cell>
          <table:table-cell office:value-type="float" office:value="287162" table:style-name="ce53">
            <text:p>287.162</text:p>
          </table:table-cell>
          <table:table-cell office:value-type="percentage" office:value="0" table:style-name="ce34">
            <text:p>0,00%</text:p>
          </table:table-cell>
          <table:table-cell office:value-type="float" office:value="189430" table:style-name="ce53">
            <text:p>189.430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2061" table:style-name="ce53">
            <text:p>5.782.061</text:p>
          </table:table-cell>
          <table:table-cell office:value-type="float" office:value="5742200" table:style-name="ce53">
            <text:p>5.742.200</text:p>
          </table:table-cell>
          <table:table-cell office:value-type="percentage" office:value="6.8999999999999999E-3" table:style-name="ce34">
            <text:p>0,69%</text:p>
          </table:table-cell>
          <table:table-cell office:value-type="float" office:value="3553657" table:style-name="ce53">
            <text:p>3.553.657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152" table:style-name="ce53">
            <text:p>1.302.152</text:p>
          </table:table-cell>
          <table:table-cell office:value-type="float" office:value="1283522" table:style-name="ce53">
            <text:p>1.283.522</text:p>
          </table:table-cell>
          <table:table-cell office:value-type="percentage" office:value="1.43E-2" table:style-name="ce34">
            <text:p>1,43%</text:p>
          </table:table-cell>
          <table:table-cell office:value-type="float" office:value="723115" table:style-name="ce53">
            <text:p>723.115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071" table:style-name="ce53">
            <text:p>569.071</text:p>
          </table:table-cell>
          <table:table-cell office:value-type="float" office:value="564121" table:style-name="ce53">
            <text:p>564.121</text:p>
          </table:table-cell>
          <table:table-cell office:value-type="percentage" office:value="8.6999999999999994E-3" table:style-name="ce34">
            <text:p>0,87%</text:p>
          </table:table-cell>
          <table:table-cell office:value-type="float" office:value="373373" table:style-name="ce53">
            <text:p>373.373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3899" table:style-name="ce53">
            <text:p>1.953.899</text:p>
          </table:table-cell>
          <table:table-cell office:value-type="float" office:value="1918629" table:style-name="ce53">
            <text:p>1.918.629</text:p>
          </table:table-cell>
          <table:table-cell office:value-type="percentage" office:value="1.8100000000000002E-2" table:style-name="ce34">
            <text:p>1,81%</text:p>
          </table:table-cell>
          <table:table-cell office:value-type="float" office:value="1245101" table:style-name="ce53">
            <text:p>1.245.101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681" table:style-name="ce53">
            <text:p>68.681</text:p>
          </table:table-cell>
          <table:table-cell office:value-type="float" office:value="65837" table:style-name="ce53">
            <text:p>65.837</text:p>
          </table:table-cell>
          <table:table-cell office:value-type="percentage" office:value="4.1399999999999999E-2" table:style-name="ce34">
            <text:p>4,14%</text:p>
          </table:table-cell>
          <table:table-cell office:value-type="float" office:value="44087" table:style-name="ce53">
            <text:p>44.087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5" table:style-name="ce53">
            <text:p>66.605</text:p>
          </table:table-cell>
          <table:table-cell office:value-type="float" office:value="63346" table:style-name="ce53">
            <text:p>63.346</text:p>
          </table:table-cell>
          <table:table-cell office:value-type="percentage" office:value="4.8899999999999999E-2" table:style-name="ce34">
            <text:p>4,89%</text:p>
          </table:table-cell>
          <table:table-cell office:value-type="float" office:value="37274" table:style-name="ce53">
            <text:p>37.274</text:p>
          </table:table-cell>
          <table:table-cell office:value-type="date" office:date-value="2022-11-16T00:00:00" table:style-name="ce54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62" table:style-name="ce53">
            <text:p>95.162</text:p>
          </table:table-cell>
          <table:table-cell office:value-type="float" office:value="94827" table:style-name="ce53">
            <text:p>94.827</text:p>
          </table:table-cell>
          <table:table-cell office:value-type="percentage" office:value="3.5000000000000001E-3" table:style-name="ce34">
            <text:p>0,35%</text:p>
          </table:table-cell>
          <table:table-cell office:value-type="float" office:value="51829" table:style-name="ce53">
            <text:p>51.829</text:p>
          </table:table-cell>
          <table:table-cell office:value-type="date" office:date-value="2022-11-14T00:00:00" table:style-name="ce54">
            <text:p>14/11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5" table:style-name="ce55">
            <text:p>8.125</text:p>
          </table:table-cell>
          <table:table-cell office:value-type="float" office:value="8143" table:style-name="ce55">
            <text:p>8.143</text:p>
          </table:table-cell>
          <table:table-cell office:value-type="percentage" office:value="0" table:style-name="ce39">
            <text:p>0,00%</text:p>
          </table:table-cell>
          <table:table-cell office:value-type="float" office:value="4132" table:style-name="ce55">
            <text:p>4.132</text:p>
          </table:table-cell>
          <table:table-cell office:value-type="date" office:date-value="2022-11-16T00:00:00" table:style-name="ce56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19243" table:style-name="ce57">
            <text:p>41.319.243</text:p>
          </table:table-cell>
          <table:table-cell office:value-type="float" office:value="40669534" table:style-name="ce57">
            <text:p>40.669.534</text:p>
          </table:table-cell>
          <table:table-cell office:value-type="percentage" office:value="1.5699999999999999E-2" table:style-name="ce46">
            <text:p>1,57%</text:p>
          </table:table-cell>
          <table:table-cell office:value-type="float" office:value="26213691" table:style-name="ce57">
            <text:p>26.213.691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08005" table:style-name="ce63">
            <text:p>7.508.005</text:p>
          </table:table-cell>
          <table:table-cell office:value-type="float" office:value="7047342" table:style-name="ce63">
            <text:p>7.047.342</text:p>
          </table:table-cell>
          <table:table-cell office:value-type="percentage" office:value="0.93864375423298196" table:style-name="ce64">
            <text:p>93,9%</text:p>
          </table:table-cell>
          <table:table-cell office:value-type="float" office:value="7037995" table:style-name="ce63">
            <text:p>7.037.995</text:p>
          </table:table-cell>
          <table:table-cell office:value-type="percentage" office:value="0.93739881633003708" table:style-name="ce64">
            <text:p>93,7%</text:p>
          </table:table-cell>
          <table:table-cell office:value-type="date" office:date-value="2022-11-13T00:00:00" table:style-name="ce65">
            <text:p>13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89408" table:style-name="ce63">
            <text:p>1.189.408</text:p>
          </table:table-cell>
          <table:table-cell office:value-type="float" office:value="1098671" table:style-name="ce63">
            <text:p>1.098.671</text:p>
          </table:table-cell>
          <table:table-cell office:value-type="percentage" office:value="0.92371246872393664" table:style-name="ce64">
            <text:p>92,4%</text:p>
          </table:table-cell>
          <table:table-cell office:value-type="float" office:value="1092637" table:style-name="ce63">
            <text:p>1.092.637</text:p>
          </table:table-cell>
          <table:table-cell office:value-type="percentage" office:value="0.91863935672199948" table:style-name="ce67">
            <text:p>91,9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30447" table:style-name="ce63">
            <text:p>930.447</text:p>
          </table:table-cell>
          <table:table-cell office:value-type="float" office:value="886199" table:style-name="ce63">
            <text:p>886.199</text:p>
          </table:table-cell>
          <table:table-cell office:value-type="percentage" office:value="0.95244436276327404" table:style-name="ce64">
            <text:p>95,2%</text:p>
          </table:table-cell>
          <table:table-cell office:value-type="float" office:value="886993" table:style-name="ce63">
            <text:p>886.993</text:p>
          </table:table-cell>
          <table:table-cell office:value-type="percentage" office:value="0.95329771604400892" table:style-name="ce67">
            <text:p>95,3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3187" table:style-name="ce63">
            <text:p>1.083.187</text:p>
          </table:table-cell>
          <table:table-cell office:value-type="float" office:value="897971" table:style-name="ce63">
            <text:p>897.971</text:p>
          </table:table-cell>
          <table:table-cell office:value-type="percentage" office:value="0.82900828758099943" table:style-name="ce64">
            <text:p>82,9%</text:p>
          </table:table-cell>
          <table:table-cell office:value-type="float" office:value="892681" table:style-name="ce63">
            <text:p>892.681</text:p>
          </table:table-cell>
          <table:table-cell office:value-type="percentage" office:value="0.82412455097780901" table:style-name="ce67">
            <text:p>82,4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33513" table:style-name="ce63">
            <text:p>2.033.513</text:p>
          </table:table-cell>
          <table:table-cell office:value-type="float" office:value="1749564" table:style-name="ce63">
            <text:p>1.749.564</text:p>
          </table:table-cell>
          <table:table-cell office:value-type="percentage" office:value="0.86036528903429677" table:style-name="ce64">
            <text:p>86,0%</text:p>
          </table:table-cell>
          <table:table-cell office:value-type="float" office:value="1717497" table:style-name="ce63">
            <text:p>1.717.497</text:p>
          </table:table-cell>
          <table:table-cell office:value-type="percentage" office:value="0.84459602667895406" table:style-name="ce67">
            <text:p>84,5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7062" table:style-name="ce63">
            <text:p>527.062</text:p>
          </table:table-cell>
          <table:table-cell office:value-type="float" office:value="495214" table:style-name="ce63">
            <text:p>495.214</text:p>
          </table:table-cell>
          <table:table-cell office:value-type="percentage" office:value="0.93957447131457017" table:style-name="ce64">
            <text:p>94,0%</text:p>
          </table:table-cell>
          <table:table-cell office:value-type="float" office:value="496583" table:style-name="ce63">
            <text:p>496.583</text:p>
          </table:table-cell>
          <table:table-cell office:value-type="percentage" office:value="0.94217188869620649" table:style-name="ce67">
            <text:p>94,2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72149" table:style-name="ce63">
            <text:p>2.172.149</text:p>
          </table:table-cell>
          <table:table-cell office:value-type="float" office:value="2049775" table:style-name="ce63">
            <text:p>2.049.775</text:p>
          </table:table-cell>
          <table:table-cell office:value-type="percentage" office:value="0.94366224416464983" table:style-name="ce64">
            <text:p>94,4%</text:p>
          </table:table-cell>
          <table:table-cell office:value-type="float" office:value="2042238" table:style-name="ce63">
            <text:p>2.042.238</text:p>
          </table:table-cell>
          <table:table-cell office:value-type="percentage" office:value="0.94019240853182728" table:style-name="ce67">
            <text:p>94,0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16082" table:style-name="ce63">
            <text:p>1.816.082</text:p>
          </table:table-cell>
          <table:table-cell office:value-type="float" office:value="1665216" table:style-name="ce63">
            <text:p>1.665.216</text:p>
          </table:table-cell>
          <table:table-cell office:value-type="percentage" office:value="0.91692775986987374" table:style-name="ce64">
            <text:p>91,7%</text:p>
          </table:table-cell>
          <table:table-cell office:value-type="float" office:value="1643227" table:style-name="ce63">
            <text:p>1.643.227</text:p>
          </table:table-cell>
          <table:table-cell office:value-type="percentage" office:value="0.90481982641752956" table:style-name="ce67">
            <text:p>90,5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782414" table:style-name="ce63">
            <text:p>6.782.414</text:p>
          </table:table-cell>
          <table:table-cell office:value-type="float" office:value="6260516" table:style-name="ce63">
            <text:p>6.260.516</text:p>
          </table:table-cell>
          <table:table-cell office:value-type="percentage" office:value="0.923051291177448" table:style-name="ce64">
            <text:p>92,3%</text:p>
          </table:table-cell>
          <table:table-cell office:value-type="float" office:value="6194080" table:style-name="ce63">
            <text:p>6.194.080</text:p>
          </table:table-cell>
          <table:table-cell office:value-type="percentage" office:value="0.91325595871912268" table:style-name="ce67">
            <text:p>91,3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492026" table:style-name="ce63">
            <text:p>4.492.026</text:p>
          </table:table-cell>
          <table:table-cell office:value-type="float" office:value="4198771" table:style-name="ce63">
            <text:p>4.198.771</text:p>
          </table:table-cell>
          <table:table-cell office:value-type="percentage" office:value="0.93471653993097992" table:style-name="ce64">
            <text:p>93,5%</text:p>
          </table:table-cell>
          <table:table-cell office:value-type="float" office:value="4223129" table:style-name="ce63">
            <text:p>4.223.129</text:p>
          </table:table-cell>
          <table:table-cell office:value-type="percentage" office:value="0.94013903748553551" table:style-name="ce67">
            <text:p>94,0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9890" table:style-name="ce63">
            <text:p>949.890</text:p>
          </table:table-cell>
          <table:table-cell office:value-type="float" office:value="910407" table:style-name="ce63">
            <text:p>910.407</text:p>
          </table:table-cell>
          <table:table-cell office:value-type="percentage" office:value="0.95843413447872916" table:style-name="ce64">
            <text:p>95,8%</text:p>
          </table:table-cell>
          <table:table-cell office:value-type="float" office:value="907966" table:style-name="ce63">
            <text:p>907.966</text:p>
          </table:table-cell>
          <table:table-cell office:value-type="percentage" office:value="0.95586436324205959" table:style-name="ce67">
            <text:p>95,6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6127" table:style-name="ce63">
            <text:p>2.456.127</text:p>
          </table:table-cell>
          <table:table-cell office:value-type="float" office:value="2342954" table:style-name="ce63">
            <text:p>2.342.954</text:p>
          </table:table-cell>
          <table:table-cell office:value-type="percentage" office:value="0.95392217096265786" table:style-name="ce64">
            <text:p>95,4%</text:p>
          </table:table-cell>
          <table:table-cell office:value-type="float" office:value="2349353" table:style-name="ce63">
            <text:p>2.349.353</text:p>
          </table:table-cell>
          <table:table-cell office:value-type="percentage" office:value="0.95652749226729727" table:style-name="ce67">
            <text:p>95,7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479" table:style-name="ce63">
            <text:p>281.479</text:p>
          </table:table-cell>
          <table:table-cell office:value-type="float" office:value="269491" table:style-name="ce63">
            <text:p>269.491</text:p>
          </table:table-cell>
          <table:table-cell office:value-type="percentage" office:value="0.95741067717307504" table:style-name="ce64">
            <text:p>95,7%</text:p>
          </table:table-cell>
          <table:table-cell office:value-type="float" office:value="274301" table:style-name="ce63">
            <text:p>274.301</text:p>
          </table:table-cell>
          <table:table-cell office:value-type="percentage" office:value="0.97449898571474247" table:style-name="ce67">
            <text:p>97,4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5970908" table:style-name="ce63">
            <text:p>5.970.908</text:p>
          </table:table-cell>
          <table:table-cell office:value-type="float" office:value="5526079" table:style-name="ce63">
            <text:p>5.526.079</text:p>
          </table:table-cell>
          <table:table-cell office:value-type="percentage" office:value="0.92550061062739541" table:style-name="ce64">
            <text:p>92,6%</text:p>
          </table:table-cell>
          <table:table-cell office:value-type="float" office:value="5538326" table:style-name="ce63">
            <text:p>5.538.326</text:p>
          </table:table-cell>
          <table:table-cell office:value-type="percentage" office:value="0.92755172245159367" table:style-name="ce67">
            <text:p>92,8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17614" table:style-name="ce63">
            <text:p>1.317.614</text:p>
          </table:table-cell>
          <table:table-cell office:value-type="float" office:value="1233125" table:style-name="ce63">
            <text:p>1.233.125</text:p>
          </table:table-cell>
          <table:table-cell office:value-type="percentage" office:value="0.93587727513520647" table:style-name="ce64">
            <text:p>93,6%</text:p>
          </table:table-cell>
          <table:table-cell office:value-type="float" office:value="1238720" table:style-name="ce63">
            <text:p>1.238.720</text:p>
          </table:table-cell>
          <table:table-cell office:value-type="percentage" office:value="0.94012358702928167" table:style-name="ce67">
            <text:p>94,0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0174" table:style-name="ce63">
            <text:p>580.174</text:p>
          </table:table-cell>
          <table:table-cell office:value-type="float" office:value="540361" table:style-name="ce63">
            <text:p>540.361</text:p>
          </table:table-cell>
          <table:table-cell office:value-type="percentage" office:value="0.93137748330673209" table:style-name="ce64">
            <text:p>93,1%</text:p>
          </table:table-cell>
          <table:table-cell office:value-type="float" office:value="541619" table:style-name="ce63">
            <text:p>541.619</text:p>
          </table:table-cell>
          <table:table-cell office:value-type="percentage" office:value="0.93354579832946671" table:style-name="ce67">
            <text:p>93,4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5253" table:style-name="ce63">
            <text:p>1.955.253</text:p>
          </table:table-cell>
          <table:table-cell office:value-type="float" office:value="1869414" table:style-name="ce63">
            <text:p>1.869.414</text:p>
          </table:table-cell>
          <table:table-cell office:value-type="percentage" office:value="0.95609826452126656" table:style-name="ce64">
            <text:p>95,6%</text:p>
          </table:table-cell>
          <table:table-cell office:value-type="float" office:value="1858525" table:style-name="ce63">
            <text:p>1.858.525</text:p>
          </table:table-cell>
          <table:table-cell office:value-type="percentage" office:value="0.95052916425649259" table:style-name="ce67">
            <text:p>95,1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1029" table:style-name="ce63">
            <text:p>71.029</text:p>
          </table:table-cell>
          <table:table-cell office:value-type="float" office:value="65663" table:style-name="ce63">
            <text:p>65.663</text:p>
          </table:table-cell>
          <table:table-cell office:value-type="percentage" office:value="0.92445339227639411" table:style-name="ce64">
            <text:p>92,4%</text:p>
          </table:table-cell>
          <table:table-cell office:value-type="float" office:value="63930" table:style-name="ce63">
            <text:p>63.930</text:p>
          </table:table-cell>
          <table:table-cell office:value-type="percentage" office:value="0.90005490715060044" table:style-name="ce67">
            <text:p>90,0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266" table:style-name="ce63">
            <text:p>68.266</text:p>
          </table:table-cell>
          <table:table-cell office:value-type="float" office:value="63117" table:style-name="ce63">
            <text:p>63.117</text:p>
          </table:table-cell>
          <table:table-cell office:value-type="percentage" office:value="0.92457445873494859" table:style-name="ce64">
            <text:p>92,5%</text:p>
          </table:table-cell>
          <table:table-cell office:value-type="float" office:value="61499" table:style-name="ce63">
            <text:p>61.499</text:p>
          </table:table-cell>
          <table:table-cell office:value-type="percentage" office:value="0.90087305540093165" table:style-name="ce67">
            <text:p>90,1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62" table:style-name="ce63">
            <text:p>95.162</text:p>
          </table:table-cell>
          <table:table-cell office:value-type="string" table:style-name="ce64">
            <text:p>-</text:p>
          </table:table-cell>
          <table:table-cell office:value-type="float" office:value="94827" table:style-name="ce63">
            <text:p>94.827</text:p>
          </table:table-cell>
          <table:table-cell office:value-type="string" table:style-name="ce67">
            <text:p>-</text:p>
          </table:table-cell>
          <table:table-cell office:value-type="date" office:date-value="2022-11-14T00:00:00" table:style-name="ce65">
            <text:p>14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5" table:style-name="ce63">
            <text:p>8.125</text:p>
          </table:table-cell>
          <table:table-cell office:value-type="string" table:style-name="ce64">
            <text:p>-</text:p>
          </table:table-cell>
          <table:table-cell office:value-type="float" office:value="8143" table:style-name="ce63">
            <text:p>8.143</text:p>
          </table:table-cell>
          <table:table-cell office:value-type="string" table:style-name="ce67">
            <text:p>-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185033" table:style-name="ce69">
            <text:p>42.185.033</text:p>
          </table:table-cell>
          <table:table-cell office:value-type="float" office:value="39273137" table:style-name="ce69">
            <text:p>39.273.137</text:p>
          </table:table-cell>
          <table:table-cell office:value-type="percentage" office:value="0.93097324351980482" table:style-name="ce70">
            <text:p>93,1%</text:p>
          </table:table-cell>
          <table:table-cell office:value-type="float" office:value="39164269" table:style-name="ce69">
            <text:p>39.164.269</text:p>
          </table:table-cell>
          <table:table-cell office:value-type="percentage" office:value="0.92839251779179599" table:style-name="ce70">
            <text:p>92,8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7" table:style-name="ce79">
            <text:p>435.667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6" table:style-name="ce79">
            <text:p>656.766</text:p>
          </table:table-cell>
          <table:table-cell office:value-type="percentage" office:value="1" table:style-name="ce80">
            <text:p>100,0%</text:p>
          </table:table-cell>
          <table:table-cell office:value-type="float" office:value="937950" table:style-name="ce79">
            <text:p>937.950</text:p>
          </table:table-cell>
          <table:table-cell office:value-type="percentage" office:value="0.97883700034125454" table:style-name="ce80">
            <text:p>97,9%</text:p>
          </table:table-cell>
          <table:table-cell office:value-type="float" office:value="1230229" table:style-name="ce79">
            <text:p>1.230.229</text:p>
          </table:table-cell>
          <table:table-cell office:value-type="percentage" office:value="0.95545013905813259" table:style-name="ce80">
            <text:p>95,5%</text:p>
          </table:table-cell>
          <table:table-cell office:value-type="float" office:value="1278421" table:style-name="ce79">
            <text:p>1.278.421</text:p>
          </table:table-cell>
          <table:table-cell office:value-type="percentage" office:value="0.9234903953953375" table:style-name="ce80">
            <text:p>92,3%</text:p>
          </table:table-cell>
          <table:table-cell office:value-type="float" office:value="970000" table:style-name="ce79">
            <text:p>970.000</text:p>
          </table:table-cell>
          <table:table-cell office:value-type="percentage" office:value="0.88039913847952345" table:style-name="ce80">
            <text:p>88,0%</text:p>
          </table:table-cell>
          <table:table-cell office:value-type="float" office:value="814224" table:style-name="ce79">
            <text:p>814.224</text:p>
          </table:table-cell>
          <table:table-cell office:value-type="percentage" office:value="0.87918523893438372" table:style-name="ce80">
            <text:p>87,9%</text:p>
          </table:table-cell>
          <table:table-cell office:value-type="float" office:value="724085" table:style-name="ce79">
            <text:p>724.085</text:p>
          </table:table-cell>
          <table:table-cell office:value-type="percentage" office:value="0.93690722343131749" table:style-name="ce80">
            <text:p>93,7%</text:p>
          </table:table-cell>
          <table:table-cell office:value-type="float" office:value="7047342" table:style-name="ce79">
            <text:p>7.047.342</text:p>
          </table:table-cell>
          <table:table-cell office:value-type="float" office:value="7508005" table:style-name="ce79">
            <text:p>7.508.005</text:p>
          </table:table-cell>
          <table:table-cell office:value-type="percentage" office:value="0.93864375423298196" table:style-name="ce80">
            <text:p>93,9%</text:p>
          </table:table-cell>
          <table:table-cell office:value-type="percentage" office:value="0.82888286666877597" table:style-name="ce8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69" table:style-name="ce82">
            <text:p>101.769</text:p>
          </table:table-cell>
          <table:table-cell office:value-type="percentage" office:value="1" table:style-name="ce83">
            <text:p>100,0%</text:p>
          </table:table-cell>
          <table:table-cell office:value-type="float" office:value="119931" table:style-name="ce82">
            <text:p>119.931</text:p>
          </table:table-cell>
          <table:table-cell office:value-type="percentage" office:value="1" table:style-name="ce83">
            <text:p>100,0%</text:p>
          </table:table-cell>
          <table:table-cell office:value-type="float" office:value="156149" table:style-name="ce82">
            <text:p>156.149</text:p>
          </table:table-cell>
          <table:table-cell office:value-type="percentage" office:value="0.96800570330419689" table:style-name="ce83">
            <text:p>96,8%</text:p>
          </table:table-cell>
          <table:table-cell office:value-type="float" office:value="188716" table:style-name="ce82">
            <text:p>188.716</text:p>
          </table:table-cell>
          <table:table-cell office:value-type="percentage" office:value="0.93902572523262173" table:style-name="ce83">
            <text:p>93,9%</text:p>
          </table:table-cell>
          <table:table-cell office:value-type="float" office:value="192643" table:style-name="ce82">
            <text:p>192.643</text:p>
          </table:table-cell>
          <table:table-cell office:value-type="percentage" office:value="0.90173050548360068" table:style-name="ce83">
            <text:p>90,2%</text:p>
          </table:table-cell>
          <table:table-cell office:value-type="float" office:value="132388" table:style-name="ce82">
            <text:p>132.388</text:p>
          </table:table-cell>
          <table:table-cell office:value-type="percentage" office:value="0.8364270460834734" table:style-name="ce83">
            <text:p>83,6%</text:p>
          </table:table-cell>
          <table:table-cell office:value-type="float" office:value="111198" table:style-name="ce82">
            <text:p>111.198</text:p>
          </table:table-cell>
          <table:table-cell office:value-type="percentage" office:value="0.85015061392376035" table:style-name="ce83">
            <text:p>85,0%</text:p>
          </table:table-cell>
          <table:table-cell office:value-type="float" office:value="95877" table:style-name="ce82">
            <text:p>95.877</text:p>
          </table:table-cell>
          <table:table-cell office:value-type="percentage" office:value="0.89573698814428659" table:style-name="ce83">
            <text:p>89,6%</text:p>
          </table:table-cell>
          <table:table-cell office:value-type="float" office:value="1098671" table:style-name="ce82">
            <text:p>1.098.671</text:p>
          </table:table-cell>
          <table:table-cell office:value-type="float" office:value="1189408" table:style-name="ce82">
            <text:p>1.189.408</text:p>
          </table:table-cell>
          <table:table-cell office:value-type="percentage" office:value="0.92371246872393664" table:style-name="ce83">
            <text:p>92,4%</text:p>
          </table:table-cell>
          <table:table-cell office:value-type="percentage" office:value="0.82536530910134454" table:style-name="ce8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20" table:style-name="ce82">
            <text:p>89.32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268" table:style-name="ce82">
            <text:p>149.268</text:p>
          </table:table-cell>
          <table:table-cell office:value-type="percentage" office:value="0.98209092703467338" table:style-name="ce83">
            <text:p>98,2%</text:p>
          </table:table-cell>
          <table:table-cell office:value-type="float" office:value="154551" table:style-name="ce82">
            <text:p>154.551</text:p>
          </table:table-cell>
          <table:table-cell office:value-type="percentage" office:value="0.95352998155266133" table:style-name="ce83">
            <text:p>95,4%</text:p>
          </table:table-cell>
          <table:table-cell office:value-type="float" office:value="152703" table:style-name="ce82">
            <text:p>152.703</text:p>
          </table:table-cell>
          <table:table-cell office:value-type="percentage" office:value="0.92034112825458048" table:style-name="ce83">
            <text:p>92,0%</text:p>
          </table:table-cell>
          <table:table-cell office:value-type="float" office:value="93266" table:style-name="ce82">
            <text:p>93.266</text:p>
          </table:table-cell>
          <table:table-cell office:value-type="percentage" office:value="0.85887412400659358" table:style-name="ce83">
            <text:p>85,9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129300118623965" table:style-name="ce83">
            <text:p>87,1%</text:p>
          </table:table-cell>
          <table:table-cell office:value-type="float" office:value="63184" table:style-name="ce82">
            <text:p>63.184</text:p>
          </table:table-cell>
          <table:table-cell office:value-type="percentage" office:value="0.96824813044011282" table:style-name="ce83">
            <text:p>96,8%</text:p>
          </table:table-cell>
          <table:table-cell office:value-type="float" office:value="886199" table:style-name="ce82">
            <text:p>886.199</text:p>
          </table:table-cell>
          <table:table-cell office:value-type="float" office:value="930447" table:style-name="ce82">
            <text:p>930.447</text:p>
          </table:table-cell>
          <table:table-cell office:value-type="percentage" office:value="0.95244436276327404" table:style-name="ce83">
            <text:p>95,2%</text:p>
          </table:table-cell>
          <table:table-cell office:value-type="percentage" office:value="0.87492212868339969" table:style-name="ce8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2" table:style-name="ce82">
            <text:p>51.882</text:p>
          </table:table-cell>
          <table:table-cell office:value-type="percentage" office:value="0.96735218988309435" table:style-name="ce83">
            <text:p>96,7%</text:p>
          </table:table-cell>
          <table:table-cell office:value-type="float" office:value="79976" table:style-name="ce82">
            <text:p>79.976</text:p>
          </table:table-cell>
          <table:table-cell office:value-type="percentage" office:value="0.91679849599926633" table:style-name="ce83">
            <text:p>91,7%</text:p>
          </table:table-cell>
          <table:table-cell office:value-type="float" office:value="112270" table:style-name="ce82">
            <text:p>112.270</text:p>
          </table:table-cell>
          <table:table-cell office:value-type="percentage" office:value="0.8812886108341903" table:style-name="ce83">
            <text:p>88,1%</text:p>
          </table:table-cell>
          <table:table-cell office:value-type="float" office:value="153830" table:style-name="ce82">
            <text:p>153.830</text:p>
          </table:table-cell>
          <table:table-cell office:value-type="percentage" office:value="0.86660882889785251" table:style-name="ce83">
            <text:p>86,7%</text:p>
          </table:table-cell>
          <table:table-cell office:value-type="float" office:value="174113" table:style-name="ce82">
            <text:p>174.113</text:p>
          </table:table-cell>
          <table:table-cell office:value-type="percentage" office:value="0.80376045018303688" table:style-name="ce83">
            <text:p>80,4%</text:p>
          </table:table-cell>
          <table:table-cell office:value-type="float" office:value="135776" table:style-name="ce82">
            <text:p>135.776</text:p>
          </table:table-cell>
          <table:table-cell office:value-type="percentage" office:value="0.73772460295468001" table:style-name="ce83">
            <text:p>73,8%</text:p>
          </table:table-cell>
          <table:table-cell office:value-type="float" office:value="105182" table:style-name="ce82">
            <text:p>105.182</text:p>
          </table:table-cell>
          <table:table-cell office:value-type="percentage" office:value="0.76656001982319455" table:style-name="ce83">
            <text:p>76,7%</text:p>
          </table:table-cell>
          <table:table-cell office:value-type="float" office:value="84942" table:style-name="ce82">
            <text:p>84.942</text:p>
          </table:table-cell>
          <table:table-cell office:value-type="percentage" office:value="0.85337968172319567" table:style-name="ce83">
            <text:p>85,3%</text:p>
          </table:table-cell>
          <table:table-cell office:value-type="float" office:value="897971" table:style-name="ce82">
            <text:p>897.971</text:p>
          </table:table-cell>
          <table:table-cell office:value-type="float" office:value="1083187" table:style-name="ce82">
            <text:p>1.083.187</text:p>
          </table:table-cell>
          <table:table-cell office:value-type="percentage" office:value="0.82900828758099943" table:style-name="ce83">
            <text:p>82,9%</text:p>
          </table:table-cell>
          <table:table-cell office:value-type="percentage" office:value="0.73617757373286052" table:style-name="ce8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35" table:style-name="ce82">
            <text:p>94.935</text:p>
          </table:table-cell>
          <table:table-cell office:value-type="percentage" office:value="0.9459257487893824" table:style-name="ce83">
            <text:p>94,6%</text:p>
          </table:table-cell>
          <table:table-cell office:value-type="float" office:value="156323" table:style-name="ce82">
            <text:p>156.323</text:p>
          </table:table-cell>
          <table:table-cell office:value-type="percentage" office:value="0.93357261445480932" table:style-name="ce83">
            <text:p>93,4%</text:p>
          </table:table-cell>
          <table:table-cell office:value-type="float" office:value="229678" table:style-name="ce82">
            <text:p>229.678</text:p>
          </table:table-cell>
          <table:table-cell office:value-type="percentage" office:value="0.913032935143408" table:style-name="ce83">
            <text:p>91,3%</text:p>
          </table:table-cell>
          <table:table-cell office:value-type="float" office:value="326330" table:style-name="ce82">
            <text:p>326.330</text:p>
          </table:table-cell>
          <table:table-cell office:value-type="percentage" office:value="0.88617150988331206" table:style-name="ce83">
            <text:p>88,6%</text:p>
          </table:table-cell>
          <table:table-cell office:value-type="float" office:value="325597" table:style-name="ce82">
            <text:p>325.597</text:p>
          </table:table-cell>
          <table:table-cell office:value-type="percentage" office:value="0.82616815315715353" table:style-name="ce83">
            <text:p>82,6%</text:p>
          </table:table-cell>
          <table:table-cell office:value-type="float" office:value="240399" table:style-name="ce82">
            <text:p>240.399</text:p>
          </table:table-cell>
          <table:table-cell office:value-type="percentage" office:value="0.76838670084574034" table:style-name="ce83">
            <text:p>76,8%</text:p>
          </table:table-cell>
          <table:table-cell office:value-type="float" office:value="202754" table:style-name="ce82">
            <text:p>202.754</text:p>
          </table:table-cell>
          <table:table-cell office:value-type="percentage" office:value="0.79614090336159204" table:style-name="ce83">
            <text:p>79,6%</text:p>
          </table:table-cell>
          <table:table-cell office:value-type="float" office:value="173548" table:style-name="ce82">
            <text:p>173.548</text:p>
          </table:table-cell>
          <table:table-cell office:value-type="percentage" office:value="0.94183919897973023" table:style-name="ce83">
            <text:p>94,2%</text:p>
          </table:table-cell>
          <table:table-cell office:value-type="float" office:value="1749564" table:style-name="ce82">
            <text:p>1.749.564</text:p>
          </table:table-cell>
          <table:table-cell office:value-type="float" office:value="2033513" table:style-name="ce82">
            <text:p>2.033.513</text:p>
          </table:table-cell>
          <table:table-cell office:value-type="percentage" office:value="0.86036528903429677" table:style-name="ce83">
            <text:p>86,0%</text:p>
          </table:table-cell>
          <table:table-cell office:value-type="percentage" office:value="0.77953491604990088" table:style-name="ce83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1" table:style-name="ce82">
            <text:p>42.611</text:p>
          </table:table-cell>
          <table:table-cell office:value-type="percentage" office:value="1" table:style-name="ce83">
            <text:p>100,0%</text:p>
          </table:table-cell>
          <table:table-cell office:value-type="float" office:value="56240" table:style-name="ce82">
            <text:p>56.240</text:p>
          </table:table-cell>
          <table:table-cell office:value-type="percentage" office:value="1" table:style-name="ce83">
            <text:p>100,0%</text:p>
          </table:table-cell>
          <table:table-cell office:value-type="float" office:value="77322" table:style-name="ce82">
            <text:p>77.322</text:p>
          </table:table-cell>
          <table:table-cell office:value-type="percentage" office:value="0.97558575267799685" table:style-name="ce83">
            <text:p>97,6%</text:p>
          </table:table-cell>
          <table:table-cell office:value-type="float" office:value="85272" table:style-name="ce82">
            <text:p>85.272</text:p>
          </table:table-cell>
          <table:table-cell office:value-type="percentage" office:value="0.93736396614268436" table:style-name="ce83">
            <text:p>93,7%</text:p>
          </table:table-cell>
          <table:table-cell office:value-type="float" office:value="89613" table:style-name="ce82">
            <text:p>89.613</text:p>
          </table:table-cell>
          <table:table-cell office:value-type="percentage" office:value="0.92018359928531823" table:style-name="ce83">
            <text:p>92,0%</text:p>
          </table:table-cell>
          <table:table-cell office:value-type="float" office:value="57061" table:style-name="ce82">
            <text:p>57.061</text:p>
          </table:table-cell>
          <table:table-cell office:value-type="percentage" office:value="0.84965305697013016" table:style-name="ce83">
            <text:p>85,0%</text:p>
          </table:table-cell>
          <table:table-cell office:value-type="float" office:value="43667" table:style-name="ce82">
            <text:p>43.667</text:p>
          </table:table-cell>
          <table:table-cell office:value-type="percentage" office:value="0.85835315393234135" table:style-name="ce83">
            <text:p>85,8%</text:p>
          </table:table-cell>
          <table:table-cell office:value-type="float" office:value="43428" table:style-name="ce82">
            <text:p>43.428</text:p>
          </table:table-cell>
          <table:table-cell office:value-type="percentage" office:value="0.95903539959808315" table:style-name="ce83">
            <text:p>95,9%</text:p>
          </table:table-cell>
          <table:table-cell office:value-type="float" office:value="495214" table:style-name="ce82">
            <text:p>495.214</text:p>
          </table:table-cell>
          <table:table-cell office:value-type="float" office:value="527062" table:style-name="ce82">
            <text:p>527.062</text:p>
          </table:table-cell>
          <table:table-cell office:value-type="percentage" office:value="0.93957447131457017" table:style-name="ce83">
            <text:p>94,0%</text:p>
          </table:table-cell>
          <table:table-cell office:value-type="percentage" office:value="0.84847041488550601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26" table:style-name="ce82">
            <text:p>230.126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2" table:style-name="ce82">
            <text:p>252.402</text:p>
          </table:table-cell>
          <table:table-cell office:value-type="percentage" office:value="1" table:style-name="ce83">
            <text:p>100,0%</text:p>
          </table:table-cell>
          <table:table-cell office:value-type="float" office:value="324771" table:style-name="ce82">
            <text:p>324.771</text:p>
          </table:table-cell>
          <table:table-cell office:value-type="percentage" office:value="0.9924459805098963" table:style-name="ce83">
            <text:p>99,2%</text:p>
          </table:table-cell>
          <table:table-cell office:value-type="float" office:value="358087" table:style-name="ce82">
            <text:p>358.087</text:p>
          </table:table-cell>
          <table:table-cell office:value-type="percentage" office:value="0.93936039328127008" table:style-name="ce83">
            <text:p>93,9%</text:p>
          </table:table-cell>
          <table:table-cell office:value-type="float" office:value="326541" table:style-name="ce82">
            <text:p>326.541</text:p>
          </table:table-cell>
          <table:table-cell office:value-type="percentage" office:value="0.90654965824731681" table:style-name="ce83">
            <text:p>90,7%</text:p>
          </table:table-cell>
          <table:table-cell office:value-type="float" office:value="219433" table:style-name="ce82">
            <text:p>219.433</text:p>
          </table:table-cell>
          <table:table-cell office:value-type="percentage" office:value="0.84755235571760745" table:style-name="ce83">
            <text:p>84,8%</text:p>
          </table:table-cell>
          <table:table-cell office:value-type="float" office:value="181671" table:style-name="ce82">
            <text:p>181.671</text:p>
          </table:table-cell>
          <table:table-cell office:value-type="percentage" office:value="0.85783292961058466" table:style-name="ce83">
            <text:p>85,8%</text:p>
          </table:table-cell>
          <table:table-cell office:value-type="float" office:value="156744" table:style-name="ce82">
            <text:p>156.744</text:p>
          </table:table-cell>
          <table:table-cell office:value-type="percentage" office:value="0.93190168729711409" table:style-name="ce83">
            <text:p>93,2%</text:p>
          </table:table-cell>
          <table:table-cell office:value-type="float" office:value="2049775" table:style-name="ce82">
            <text:p>2.049.775</text:p>
          </table:table-cell>
          <table:table-cell office:value-type="float" office:value="2172149" table:style-name="ce82">
            <text:p>2.172.149</text:p>
          </table:table-cell>
          <table:table-cell office:value-type="percentage" office:value="0.94366224416464983" table:style-name="ce83">
            <text:p>94,4%</text:p>
          </table:table-cell>
          <table:table-cell office:value-type="percentage" office:value="0.85885063115690663" table:style-name="ce8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286" table:style-name="ce82">
            <text:p>139.286</text:p>
          </table:table-cell>
          <table:table-cell office:value-type="percentage" office:value="1" table:style-name="ce83">
            <text:p>100,0%</text:p>
          </table:table-cell>
          <table:table-cell office:value-type="float" office:value="159851" table:style-name="ce82">
            <text:p>159.851</text:p>
          </table:table-cell>
          <table:table-cell office:value-type="percentage" office:value="1" table:style-name="ce83">
            <text:p>100,0%</text:p>
          </table:table-cell>
          <table:table-cell office:value-type="float" office:value="225977" table:style-name="ce82">
            <text:p>225.977</text:p>
          </table:table-cell>
          <table:table-cell office:value-type="percentage" office:value="0.99100549055379161" table:style-name="ce83">
            <text:p>99,1%</text:p>
          </table:table-cell>
          <table:table-cell office:value-type="float" office:value="290831" table:style-name="ce82">
            <text:p>290.831</text:p>
          </table:table-cell>
          <table:table-cell office:value-type="percentage" office:value="0.93392569852315455" table:style-name="ce83">
            <text:p>93,4%</text:p>
          </table:table-cell>
          <table:table-cell office:value-type="float" office:value="292966" table:style-name="ce82">
            <text:p>292.966</text:p>
          </table:table-cell>
          <table:table-cell office:value-type="percentage" office:value="0.88594748413123225" table:style-name="ce83">
            <text:p>88,6%</text:p>
          </table:table-cell>
          <table:table-cell office:value-type="float" office:value="213333" table:style-name="ce82">
            <text:p>213.333</text:p>
          </table:table-cell>
          <table:table-cell office:value-type="percentage" office:value="0.82767089167452312" table:style-name="ce83">
            <text:p>82,8%</text:p>
          </table:table-cell>
          <table:table-cell office:value-type="float" office:value="181910" table:style-name="ce82">
            <text:p>181.910</text:p>
          </table:table-cell>
          <table:table-cell office:value-type="percentage" office:value="0.83066961350186308" table:style-name="ce83">
            <text:p>83,1%</text:p>
          </table:table-cell>
          <table:table-cell office:value-type="float" office:value="161062" table:style-name="ce82">
            <text:p>161.062</text:p>
          </table:table-cell>
          <table:table-cell office:value-type="percentage" office:value="0.90577900751338458" table:style-name="ce83">
            <text:p>90,6%</text:p>
          </table:table-cell>
          <table:table-cell office:value-type="float" office:value="1665216" table:style-name="ce82">
            <text:p>1.665.216</text:p>
          </table:table-cell>
          <table:table-cell office:value-type="float" office:value="1816082" table:style-name="ce82">
            <text:p>1.816.082</text:p>
          </table:table-cell>
          <table:table-cell office:value-type="percentage" office:value="0.91692775986987374" table:style-name="ce83">
            <text:p>91,7%</text:p>
          </table:table-cell>
          <table:table-cell office:value-type="percentage" office:value="0.81283338930498827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35" table:style-name="ce82">
            <text:p>461.435</text:p>
          </table:table-cell>
          <table:table-cell office:value-type="percentage" office:value="1" table:style-name="ce83">
            <text:p>100,0%</text:p>
          </table:table-cell>
          <table:table-cell office:value-type="float" office:value="622421" table:style-name="ce82">
            <text:p>622.421</text:p>
          </table:table-cell>
          <table:table-cell office:value-type="percentage" office:value="0.97905577157813939" table:style-name="ce83">
            <text:p>97,9%</text:p>
          </table:table-cell>
          <table:table-cell office:value-type="float" office:value="810640" table:style-name="ce82">
            <text:p>810.640</text:p>
          </table:table-cell>
          <table:table-cell office:value-type="percentage" office:value="0.95091520779275618" table:style-name="ce83">
            <text:p>95,1%</text:p>
          </table:table-cell>
          <table:table-cell office:value-type="float" office:value="1045930" table:style-name="ce82">
            <text:p>1.045.930</text:p>
          </table:table-cell>
          <table:table-cell office:value-type="percentage" office:value="0.95309736368018616" table:style-name="ce83">
            <text:p>95,3%</text:p>
          </table:table-cell>
          <table:table-cell office:value-type="float" office:value="1168466" table:style-name="ce82">
            <text:p>1.168.466</text:p>
          </table:table-cell>
          <table:table-cell office:value-type="percentage" office:value="0.91606312670027357" table:style-name="ce83">
            <text:p>91,6%</text:p>
          </table:table-cell>
          <table:table-cell office:value-type="float" office:value="836337" table:style-name="ce82">
            <text:p>836.337</text:p>
          </table:table-cell>
          <table:table-cell office:value-type="percentage" office:value="0.86521081532916488" table:style-name="ce83">
            <text:p>86,5%</text:p>
          </table:table-cell>
          <table:table-cell office:value-type="float" office:value="703417" table:style-name="ce82">
            <text:p>703.417</text:p>
          </table:table-cell>
          <table:table-cell office:value-type="percentage" office:value="0.84846251548460949" table:style-name="ce83">
            <text:p>84,8%</text:p>
          </table:table-cell>
          <table:table-cell office:value-type="float" office:value="611870" table:style-name="ce82">
            <text:p>611.870</text:p>
          </table:table-cell>
          <table:table-cell office:value-type="percentage" office:value="0.91138475012772524" table:style-name="ce83">
            <text:p>91,1%</text:p>
          </table:table-cell>
          <table:table-cell office:value-type="float" office:value="6260516" table:style-name="ce82">
            <text:p>6.260.516</text:p>
          </table:table-cell>
          <table:table-cell office:value-type="float" office:value="6782414" table:style-name="ce82">
            <text:p>6.782.414</text:p>
          </table:table-cell>
          <table:table-cell office:value-type="percentage" office:value="0.923051291177448" table:style-name="ce83">
            <text:p>92,3%</text:p>
          </table:table-cell>
          <table:table-cell office:value-type="percentage" office:value="0.8161008377640524" table:style-name="ce8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44" table:style-name="ce82">
            <text:p>299.244</text:p>
          </table:table-cell>
          <table:table-cell office:value-type="percentage" office:value="1" table:style-name="ce83">
            <text:p>100,0%</text:p>
          </table:table-cell>
          <table:table-cell office:value-type="float" office:value="438017" table:style-name="ce82">
            <text:p>438.017</text:p>
          </table:table-cell>
          <table:table-cell office:value-type="percentage" office:value="0.99600023648402825" table:style-name="ce83">
            <text:p>99,6%</text:p>
          </table:table-cell>
          <table:table-cell office:value-type="float" office:value="577061" table:style-name="ce82">
            <text:p>577.061</text:p>
          </table:table-cell>
          <table:table-cell office:value-type="percentage" office:value="0.96637471949626552" table:style-name="ce83">
            <text:p>96,6%</text:p>
          </table:table-cell>
          <table:table-cell office:value-type="float" office:value="724408" table:style-name="ce82">
            <text:p>724.408</text:p>
          </table:table-cell>
          <table:table-cell office:value-type="percentage" office:value="0.95029752222233888" table:style-name="ce83">
            <text:p>95,0%</text:p>
          </table:table-cell>
          <table:table-cell office:value-type="float" office:value="768769" table:style-name="ce82">
            <text:p>768.769</text:p>
          </table:table-cell>
          <table:table-cell office:value-type="percentage" office:value="0.91441414116183328" table:style-name="ce83">
            <text:p>91,4%</text:p>
          </table:table-cell>
          <table:table-cell office:value-type="float" office:value="532131" table:style-name="ce82">
            <text:p>532.131</text:p>
          </table:table-cell>
          <table:table-cell office:value-type="percentage" office:value="0.8667743895387191" table:style-name="ce83">
            <text:p>86,7%</text:p>
          </table:table-cell>
          <table:table-cell office:value-type="float" office:value="450352" table:style-name="ce82">
            <text:p>450.352</text:p>
          </table:table-cell>
          <table:table-cell office:value-type="percentage" office:value="0.87826777150903035" table:style-name="ce83">
            <text:p>87,8%</text:p>
          </table:table-cell>
          <table:table-cell office:value-type="float" office:value="408789" table:style-name="ce82">
            <text:p>408.789</text:p>
          </table:table-cell>
          <table:table-cell office:value-type="percentage" office:value="0.94458937678068433" table:style-name="ce83">
            <text:p>94,5%</text:p>
          </table:table-cell>
          <table:table-cell office:value-type="float" office:value="4198771" table:style-name="ce82">
            <text:p>4.198.771</text:p>
          </table:table-cell>
          <table:table-cell office:value-type="float" office:value="4492026" table:style-name="ce82">
            <text:p>4.492.026</text:p>
          </table:table-cell>
          <table:table-cell office:value-type="percentage" office:value="0.93471653993097992" table:style-name="ce83">
            <text:p>93,5%</text:p>
          </table:table-cell>
          <table:table-cell office:value-type="percentage" office:value="0.83192660259617257" table:style-name="ce8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3" table:style-name="ce82">
            <text:p>78.463</text:p>
          </table:table-cell>
          <table:table-cell office:value-type="percentage" office:value="1" table:style-name="ce83">
            <text:p>100,0%</text:p>
          </table:table-cell>
          <table:table-cell office:value-type="float" office:value="96188" table:style-name="ce82">
            <text:p>96.188</text:p>
          </table:table-cell>
          <table:table-cell office:value-type="percentage" office:value="1" table:style-name="ce83">
            <text:p>100,0%</text:p>
          </table:table-cell>
          <table:table-cell office:value-type="float" office:value="133518" table:style-name="ce82">
            <text:p>133.518</text:p>
          </table:table-cell>
          <table:table-cell office:value-type="percentage" office:value="1" table:style-name="ce83">
            <text:p>100,0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702648955362513" table:style-name="ce83">
            <text:p>96,7%</text:p>
          </table:table-cell>
          <table:table-cell office:value-type="float" office:value="147468" table:style-name="ce82">
            <text:p>147.468</text:p>
          </table:table-cell>
          <table:table-cell office:value-type="percentage" office:value="0.93609079829372333" table:style-name="ce83">
            <text:p>93,6%</text:p>
          </table:table-cell>
          <table:table-cell office:value-type="float" office:value="115003" table:style-name="ce82">
            <text:p>115.003</text:p>
          </table:table-cell>
          <table:table-cell office:value-type="percentage" office:value="0.88571494585727273" table:style-name="ce83">
            <text:p>88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5185678986009639" table:style-name="ce83">
            <text:p>85,2%</text:p>
          </table:table-cell>
          <table:table-cell office:value-type="float" office:value="81513" table:style-name="ce82">
            <text:p>81.513</text:p>
          </table:table-cell>
          <table:table-cell office:value-type="percentage" office:value="0.95104364769160765" table:style-name="ce83">
            <text:p>95,1%</text:p>
          </table:table-cell>
          <table:table-cell office:value-type="float" office:value="910407" table:style-name="ce82">
            <text:p>910.407</text:p>
          </table:table-cell>
          <table:table-cell office:value-type="float" office:value="949890" table:style-name="ce82">
            <text:p>949.890</text:p>
          </table:table-cell>
          <table:table-cell office:value-type="percentage" office:value="0.95843413447872916" table:style-name="ce83">
            <text:p>95,8%</text:p>
          </table:table-cell>
          <table:table-cell office:value-type="percentage" office:value="0.86049892296684594" table:style-name="ce83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75" table:style-name="ce82">
            <text:p>243.175</text:p>
          </table:table-cell>
          <table:table-cell office:value-type="percentage" office:value="1" table:style-name="ce83">
            <text:p>100,0%</text:p>
          </table:table-cell>
          <table:table-cell office:value-type="float" office:value="292458" table:style-name="ce82">
            <text:p>292.458</text:p>
          </table:table-cell>
          <table:table-cell office:value-type="percentage" office:value="1" table:style-name="ce83">
            <text:p>100,0%</text:p>
          </table:table-cell>
          <table:table-cell office:value-type="float" office:value="348392" table:style-name="ce82">
            <text:p>348.392</text:p>
          </table:table-cell>
          <table:table-cell office:value-type="percentage" office:value="0.98536623996651262" table:style-name="ce83">
            <text:p>98,5%</text:p>
          </table:table-cell>
          <table:table-cell office:value-type="float" office:value="394054" table:style-name="ce82">
            <text:p>394.054</text:p>
          </table:table-cell>
          <table:table-cell office:value-type="percentage" office:value="0.96298631476050833" table:style-name="ce83">
            <text:p>96,3%</text:p>
          </table:table-cell>
          <table:table-cell office:value-type="float" office:value="412871" table:style-name="ce82">
            <text:p>412.871</text:p>
          </table:table-cell>
          <table:table-cell office:value-type="percentage" office:value="0.93233176089622138" table:style-name="ce83">
            <text:p>93,2%</text:p>
          </table:table-cell>
          <table:table-cell office:value-type="float" office:value="269384" table:style-name="ce82">
            <text:p>269.384</text:p>
          </table:table-cell>
          <table:table-cell office:value-type="percentage" office:value="0.87292853485764654" table:style-name="ce83">
            <text:p>87,3%</text:p>
          </table:table-cell>
          <table:table-cell office:value-type="float" office:value="205212" table:style-name="ce82">
            <text:p>205.212</text:p>
          </table:table-cell>
          <table:table-cell office:value-type="percentage" office:value="0.89082400743178125" table:style-name="ce83">
            <text:p>89,1%</text:p>
          </table:table-cell>
          <table:table-cell office:value-type="float" office:value="177408" table:style-name="ce82">
            <text:p>177.408</text:p>
          </table:table-cell>
          <table:table-cell office:value-type="percentage" office:value="0.96762370189370805" table:style-name="ce83">
            <text:p>96,8%</text:p>
          </table:table-cell>
          <table:table-cell office:value-type="float" office:value="2342954" table:style-name="ce82">
            <text:p>2.342.954</text:p>
          </table:table-cell>
          <table:table-cell office:value-type="float" office:value="2456127" table:style-name="ce82">
            <text:p>2.456.127</text:p>
          </table:table-cell>
          <table:table-cell office:value-type="percentage" office:value="0.95392217096265786" table:style-name="ce83">
            <text:p>95,4%</text:p>
          </table:table-cell>
          <table:table-cell office:value-type="percentage" office:value="0.86876593510417244" table:style-name="ce8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494" table:style-name="ce82">
            <text:p>23.494</text:p>
          </table:table-cell>
          <table:table-cell office:value-type="percentage" office:value="1" table:style-name="ce83">
            <text:p>100,0%</text:p>
          </table:table-cell>
          <table:table-cell office:value-type="float" office:value="28792" table:style-name="ce82">
            <text:p>28.792</text:p>
          </table:table-cell>
          <table:table-cell office:value-type="percentage" office:value="1" table:style-name="ce83">
            <text:p>100,0%</text:p>
          </table:table-cell>
          <table:table-cell office:value-type="float" office:value="38550" table:style-name="ce82">
            <text:p>38.550</text:p>
          </table:table-cell>
          <table:table-cell office:value-type="percentage" office:value="0.99834257005231264" table:style-name="ce83">
            <text:p>99,8%</text:p>
          </table:table-cell>
          <table:table-cell office:value-type="float" office:value="45985" table:style-name="ce82">
            <text:p>45.985</text:p>
          </table:table-cell>
          <table:table-cell office:value-type="percentage" office:value="0.96810526315789469" table:style-name="ce83">
            <text:p>96,8%</text:p>
          </table:table-cell>
          <table:table-cell office:value-type="float" office:value="48560" table:style-name="ce82">
            <text:p>48.560</text:p>
          </table:table-cell>
          <table:table-cell office:value-type="percentage" office:value="0.93882917021112056" table:style-name="ce83">
            <text:p>93,9%</text:p>
          </table:table-cell>
          <table:table-cell office:value-type="float" office:value="32632" table:style-name="ce82">
            <text:p>32.632</text:p>
          </table:table-cell>
          <table:table-cell office:value-type="percentage" office:value="0.88108867048277351" table:style-name="ce83">
            <text:p>88,1%</text:p>
          </table:table-cell>
          <table:table-cell office:value-type="float" office:value="25905" table:style-name="ce82">
            <text:p>25.905</text:p>
          </table:table-cell>
          <table:table-cell office:value-type="percentage" office:value="0.85874825963004708" table:style-name="ce83">
            <text:p>85,9%</text:p>
          </table:table-cell>
          <table:table-cell office:value-type="float" office:value="25573" table:style-name="ce82">
            <text:p>25.573</text:p>
          </table:table-cell>
          <table:table-cell office:value-type="percentage" office:value="0.98414469886472966" table:style-name="ce83">
            <text:p>98,4%</text:p>
          </table:table-cell>
          <table:table-cell office:value-type="float" office:value="269491" table:style-name="ce82">
            <text:p>269.491</text:p>
          </table:table-cell>
          <table:table-cell office:value-type="float" office:value="281479" table:style-name="ce82">
            <text:p>281.479</text:p>
          </table:table-cell>
          <table:table-cell office:value-type="percentage" office:value="0.95741067717307504" table:style-name="ce83">
            <text:p>95,7%</text:p>
          </table:table-cell>
          <table:table-cell office:value-type="percentage" office:value="0.85234489651333434" table:style-name="ce83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404" table:style-name="ce82">
            <text:p>375.404</text:p>
          </table:table-cell>
          <table:table-cell office:value-type="percentage" office:value="1" table:style-name="ce83">
            <text:p>100,0%</text:p>
          </table:table-cell>
          <table:table-cell office:value-type="float" office:value="513173" table:style-name="ce82">
            <text:p>513.173</text:p>
          </table:table-cell>
          <table:table-cell office:value-type="percentage" office:value="0.973670429750498" table:style-name="ce83">
            <text:p>97,4%</text:p>
          </table:table-cell>
          <table:table-cell office:value-type="float" office:value="695003" table:style-name="ce82">
            <text:p>695.003</text:p>
          </table:table-cell>
          <table:table-cell office:value-type="percentage" office:value="0.96466830821505212" table:style-name="ce83">
            <text:p>96,5%</text:p>
          </table:table-cell>
          <table:table-cell office:value-type="float" office:value="951760" table:style-name="ce82">
            <text:p>951.760</text:p>
          </table:table-cell>
          <table:table-cell office:value-type="percentage" office:value="0.9616078257434385" table:style-name="ce83">
            <text:p>96,2%</text:p>
          </table:table-cell>
          <table:table-cell office:value-type="float" office:value="1055495" table:style-name="ce82">
            <text:p>1.055.495</text:p>
          </table:table-cell>
          <table:table-cell office:value-type="percentage" office:value="0.91303189441823895" table:style-name="ce83">
            <text:p>91,3%</text:p>
          </table:table-cell>
          <table:table-cell office:value-type="float" office:value="784147" table:style-name="ce82">
            <text:p>784.147</text:p>
          </table:table-cell>
          <table:table-cell office:value-type="percentage" office:value="0.87045814813663636" table:style-name="ce83">
            <text:p>87,0%</text:p>
          </table:table-cell>
          <table:table-cell office:value-type="float" office:value="641668" table:style-name="ce82">
            <text:p>641.668</text:p>
          </table:table-cell>
          <table:table-cell office:value-type="percentage" office:value="0.87235659507013052" table:style-name="ce83">
            <text:p>87,2%</text:p>
          </table:table-cell>
          <table:table-cell office:value-type="float" office:value="509429" table:style-name="ce82">
            <text:p>509.429</text:p>
          </table:table-cell>
          <table:table-cell office:value-type="percentage" office:value="0.89257630444685843" table:style-name="ce83">
            <text:p>89,3%</text:p>
          </table:table-cell>
          <table:table-cell office:value-type="float" office:value="5526079" table:style-name="ce82">
            <text:p>5.526.079</text:p>
          </table:table-cell>
          <table:table-cell office:value-type="float" office:value="5970908" table:style-name="ce82">
            <text:p>5.970.908</text:p>
          </table:table-cell>
          <table:table-cell office:value-type="percentage" office:value="0.92550061062739541" table:style-name="ce83">
            <text:p>92,6%</text:p>
          </table:table-cell>
          <table:table-cell office:value-type="percentage" office:value="0.81797212717671319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5" table:style-name="ce82">
            <text:p>72.915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4" table:style-name="ce82">
            <text:p>103.9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966" table:style-name="ce82">
            <text:p>149.966</text:p>
          </table:table-cell>
          <table:table-cell office:value-type="percentage" office:value="0.97671631681440141" table:style-name="ce83">
            <text:p>97,7%</text:p>
          </table:table-cell>
          <table:table-cell office:value-type="float" office:value="210163" table:style-name="ce82">
            <text:p>210.163</text:p>
          </table:table-cell>
          <table:table-cell office:value-type="percentage" office:value="0.96359518209286443" table:style-name="ce83">
            <text:p>96,4%</text:p>
          </table:table-cell>
          <table:table-cell office:value-type="float" office:value="237210" table:style-name="ce82">
            <text:p>237.210</text:p>
          </table:table-cell>
          <table:table-cell office:value-type="percentage" office:value="0.93956461809021341" table:style-name="ce83">
            <text:p>94,0%</text:p>
          </table:table-cell>
          <table:table-cell office:value-type="float" office:value="175354" table:style-name="ce82">
            <text:p>175.354</text:p>
          </table:table-cell>
          <table:table-cell office:value-type="percentage" office:value="0.88084832775751731" table:style-name="ce83">
            <text:p>88,1%</text:p>
          </table:table-cell>
          <table:table-cell office:value-type="float" office:value="150753" table:style-name="ce82">
            <text:p>150.753</text:p>
          </table:table-cell>
          <table:table-cell office:value-type="percentage" office:value="0.86670039496605134" table:style-name="ce83">
            <text:p>86,7%</text:p>
          </table:table-cell>
          <table:table-cell office:value-type="float" office:value="132800" table:style-name="ce82">
            <text:p>132.800</text:p>
          </table:table-cell>
          <table:table-cell office:value-type="percentage" office:value="0.91829396470653313" table:style-name="ce83">
            <text:p>91,8%</text:p>
          </table:table-cell>
          <table:table-cell office:value-type="float" office:value="1233125" table:style-name="ce82">
            <text:p>1.233.125</text:p>
          </table:table-cell>
          <table:table-cell office:value-type="float" office:value="1317614" table:style-name="ce82">
            <text:p>1.317.614</text:p>
          </table:table-cell>
          <table:table-cell office:value-type="percentage" office:value="0.93587727513520647" table:style-name="ce83">
            <text:p>93,6%</text:p>
          </table:table-cell>
          <table:table-cell office:value-type="percentage" office:value="0.81497889068361407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6" table:style-name="ce82">
            <text:p>42.596</text:p>
          </table:table-cell>
          <table:table-cell office:value-type="percentage" office:value="1" table:style-name="ce83">
            <text:p>100,0%</text:p>
          </table:table-cell>
          <table:table-cell office:value-type="float" office:value="56019" table:style-name="ce82">
            <text:p>56.019</text:p>
          </table:table-cell>
          <table:table-cell office:value-type="percentage" office:value="0.98903601694915255" table:style-name="ce83">
            <text:p>98,9%</text:p>
          </table:table-cell>
          <table:table-cell office:value-type="float" office:value="72668" table:style-name="ce82">
            <text:p>72.668</text:p>
          </table:table-cell>
          <table:table-cell office:value-type="percentage" office:value="0.96032773886612921" table:style-name="ce83">
            <text:p>96,0%</text:p>
          </table:table-cell>
          <table:table-cell office:value-type="float" office:value="92599" table:style-name="ce82">
            <text:p>92.599</text:p>
          </table:table-cell>
          <table:table-cell office:value-type="percentage" office:value="0.94780855288746957" table:style-name="ce83">
            <text:p>94,8%</text:p>
          </table:table-cell>
          <table:table-cell office:value-type="float" office:value="96706" table:style-name="ce82">
            <text:p>96.706</text:p>
          </table:table-cell>
          <table:table-cell office:value-type="percentage" office:value="0.91471108462680784" table:style-name="ce83">
            <text:p>91,5%</text:p>
          </table:table-cell>
          <table:table-cell office:value-type="float" office:value="66180" table:style-name="ce82">
            <text:p>66.180</text:p>
          </table:table-cell>
          <table:table-cell office:value-type="percentage" office:value="0.86251612819142698" table:style-name="ce83">
            <text:p>86,3%</text:p>
          </table:table-cell>
          <table:table-cell office:value-type="float" office:value="60179" table:style-name="ce82">
            <text:p>60.179</text:p>
          </table:table-cell>
          <table:table-cell office:value-type="percentage" office:value="0.8746693410075288" table:style-name="ce83">
            <text:p>87,5%</text:p>
          </table:table-cell>
          <table:table-cell office:value-type="float" office:value="53414" table:style-name="ce82">
            <text:p>53.414</text:p>
          </table:table-cell>
          <table:table-cell office:value-type="percentage" office:value="0.92859998956902701" table:style-name="ce83">
            <text:p>92,9%</text:p>
          </table:table-cell>
          <table:table-cell office:value-type="float" office:value="540361" table:style-name="ce82">
            <text:p>540.361</text:p>
          </table:table-cell>
          <table:table-cell office:value-type="float" office:value="580174" table:style-name="ce82">
            <text:p>580.174</text:p>
          </table:table-cell>
          <table:table-cell office:value-type="percentage" office:value="0.93137748330673209" table:style-name="ce83">
            <text:p>93,1%</text:p>
          </table:table-cell>
          <table:table-cell office:value-type="percentage" office:value="0.82164937794037596" table:style-name="ce83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360" table:style-name="ce82">
            <text:p>165.360</text:p>
          </table:table-cell>
          <table:table-cell office:value-type="percentage" office:value="1" table:style-name="ce83">
            <text:p>100,0%</text:p>
          </table:table-cell>
          <table:table-cell office:value-type="float" office:value="215125" table:style-name="ce82">
            <text:p>215.125</text:p>
          </table:table-cell>
          <table:table-cell office:value-type="percentage" office:value="0.99426434837266486" table:style-name="ce83">
            <text:p>99,4%</text:p>
          </table:table-cell>
          <table:table-cell office:value-type="float" office:value="281583" table:style-name="ce82">
            <text:p>281.583</text:p>
          </table:table-cell>
          <table:table-cell office:value-type="percentage" office:value="0.99092070396216259" table:style-name="ce83">
            <text:p>99,1%</text:p>
          </table:table-cell>
          <table:table-cell office:value-type="float" office:value="328367" table:style-name="ce82">
            <text:p>328.367</text:p>
          </table:table-cell>
          <table:table-cell office:value-type="percentage" office:value="0.97303440040063172" table:style-name="ce83">
            <text:p>97,3%</text:p>
          </table:table-cell>
          <table:table-cell office:value-type="float" office:value="327612" table:style-name="ce82">
            <text:p>327.612</text:p>
          </table:table-cell>
          <table:table-cell office:value-type="percentage" office:value="0.94124069136710486" table:style-name="ce83">
            <text:p>94,1%</text:p>
          </table:table-cell>
          <table:table-cell office:value-type="float" office:value="213261" table:style-name="ce82">
            <text:p>213.261</text:p>
          </table:table-cell>
          <table:table-cell office:value-type="percentage" office:value="0.89743093399541318" table:style-name="ce83">
            <text:p>89,7%</text:p>
          </table:table-cell>
          <table:table-cell office:value-type="float" office:value="176850" table:style-name="ce82">
            <text:p>176.850</text:p>
          </table:table-cell>
          <table:table-cell office:value-type="percentage" office:value="0.88773435735260897" table:style-name="ce83">
            <text:p>88,8%</text:p>
          </table:table-cell>
          <table:table-cell office:value-type="float" office:value="161256" table:style-name="ce82">
            <text:p>161.256</text:p>
          </table:table-cell>
          <table:table-cell office:value-type="percentage" office:value="0.93310264615170957" table:style-name="ce83">
            <text:p>93,3%</text:p>
          </table:table-cell>
          <table:table-cell office:value-type="float" office:value="1869414" table:style-name="ce82">
            <text:p>1.869.414</text:p>
          </table:table-cell>
          <table:table-cell office:value-type="float" office:value="1955253" table:style-name="ce82">
            <text:p>1.955.253</text:p>
          </table:table-cell>
          <table:table-cell office:value-type="percentage" office:value="0.95609826452126656" table:style-name="ce83">
            <text:p>95,6%</text:p>
          </table:table-cell>
          <table:table-cell office:value-type="percentage" office:value="0.85521165575129421" table:style-name="ce83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2" table:style-name="ce82">
            <text:p>2.412</text:p>
          </table:table-cell>
          <table:table-cell office:value-type="percentage" office:value="0.85019386676066266" table:style-name="ce83">
            <text:p>85,0%</text:p>
          </table:table-cell>
          <table:table-cell office:value-type="float" office:value="3938" table:style-name="ce82">
            <text:p>3.938</text:p>
          </table:table-cell>
          <table:table-cell office:value-type="percentage" office:value="0.89418710263396917" table:style-name="ce83">
            <text:p>89,4%</text:p>
          </table:table-cell>
          <table:table-cell office:value-type="float" office:value="7730" table:style-name="ce82">
            <text:p>7.730</text:p>
          </table:table-cell>
          <table:table-cell office:value-type="percentage" office:value="0.92808260295353584" table:style-name="ce83">
            <text:p>92,8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2671108419139914" table:style-name="ce83">
            <text:p>92,7%</text:p>
          </table:table-cell>
          <table:table-cell office:value-type="float" office:value="11356" table:style-name="ce82">
            <text:p>11.356</text:p>
          </table:table-cell>
          <table:table-cell office:value-type="percentage" office:value="0.91899328315934292" table:style-name="ce83">
            <text:p>91,9%</text:p>
          </table:table-cell>
          <table:table-cell office:value-type="float" office:value="9673" table:style-name="ce82">
            <text:p>9.673</text:p>
          </table:table-cell>
          <table:table-cell office:value-type="percentage" office:value="0.84858320905342577" table:style-name="ce83">
            <text:p>84,9%</text:p>
          </table:table-cell>
          <table:table-cell office:value-type="float" office:value="9941" table:style-name="ce82">
            <text:p>9.941</text:p>
          </table:table-cell>
          <table:table-cell office:value-type="percentage" office:value="0.91495628163828813" table:style-name="ce83">
            <text:p>91,5%</text:p>
          </table:table-cell>
          <table:table-cell office:value-type="float" office:value="9903" table:style-name="ce82">
            <text:p>9.903</text:p>
          </table:table-cell>
          <table:table-cell office:value-type="percentage" office:value="1.0670186402327335" table:style-name="ce83">
            <text:p>106,7%</text:p>
          </table:table-cell>
          <table:table-cell office:value-type="float" office:value="65663" table:style-name="ce82">
            <text:p>65.663</text:p>
          </table:table-cell>
          <table:table-cell office:value-type="float" office:value="71029" table:style-name="ce82">
            <text:p>71.029</text:p>
          </table:table-cell>
          <table:table-cell office:value-type="percentage" office:value="0.92445339227639411" table:style-name="ce83">
            <text:p>92,4%</text:p>
          </table:table-cell>
          <table:table-cell office:value-type="percentage" office:value="0.78622316414622173" table:style-name="ce83">
            <text:p>78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2" table:style-name="ce82">
            <text:p>2.102</text:p>
          </table:table-cell>
          <table:table-cell office:value-type="percentage" office:value="0.83711668657905214" table:style-name="ce83">
            <text:p>83,7%</text:p>
          </table:table-cell>
          <table:table-cell office:value-type="float" office:value="3432" table:style-name="ce82">
            <text:p>3.432</text:p>
          </table:table-cell>
          <table:table-cell office:value-type="percentage" office:value="0.9024454378122535" table:style-name="ce83">
            <text:p>90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3941286695815118" table:style-name="ce83">
            <text:p>93,9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4241273956115179" table:style-name="ce83">
            <text:p>94,2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816900119014923" table:style-name="ce83">
            <text:p>98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6121256391526657" table:style-name="ce83">
            <text:p>86,1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9427764947395427" table:style-name="ce83">
            <text:p>89,4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6805845511482258" table:style-name="ce83">
            <text:p>96,8%</text:p>
          </table:table-cell>
          <table:table-cell office:value-type="float" office:value="63117" table:style-name="ce82">
            <text:p>63.117</text:p>
          </table:table-cell>
          <table:table-cell office:value-type="float" office:value="68266" table:style-name="ce82">
            <text:p>68.266</text:p>
          </table:table-cell>
          <table:table-cell office:value-type="percentage" office:value="0.92457445873494859" table:style-name="ce83">
            <text:p>92,5%</text:p>
          </table:table-cell>
          <table:table-cell office:value-type="percentage" office:value="0.7511961153031349" table:style-name="ce83">
            <text:p>75,1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5" table:style-name="ce82">
            <text:p>9.665</text:p>
          </table:table-cell>
          <table:table-cell office:value-type="string" table:style-name="ce83">
            <text:p>-</text:p>
          </table:table-cell>
          <table:table-cell office:value-type="float" office:value="22697" table:style-name="ce82">
            <text:p>22.697</text:p>
          </table:table-cell>
          <table:table-cell office:value-type="string" table:style-name="ce83">
            <text:p>-</text:p>
          </table:table-cell>
          <table:table-cell office:value-type="float" office:value="32683" table:style-name="ce82">
            <text:p>32.683</text:p>
          </table:table-cell>
          <table:table-cell office:value-type="string" table:style-name="ce83">
            <text:p>-</text:p>
          </table:table-cell>
          <table:table-cell office:value-type="float" office:value="25134" table:style-name="ce82">
            <text:p>25.134</text:p>
          </table:table-cell>
          <table:table-cell office:value-type="string" table:style-name="ce83">
            <text:p>-</text:p>
          </table:table-cell>
          <table:table-cell office:value-type="float" office:value="1236" table:style-name="ce82">
            <text:p>1.236</text:p>
          </table:table-cell>
          <table:table-cell office:value-type="string" table:style-name="ce83">
            <text:p>-</text:p>
          </table:table-cell>
          <table:table-cell office:value-type="float" office:value="95162" table:style-name="ce82">
            <text:p>95.162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29" table:style-name="ce85">
            <text:p>2.429</text:p>
          </table:table-cell>
          <table:table-cell office:value-type="string" table:style-name="ce86">
            <text:p>-</text:p>
          </table:table-cell>
          <table:table-cell office:value-type="float" office:value="2128" table:style-name="ce85">
            <text:p>2.128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5" table:style-name="ce85">
            <text:p>8.125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259" table:style-name="ce89">
            <text:p>2.952.259</text:p>
          </table:table-cell>
          <table:table-cell office:value-type="percentage" office:value="1" table:style-name="ce90">
            <text:p>100,0%</text:p>
          </table:table-cell>
          <table:table-cell office:value-type="float" office:value="3969952" table:style-name="ce89">
            <text:p>3.969.952</text:p>
          </table:table-cell>
          <table:table-cell office:value-type="percentage" office:value="0.99327541908848238" table:style-name="ce90">
            <text:p>99,3%</text:p>
          </table:table-cell>
          <table:table-cell office:value-type="float" office:value="5340032" table:style-name="ce89">
            <text:p>5.340.032</text:p>
          </table:table-cell>
          <table:table-cell office:value-type="percentage" office:value="0.96956457007150043" table:style-name="ce90">
            <text:p>97,0%</text:p>
          </table:table-cell>
          <table:table-cell office:value-type="float" office:value="6775005" table:style-name="ce89">
            <text:p>6.775.005</text:p>
          </table:table-cell>
          <table:table-cell office:value-type="percentage" office:value="0.95024919653158602" table:style-name="ce90">
            <text:p>95,0%</text:p>
          </table:table-cell>
          <table:table-cell office:value-type="float" office:value="7142499" table:style-name="ce89">
            <text:p>7.142.499</text:p>
          </table:table-cell>
          <table:table-cell office:value-type="percentage" office:value="0.91373601603109611" table:style-name="ce90">
            <text:p>91,4%</text:p>
          </table:table-cell>
          <table:table-cell office:value-type="float" office:value="5140302" table:style-name="ce89">
            <text:p>5.140.302</text:p>
          </table:table-cell>
          <table:table-cell office:value-type="percentage" office:value="0.86507652279864422" table:style-name="ce90">
            <text:p>86,5%</text:p>
          </table:table-cell>
          <table:table-cell office:value-type="float" office:value="4267482" table:style-name="ce89">
            <text:p>4.267.482</text:p>
          </table:table-cell>
          <table:table-cell office:value-type="percentage" office:value="0.8665633081231896" table:style-name="ce90">
            <text:p>86,7%</text:p>
          </table:table-cell>
          <table:table-cell office:value-type="float" office:value="3685606" table:style-name="ce89">
            <text:p>3.685.606</text:p>
          </table:table-cell>
          <table:table-cell office:value-type="percentage" office:value="0.92511073147786049" table:style-name="ce90">
            <text:p>92,5%</text:p>
          </table:table-cell>
          <table:table-cell office:value-type="float" office:value="39273137" table:style-name="ce89">
            <text:p>39.273.137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3097324351980482" table:style-name="ce90">
            <text:p>93,1%</text:p>
          </table:table-cell>
          <table:table-cell office:value-type="percentage" office:value="0.82856997102684071" table:style-name="ce90">
            <text:p>82,9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08" table:style-name="ce92">
            <text:p>430.908</text:p>
          </table:table-cell>
          <table:table-cell office:value-type="percentage" office:value="1" table:style-name="ce93">
            <text:p>100,0%</text:p>
          </table:table-cell>
          <table:table-cell office:value-type="float" office:value="653182" table:style-name="ce92">
            <text:p>653.182</text:p>
          </table:table-cell>
          <table:table-cell office:value-type="percentage" office:value="0.99825621291013766" table:style-name="ce93">
            <text:p>99,8%</text:p>
          </table:table-cell>
          <table:table-cell office:value-type="float" office:value="935026" table:style-name="ce92">
            <text:p>935.026</text:p>
          </table:table-cell>
          <table:table-cell office:value-type="percentage" office:value="0.97578553769506038" table:style-name="ce93">
            <text:p>97,6%</text:p>
          </table:table-cell>
          <table:table-cell office:value-type="float" office:value="1225552" table:style-name="ce92">
            <text:p>1.225.552</text:p>
          </table:table-cell>
          <table:table-cell office:value-type="percentage" office:value="0.95181777443303039" table:style-name="ce93">
            <text:p>95,2%</text:p>
          </table:table-cell>
          <table:table-cell office:value-type="float" office:value="1272993" table:style-name="ce92">
            <text:p>1.272.993</text:p>
          </table:table-cell>
          <table:table-cell office:value-type="percentage" office:value="0.91956938199974569" table:style-name="ce93">
            <text:p>92,0%</text:p>
          </table:table-cell>
          <table:table-cell office:value-type="float" office:value="957932" table:style-name="ce92">
            <text:p>957.932</text:p>
          </table:table-cell>
          <table:table-cell office:value-type="percentage" office:value="0.86944588404326484" table:style-name="ce93">
            <text:p>86,9%</text:p>
          </table:table-cell>
          <table:table-cell office:value-type="float" office:value="799494" table:style-name="ce92">
            <text:p>799.494</text:p>
          </table:table-cell>
          <table:table-cell office:value-type="percentage" office:value="0.86328003524411734" table:style-name="ce93">
            <text:p>86,3%</text:p>
          </table:table-cell>
          <table:table-cell office:value-type="float" office:value="762908" table:style-name="ce92">
            <text:p>762.908</text:p>
          </table:table-cell>
          <table:table-cell office:value-type="percentage" office:value="0.98714103456574787" table:style-name="ce93">
            <text:p>98,7%</text:p>
          </table:table-cell>
          <table:table-cell office:value-type="float" office:value="7037995" table:style-name="ce92">
            <text:p>7.037.995</text:p>
          </table:table-cell>
          <table:table-cell office:value-type="float" office:value="7508005" table:style-name="ce92">
            <text:p>7.508.005</text:p>
          </table:table-cell>
          <table:table-cell office:value-type="percentage" office:value="0.93739881633003708" table:style-name="ce93">
            <text:p>93,7%</text:p>
          </table:table-cell>
          <table:table-cell office:value-type="percentage" office:value="0.82778350634899112" table:style-name="ce9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4" table:style-name="ce94">
            <text:p>100.544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9715778474399164" table:style-name="ce95">
            <text:p>99,7%</text:p>
          </table:table-cell>
          <table:table-cell office:value-type="float" office:value="155586" table:style-name="ce94">
            <text:p>155.586</text:p>
          </table:table-cell>
          <table:table-cell office:value-type="percentage" office:value="0.96451552910544913" table:style-name="ce95">
            <text:p>96,5%</text:p>
          </table:table-cell>
          <table:table-cell office:value-type="float" office:value="188549" table:style-name="ce94">
            <text:p>188.549</text:p>
          </table:table-cell>
          <table:table-cell office:value-type="percentage" office:value="0.93819475543613473" table:style-name="ce95">
            <text:p>93,8%</text:p>
          </table:table-cell>
          <table:table-cell office:value-type="float" office:value="191298" table:style-name="ce94">
            <text:p>191.298</text:p>
          </table:table-cell>
          <table:table-cell office:value-type="percentage" office:value="0.89543477955597583" table:style-name="ce95">
            <text:p>89,5%</text:p>
          </table:table-cell>
          <table:table-cell office:value-type="float" office:value="130300" table:style-name="ce94">
            <text:p>130.300</text:p>
          </table:table-cell>
          <table:table-cell office:value-type="percentage" office:value="0.82323506741303276" table:style-name="ce95">
            <text:p>82,3%</text:p>
          </table:table-cell>
          <table:table-cell office:value-type="float" office:value="108676" table:style-name="ce94">
            <text:p>108.676</text:p>
          </table:table-cell>
          <table:table-cell office:value-type="percentage" office:value="0.83086897353170541" table:style-name="ce95">
            <text:p>83,1%</text:p>
          </table:table-cell>
          <table:table-cell office:value-type="float" office:value="98399" table:style-name="ce94">
            <text:p>98.399</text:p>
          </table:table-cell>
          <table:table-cell office:value-type="percentage" office:value="0.91929893401347196" table:style-name="ce95">
            <text:p>91,9%</text:p>
          </table:table-cell>
          <table:table-cell office:value-type="float" office:value="1092637" table:style-name="ce94">
            <text:p>1.092.637</text:p>
          </table:table-cell>
          <table:table-cell office:value-type="float" office:value="1189408" table:style-name="ce94">
            <text:p>1.189.408</text:p>
          </table:table-cell>
          <table:table-cell office:value-type="percentage" office:value="0.91863935672199948" table:style-name="ce95">
            <text:p>91,9%</text:p>
          </table:table-cell>
          <table:table-cell office:value-type="percentage" office:value="0.82083232855018995" table:style-name="ce9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38" table:style-name="ce94">
            <text:p>88.638</text:p>
          </table:table-cell>
          <table:table-cell office:value-type="percentage" office:value="1" table:style-name="ce95">
            <text:p>100,0%</text:p>
          </table:table-cell>
          <table:table-cell office:value-type="float" office:value="114700" table:style-name="ce94">
            <text:p>114.700</text:p>
          </table:table-cell>
          <table:table-cell office:value-type="percentage" office:value="1" table:style-name="ce95">
            <text:p>100,0%</text:p>
          </table:table-cell>
          <table:table-cell office:value-type="float" office:value="149556" table:style-name="ce94">
            <text:p>149.556</text:p>
          </table:table-cell>
          <table:table-cell office:value-type="percentage" office:value="0.98398578853871965" table:style-name="ce95">
            <text:p>98,4%</text:p>
          </table:table-cell>
          <table:table-cell office:value-type="float" office:value="155009" table:style-name="ce94">
            <text:p>155.009</text:p>
          </table:table-cell>
          <table:table-cell office:value-type="percentage" office:value="0.95635569430476974" table:style-name="ce95">
            <text:p>95,6%</text:p>
          </table:table-cell>
          <table:table-cell office:value-type="float" office:value="152419" table:style-name="ce94">
            <text:p>152.419</text:p>
          </table:table-cell>
          <table:table-cell office:value-type="percentage" office:value="0.91862945998071355" table:style-name="ce95">
            <text:p>91,9%</text:p>
          </table:table-cell>
          <table:table-cell office:value-type="float" office:value="91974" table:style-name="ce94">
            <text:p>91.974</text:p>
          </table:table-cell>
          <table:table-cell office:value-type="percentage" office:value="0.84697626875155396" table:style-name="ce95">
            <text:p>84,7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156861260442696" table:style-name="ce95">
            <text:p>85,2%</text:p>
          </table:table-cell>
          <table:table-cell office:value-type="float" office:value="67217" table:style-name="ce94">
            <text:p>67.217</text:p>
          </table:table-cell>
          <table:table-cell office:value-type="percentage" office:value="1.0300508765477503" table:style-name="ce95">
            <text:p>103,0%</text:p>
          </table:table-cell>
          <table:table-cell office:value-type="float" office:value="886993" table:style-name="ce94">
            <text:p>886.993</text:p>
          </table:table-cell>
          <table:table-cell office:value-type="float" office:value="930447" table:style-name="ce94">
            <text:p>930.447</text:p>
          </table:table-cell>
          <table:table-cell office:value-type="percentage" office:value="0.95329771604400892" table:style-name="ce95">
            <text:p>95,3%</text:p>
          </table:table-cell>
          <table:table-cell office:value-type="percentage" office:value="0.87570602504321793" table:style-name="ce9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0" table:style-name="ce94">
            <text:p>51.450</text:p>
          </table:table-cell>
          <table:table-cell office:value-type="percentage" office:value="0.9592974474670446" table:style-name="ce95">
            <text:p>95,9%</text:p>
          </table:table-cell>
          <table:table-cell office:value-type="float" office:value="79890" table:style-name="ce94">
            <text:p>79.890</text:p>
          </table:table-cell>
          <table:table-cell office:value-type="percentage" office:value="0.91581264185982525" table:style-name="ce95">
            <text:p>91,6%</text:p>
          </table:table-cell>
          <table:table-cell office:value-type="float" office:value="112218" table:style-name="ce94">
            <text:p>112.218</text:p>
          </table:table-cell>
          <table:table-cell office:value-type="percentage" office:value="0.88088042514109877" table:style-name="ce95">
            <text:p>88,1%</text:p>
          </table:table-cell>
          <table:table-cell office:value-type="float" office:value="153222" table:style-name="ce94">
            <text:p>153.222</text:p>
          </table:table-cell>
          <table:table-cell office:value-type="percentage" office:value="0.86318363116028574" table:style-name="ce95">
            <text:p>86,3%</text:p>
          </table:table-cell>
          <table:table-cell office:value-type="float" office:value="173015" table:style-name="ce94">
            <text:p>173.015</text:p>
          </table:table-cell>
          <table:table-cell office:value-type="percentage" office:value="0.79869173633455359" table:style-name="ce95">
            <text:p>79,9%</text:p>
          </table:table-cell>
          <table:table-cell office:value-type="float" office:value="133785" table:style-name="ce94">
            <text:p>133.785</text:p>
          </table:table-cell>
          <table:table-cell office:value-type="percentage" office:value="0.72690671404586871" table:style-name="ce95">
            <text:p>72,7%</text:p>
          </table:table-cell>
          <table:table-cell office:value-type="float" office:value="103093" table:style-name="ce94">
            <text:p>103.093</text:p>
          </table:table-cell>
          <table:table-cell office:value-type="percentage" office:value="0.75133551485646399" table:style-name="ce95">
            <text:p>75,1%</text:p>
          </table:table-cell>
          <table:table-cell office:value-type="float" office:value="86008" table:style-name="ce94">
            <text:p>86.008</text:p>
          </table:table-cell>
          <table:table-cell office:value-type="percentage" office:value="0.86408937469860148" table:style-name="ce95">
            <text:p>86,4%</text:p>
          </table:table-cell>
          <table:table-cell office:value-type="float" office:value="892681" table:style-name="ce94">
            <text:p>892.681</text:p>
          </table:table-cell>
          <table:table-cell office:value-type="float" office:value="1083187" table:style-name="ce94">
            <text:p>1.083.187</text:p>
          </table:table-cell>
          <table:table-cell office:value-type="percentage" office:value="0.82412455097780901" table:style-name="ce95">
            <text:p>82,4%</text:p>
          </table:table-cell>
          <table:table-cell office:value-type="percentage" office:value="0.73184070832735548" table:style-name="ce9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171" table:style-name="ce94">
            <text:p>93.171</text:p>
          </table:table-cell>
          <table:table-cell office:value-type="percentage" office:value="0.92834937526155314" table:style-name="ce95">
            <text:p>92,8%</text:p>
          </table:table-cell>
          <table:table-cell office:value-type="float" office:value="152499" table:style-name="ce94">
            <text:p>152.499</text:p>
          </table:table-cell>
          <table:table-cell office:value-type="percentage" office:value="0.91073540126369101" table:style-name="ce95">
            <text:p>91,1%</text:p>
          </table:table-cell>
          <table:table-cell office:value-type="float" office:value="226076" table:style-name="ce94">
            <text:p>226.076</text:p>
          </table:table-cell>
          <table:table-cell office:value-type="percentage" office:value="0.89871399892667603" table:style-name="ce95">
            <text:p>89,9%</text:p>
          </table:table-cell>
          <table:table-cell office:value-type="float" office:value="325038" table:style-name="ce94">
            <text:p>325.038</text:p>
          </table:table-cell>
          <table:table-cell office:value-type="percentage" office:value="0.88266299521788361" table:style-name="ce95">
            <text:p>88,3%</text:p>
          </table:table-cell>
          <table:table-cell office:value-type="float" office:value="322751" table:style-name="ce94">
            <text:p>322.751</text:p>
          </table:table-cell>
          <table:table-cell office:value-type="percentage" office:value="0.81894672739498353" table:style-name="ce95">
            <text:p>81,9%</text:p>
          </table:table-cell>
          <table:table-cell office:value-type="float" office:value="234340" table:style-name="ce94">
            <text:p>234.340</text:p>
          </table:table-cell>
          <table:table-cell office:value-type="percentage" office:value="0.74902033484411656" table:style-name="ce95">
            <text:p>74,9%</text:p>
          </table:table-cell>
          <table:table-cell office:value-type="float" office:value="192528" table:style-name="ce94">
            <text:p>192.528</text:p>
          </table:table-cell>
          <table:table-cell office:value-type="percentage" office:value="0.75598713634453862" table:style-name="ce95">
            <text:p>75,6%</text:p>
          </table:table-cell>
          <table:table-cell office:value-type="float" office:value="171094" table:style-name="ce94">
            <text:p>171.094</text:p>
          </table:table-cell>
          <table:table-cell office:value-type="percentage" office:value="0.92852142295064177" table:style-name="ce95">
            <text:p>92,9%</text:p>
          </table:table-cell>
          <table:table-cell office:value-type="float" office:value="1717497" table:style-name="ce94">
            <text:p>1.717.497</text:p>
          </table:table-cell>
          <table:table-cell office:value-type="float" office:value="2033513" table:style-name="ce94">
            <text:p>2.033.513</text:p>
          </table:table-cell>
          <table:table-cell office:value-type="percentage" office:value="0.84459602667895406" table:style-name="ce95">
            <text:p>84,5%</text:p>
          </table:table-cell>
          <table:table-cell office:value-type="percentage" office:value="0.7652471585554782" table:style-name="ce95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4" table:style-name="ce94">
            <text:p>42.304</text:p>
          </table:table-cell>
          <table:table-cell office:value-type="percentage" office:value="1" table:style-name="ce95">
            <text:p>100,0%</text:p>
          </table:table-cell>
          <table:table-cell office:value-type="float" office:value="56121" table:style-name="ce94">
            <text:p>56.121</text:p>
          </table:table-cell>
          <table:table-cell office:value-type="percentage" office:value="1" table:style-name="ce95">
            <text:p>100,0%</text:p>
          </table:table-cell>
          <table:table-cell office:value-type="float" office:value="77188" table:style-name="ce94">
            <text:p>77.188</text:p>
          </table:table-cell>
          <table:table-cell office:value-type="percentage" office:value="0.97389505027947054" table:style-name="ce95">
            <text:p>97,4%</text:p>
          </table:table-cell>
          <table:table-cell office:value-type="float" office:value="85142" table:style-name="ce94">
            <text:p>85.142</text:p>
          </table:table-cell>
          <table:table-cell office:value-type="percentage" office:value="0.93593492360118724" table:style-name="ce95">
            <text:p>93,6%</text:p>
          </table:table-cell>
          <table:table-cell office:value-type="float" office:value="89357" table:style-name="ce94">
            <text:p>89.357</text:p>
          </table:table-cell>
          <table:table-cell office:value-type="percentage" office:value="0.9175548846856838" table:style-name="ce95">
            <text:p>91,8%</text:p>
          </table:table-cell>
          <table:table-cell office:value-type="float" office:value="56821" table:style-name="ce94">
            <text:p>56.821</text:p>
          </table:table-cell>
          <table:table-cell office:value-type="percentage" office:value="0.84607939485988271" table:style-name="ce95">
            <text:p>84,6%</text:p>
          </table:table-cell>
          <table:table-cell office:value-type="float" office:value="43420" table:style-name="ce94">
            <text:p>43.420</text:p>
          </table:table-cell>
          <table:table-cell office:value-type="percentage" office:value="0.85349792620840126" table:style-name="ce95">
            <text:p>85,3%</text:p>
          </table:table-cell>
          <table:table-cell office:value-type="float" office:value="46230" table:style-name="ce94">
            <text:p>46.230</text:p>
          </table:table-cell>
          <table:table-cell office:value-type="percentage" office:value="1.0209129253803855" table:style-name="ce95">
            <text:p>102,1%</text:p>
          </table:table-cell>
          <table:table-cell office:value-type="float" office:value="496583" table:style-name="ce94">
            <text:p>496.583</text:p>
          </table:table-cell>
          <table:table-cell office:value-type="float" office:value="527062" table:style-name="ce94">
            <text:p>527.062</text:p>
          </table:table-cell>
          <table:table-cell office:value-type="percentage" office:value="0.94217188869620649" table:style-name="ce95">
            <text:p>94,2%</text:p>
          </table:table-cell>
          <table:table-cell office:value-type="percentage" office:value="0.85081597861750524" table:style-name="ce9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302" table:style-name="ce94">
            <text:p>228.302</text:p>
          </table:table-cell>
          <table:table-cell office:value-type="percentage" office:value="1" table:style-name="ce95">
            <text:p>100,0%</text:p>
          </table:table-cell>
          <table:table-cell office:value-type="float" office:value="250785" table:style-name="ce94">
            <text:p>250.785</text:p>
          </table:table-cell>
          <table:table-cell office:value-type="percentage" office:value="1" table:style-name="ce95">
            <text:p>100,0%</text:p>
          </table:table-cell>
          <table:table-cell office:value-type="float" office:value="324010" table:style-name="ce94">
            <text:p>324.010</text:p>
          </table:table-cell>
          <table:table-cell office:value-type="percentage" office:value="0.99012049150020021" table:style-name="ce95">
            <text:p>99,0%</text:p>
          </table:table-cell>
          <table:table-cell office:value-type="float" office:value="355571" table:style-name="ce94">
            <text:p>355.571</text:p>
          </table:table-cell>
          <table:table-cell office:value-type="percentage" office:value="0.93276023536016239" table:style-name="ce95">
            <text:p>93,3%</text:p>
          </table:table-cell>
          <table:table-cell office:value-type="float" office:value="324126" table:style-name="ce94">
            <text:p>324.126</text:p>
          </table:table-cell>
          <table:table-cell office:value-type="percentage" office:value="0.89984508692344856" table:style-name="ce95">
            <text:p>90,0%</text:p>
          </table:table-cell>
          <table:table-cell office:value-type="float" office:value="216524" table:style-name="ce94">
            <text:p>216.524</text:p>
          </table:table-cell>
          <table:table-cell office:value-type="percentage" office:value="0.83631644405991457" table:style-name="ce95">
            <text:p>83,6%</text:p>
          </table:table-cell>
          <table:table-cell office:value-type="float" office:value="178722" table:style-name="ce94">
            <text:p>178.722</text:p>
          </table:table-cell>
          <table:table-cell office:value-type="percentage" office:value="0.84390803620755594" table:style-name="ce95">
            <text:p>84,4%</text:p>
          </table:table-cell>
          <table:table-cell office:value-type="float" office:value="164198" table:style-name="ce94">
            <text:p>164.198</text:p>
          </table:table-cell>
          <table:table-cell office:value-type="percentage" office:value="0.97621850438174052" table:style-name="ce95">
            <text:p>97,6%</text:p>
          </table:table-cell>
          <table:table-cell office:value-type="float" office:value="2042238" table:style-name="ce94">
            <text:p>2.042.238</text:p>
          </table:table-cell>
          <table:table-cell office:value-type="float" office:value="2172149" table:style-name="ce94">
            <text:p>2.172.149</text:p>
          </table:table-cell>
          <table:table-cell office:value-type="percentage" office:value="0.94019240853182728" table:style-name="ce95">
            <text:p>94,0%</text:p>
          </table:table-cell>
          <table:table-cell office:value-type="percentage" office:value="0.85569264688691127" table:style-name="ce95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24" table:style-name="ce94">
            <text:p>137.224</text:p>
          </table:table-cell>
          <table:table-cell office:value-type="percentage" office:value="1" table:style-name="ce95">
            <text:p>100,0%</text:p>
          </table:table-cell>
          <table:table-cell office:value-type="float" office:value="158443" table:style-name="ce94">
            <text:p>158.443</text:p>
          </table:table-cell>
          <table:table-cell office:value-type="percentage" office:value="1" table:style-name="ce95">
            <text:p>100,0%</text:p>
          </table:table-cell>
          <table:table-cell office:value-type="float" office:value="223319" table:style-name="ce94">
            <text:p>223.319</text:p>
          </table:table-cell>
          <table:table-cell office:value-type="percentage" office:value="0.97934902731243534" table:style-name="ce95">
            <text:p>97,9%</text:p>
          </table:table-cell>
          <table:table-cell office:value-type="float" office:value="286863" table:style-name="ce94">
            <text:p>286.863</text:p>
          </table:table-cell>
          <table:table-cell office:value-type="percentage" office:value="0.92118353151984378" table:style-name="ce95">
            <text:p>92,1%</text:p>
          </table:table-cell>
          <table:table-cell office:value-type="float" office:value="287381" table:style-name="ce94">
            <text:p>287.381</text:p>
          </table:table-cell>
          <table:table-cell office:value-type="percentage" office:value="0.86905809526401578" table:style-name="ce95">
            <text:p>86,9%</text:p>
          </table:table-cell>
          <table:table-cell office:value-type="float" office:value="207150" table:style-name="ce94">
            <text:p>207.150</text:p>
          </table:table-cell>
          <table:table-cell office:value-type="percentage" office:value="0.80368262392774426" table:style-name="ce95">
            <text:p>80,4%</text:p>
          </table:table-cell>
          <table:table-cell office:value-type="float" office:value="174916" table:style-name="ce94">
            <text:p>174.916</text:p>
          </table:table-cell>
          <table:table-cell office:value-type="percentage" office:value="0.79873237378534379" table:style-name="ce95">
            <text:p>79,9%</text:p>
          </table:table-cell>
          <table:table-cell office:value-type="float" office:value="167931" table:style-name="ce94">
            <text:p>167.931</text:p>
          </table:table-cell>
          <table:table-cell office:value-type="percentage" office:value="0.944408827102173" table:style-name="ce95">
            <text:p>94,4%</text:p>
          </table:table-cell>
          <table:table-cell office:value-type="float" office:value="1643227" table:style-name="ce94">
            <text:p>1.643.227</text:p>
          </table:table-cell>
          <table:table-cell office:value-type="float" office:value="1816082" table:style-name="ce94">
            <text:p>1.816.082</text:p>
          </table:table-cell>
          <table:table-cell office:value-type="percentage" office:value="0.90481982641752956" table:style-name="ce95">
            <text:p>90,5%</text:p>
          </table:table-cell>
          <table:table-cell office:value-type="percentage" office:value="0.80210001093399774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43" table:style-name="ce94">
            <text:p>455.843</text:p>
          </table:table-cell>
          <table:table-cell office:value-type="percentage" office:value="1" table:style-name="ce95">
            <text:p>100,0%</text:p>
          </table:table-cell>
          <table:table-cell office:value-type="float" office:value="618662" table:style-name="ce94">
            <text:p>618.662</text:p>
          </table:table-cell>
          <table:table-cell office:value-type="percentage" office:value="0.97314293983666178" table:style-name="ce95">
            <text:p>97,3%</text:p>
          </table:table-cell>
          <table:table-cell office:value-type="float" office:value="802591" table:style-name="ce94">
            <text:p>802.591</text:p>
          </table:table-cell>
          <table:table-cell office:value-type="percentage" office:value="0.94147338835684891" table:style-name="ce95">
            <text:p>94,1%</text:p>
          </table:table-cell>
          <table:table-cell office:value-type="float" office:value="1040383" table:style-name="ce94">
            <text:p>1.040.383</text:p>
          </table:table-cell>
          <table:table-cell office:value-type="percentage" office:value="0.94804269360060722" table:style-name="ce95">
            <text:p>94,8%</text:p>
          </table:table-cell>
          <table:table-cell office:value-type="float" office:value="1156978" table:style-name="ce94">
            <text:p>1.156.978</text:p>
          </table:table-cell>
          <table:table-cell office:value-type="percentage" office:value="0.90705667448041205" table:style-name="ce95">
            <text:p>90,7%</text:p>
          </table:table-cell>
          <table:table-cell office:value-type="float" office:value="820556" table:style-name="ce94">
            <text:p>820.556</text:p>
          </table:table-cell>
          <table:table-cell office:value-type="percentage" office:value="0.84888498988235395" table:style-name="ce95">
            <text:p>84,9%</text:p>
          </table:table-cell>
          <table:table-cell office:value-type="float" office:value="685718" table:style-name="ce94">
            <text:p>685.718</text:p>
          </table:table-cell>
          <table:table-cell office:value-type="percentage" office:value="0.82711395828232104" table:style-name="ce95">
            <text:p>82,7%</text:p>
          </table:table-cell>
          <table:table-cell office:value-type="float" office:value="613349" table:style-name="ce94">
            <text:p>613.349</text:p>
          </table:table-cell>
          <table:table-cell office:value-type="percentage" office:value="0.9135877312273688" table:style-name="ce95">
            <text:p>91,4%</text:p>
          </table:table-cell>
          <table:table-cell office:value-type="float" office:value="6194080" table:style-name="ce94">
            <text:p>6.194.080</text:p>
          </table:table-cell>
          <table:table-cell office:value-type="float" office:value="6782414" table:style-name="ce94">
            <text:p>6.782.414</text:p>
          </table:table-cell>
          <table:table-cell office:value-type="percentage" office:value="0.91325595871912268" table:style-name="ce95">
            <text:p>91,3%</text:p>
          </table:table-cell>
          <table:table-cell office:value-type="percentage" office:value="0.80744045333923942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74" table:style-name="ce94">
            <text:p>295.574</text:p>
          </table:table-cell>
          <table:table-cell office:value-type="percentage" office:value="1" table:style-name="ce95">
            <text:p>100,0%</text:p>
          </table:table-cell>
          <table:table-cell office:value-type="float" office:value="435740" table:style-name="ce94">
            <text:p>435.740</text:p>
          </table:table-cell>
          <table:table-cell office:value-type="percentage" office:value="0.99082260059666738" table:style-name="ce95">
            <text:p>99,1%</text:p>
          </table:table-cell>
          <table:table-cell office:value-type="float" office:value="579752" table:style-name="ce94">
            <text:p>579.752</text:p>
          </table:table-cell>
          <table:table-cell office:value-type="percentage" office:value="0.97088120038851855" table:style-name="ce95">
            <text:p>97,1%</text:p>
          </table:table-cell>
          <table:table-cell office:value-type="float" office:value="733794" table:style-name="ce94">
            <text:p>733.794</text:p>
          </table:table-cell>
          <table:table-cell office:value-type="percentage" office:value="0.96261032459831875" table:style-name="ce95">
            <text:p>96,3%</text:p>
          </table:table-cell>
          <table:table-cell office:value-type="float" office:value="770014" table:style-name="ce94">
            <text:p>770.014</text:p>
          </table:table-cell>
          <table:table-cell office:value-type="percentage" office:value="0.91589500941451585" table:style-name="ce95">
            <text:p>91,6%</text:p>
          </table:table-cell>
          <table:table-cell office:value-type="float" office:value="530674" table:style-name="ce94">
            <text:p>530.674</text:p>
          </table:table-cell>
          <table:table-cell office:value-type="percentage" office:value="0.86440112001381286" table:style-name="ce95">
            <text:p>86,4%</text:p>
          </table:table-cell>
          <table:table-cell office:value-type="float" office:value="447353" table:style-name="ce94">
            <text:p>447.353</text:p>
          </table:table-cell>
          <table:table-cell office:value-type="percentage" office:value="0.87241917963699334" table:style-name="ce95">
            <text:p>87,2%</text:p>
          </table:table-cell>
          <table:table-cell office:value-type="float" office:value="430228" table:style-name="ce94">
            <text:p>430.228</text:p>
          </table:table-cell>
          <table:table-cell office:value-type="percentage" office:value="0.99412850735611835" table:style-name="ce95">
            <text:p>99,4%</text:p>
          </table:table-cell>
          <table:table-cell office:value-type="float" office:value="4223129" table:style-name="ce94">
            <text:p>4.223.129</text:p>
          </table:table-cell>
          <table:table-cell office:value-type="float" office:value="4492026" table:style-name="ce94">
            <text:p>4.492.026</text:p>
          </table:table-cell>
          <table:table-cell office:value-type="percentage" office:value="0.94013903748553551" table:style-name="ce95">
            <text:p>94,0%</text:p>
          </table:table-cell>
          <table:table-cell office:value-type="percentage" office:value="0.83675279297093641" table:style-name="ce9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5" table:style-name="ce94">
            <text:p>77.695</text:p>
          </table:table-cell>
          <table:table-cell office:value-type="percentage" office:value="1" table:style-name="ce95">
            <text:p>100,0%</text:p>
          </table:table-cell>
          <table:table-cell office:value-type="float" office:value="95786" table:style-name="ce94">
            <text:p>95.786</text:p>
          </table:table-cell>
          <table:table-cell office:value-type="percentage" office:value="1" table:style-name="ce95">
            <text:p>100,0%</text:p>
          </table:table-cell>
          <table:table-cell office:value-type="float" office:value="132903" table:style-name="ce94">
            <text:p>132.903</text:p>
          </table:table-cell>
          <table:table-cell office:value-type="percentage" office:value="1.0169721085051842" table:style-name="ce95">
            <text:p>101,7%</text:p>
          </table:table-cell>
          <table:table-cell office:value-type="float" office:value="161626" table:style-name="ce94">
            <text:p>161.626</text:p>
          </table:table-cell>
          <table:table-cell office:value-type="percentage" office:value="0.96232874673271684" table:style-name="ce95">
            <text:p>96,2%</text:p>
          </table:table-cell>
          <table:table-cell office:value-type="float" office:value="146268" table:style-name="ce94">
            <text:p>146.268</text:p>
          </table:table-cell>
          <table:table-cell office:value-type="percentage" office:value="0.92847349177330896" table:style-name="ce95">
            <text:p>92,8%</text:p>
          </table:table-cell>
          <table:table-cell office:value-type="float" office:value="113408" table:style-name="ce94">
            <text:p>113.408</text:p>
          </table:table-cell>
          <table:table-cell office:value-type="percentage" office:value="0.87343078510805439" table:style-name="ce95">
            <text:p>87,3%</text:p>
          </table:table-cell>
          <table:table-cell office:value-type="float" office:value="93652" table:style-name="ce94">
            <text:p>93.652</text:p>
          </table:table-cell>
          <table:table-cell office:value-type="percentage" office:value="0.83241782660480335" table:style-name="ce95">
            <text:p>83,2%</text:p>
          </table:table-cell>
          <table:table-cell office:value-type="float" office:value="86628" table:style-name="ce94">
            <text:p>86.628</text:p>
          </table:table-cell>
          <table:table-cell office:value-type="percentage" office:value="1.0107223278768858" table:style-name="ce95">
            <text:p>101,1%</text:p>
          </table:table-cell>
          <table:table-cell office:value-type="float" office:value="907966" table:style-name="ce94">
            <text:p>907.966</text:p>
          </table:table-cell>
          <table:table-cell office:value-type="float" office:value="949890" table:style-name="ce94">
            <text:p>949.890</text:p>
          </table:table-cell>
          <table:table-cell office:value-type="percentage" office:value="0.95586436324205959" table:style-name="ce95">
            <text:p>95,6%</text:p>
          </table:table-cell>
          <table:table-cell office:value-type="percentage" office:value="0.85819173742130195" table:style-name="ce9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10" table:style-name="ce94">
            <text:p>241.810</text:p>
          </table:table-cell>
          <table:table-cell office:value-type="percentage" office:value="1" table:style-name="ce95">
            <text:p>100,0%</text:p>
          </table:table-cell>
          <table:table-cell office:value-type="float" office:value="291570" table:style-name="ce94">
            <text:p>291.570</text:p>
          </table:table-cell>
          <table:table-cell office:value-type="percentage" office:value="0.9985650144354753" table:style-name="ce95">
            <text:p>99,9%</text:p>
          </table:table-cell>
          <table:table-cell office:value-type="float" office:value="348194" table:style-name="ce94">
            <text:p>348.194</text:p>
          </table:table-cell>
          <table:table-cell office:value-type="percentage" office:value="0.98480623136840084" table:style-name="ce95">
            <text:p>98,5%</text:p>
          </table:table-cell>
          <table:table-cell office:value-type="float" office:value="393029" table:style-name="ce94">
            <text:p>393.029</text:p>
          </table:table-cell>
          <table:table-cell office:value-type="percentage" office:value="0.96048142717497553" table:style-name="ce95">
            <text:p>96,0%</text:p>
          </table:table-cell>
          <table:table-cell office:value-type="float" office:value="411449" table:style-name="ce94">
            <text:p>411.449</text:p>
          </table:table-cell>
          <table:table-cell office:value-type="percentage" office:value="0.92912064710040032" table:style-name="ce95">
            <text:p>92,9%</text:p>
          </table:table-cell>
          <table:table-cell office:value-type="float" office:value="267503" table:style-name="ce94">
            <text:p>267.503</text:p>
          </table:table-cell>
          <table:table-cell office:value-type="percentage" office:value="0.86683322639809723" table:style-name="ce95">
            <text:p>86,7%</text:p>
          </table:table-cell>
          <table:table-cell office:value-type="float" office:value="202645" table:style-name="ce94">
            <text:p>202.645</text:p>
          </table:table-cell>
          <table:table-cell office:value-type="percentage" office:value="0.87968067650046444" table:style-name="ce95">
            <text:p>88,0%</text:p>
          </table:table-cell>
          <table:table-cell office:value-type="float" office:value="193153" table:style-name="ce94">
            <text:p>193.153</text:p>
          </table:table-cell>
          <table:table-cell office:value-type="percentage" office:value="1.0535005236058992" table:style-name="ce95">
            <text:p>105,4%</text:p>
          </table:table-cell>
          <table:table-cell office:value-type="float" office:value="2349353" table:style-name="ce94">
            <text:p>2.349.353</text:p>
          </table:table-cell>
          <table:table-cell office:value-type="float" office:value="2456127" table:style-name="ce94">
            <text:p>2.456.127</text:p>
          </table:table-cell>
          <table:table-cell office:value-type="percentage" office:value="0.95652749226729727" table:style-name="ce95">
            <text:p>95,7%</text:p>
          </table:table-cell>
          <table:table-cell office:value-type="percentage" office:value="0.87113868045842668" table:style-name="ce9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24" table:style-name="ce94">
            <text:p>25.124</text:p>
          </table:table-cell>
          <table:table-cell office:value-type="percentage" office:value="1" table:style-name="ce95">
            <text:p>100,0%</text:p>
          </table:table-cell>
          <table:table-cell office:value-type="float" office:value="30719" table:style-name="ce94">
            <text:p>30.719</text:p>
          </table:table-cell>
          <table:table-cell office:value-type="percentage" office:value="1" table:style-name="ce95">
            <text:p>100,0%</text:p>
          </table:table-cell>
          <table:table-cell office:value-type="float" office:value="39720" table:style-name="ce94">
            <text:p>39.720</text:p>
          </table:table-cell>
          <table:table-cell office:value-type="percentage" office:value="1.0286424612834724" table:style-name="ce95">
            <text:p>102,9%</text:p>
          </table:table-cell>
          <table:table-cell office:value-type="float" office:value="46322" table:style-name="ce94">
            <text:p>46.322</text:p>
          </table:table-cell>
          <table:table-cell office:value-type="percentage" office:value="0.97519999999999996" table:style-name="ce95">
            <text:p>97,5%</text:p>
          </table:table-cell>
          <table:table-cell office:value-type="float" office:value="48666" table:style-name="ce94">
            <text:p>48.666</text:p>
          </table:table-cell>
          <table:table-cell office:value-type="percentage" office:value="0.94087850900935732" table:style-name="ce95">
            <text:p>94,1%</text:p>
          </table:table-cell>
          <table:table-cell office:value-type="float" office:value="32473" table:style-name="ce94">
            <text:p>32.473</text:p>
          </table:table-cell>
          <table:table-cell office:value-type="percentage" office:value="0.87679555027540768" table:style-name="ce95">
            <text:p>87,7%</text:p>
          </table:table-cell>
          <table:table-cell office:value-type="float" office:value="25547" table:style-name="ce94">
            <text:p>25.547</text:p>
          </table:table-cell>
          <table:table-cell office:value-type="percentage" office:value="0.84688059404627725" table:style-name="ce95">
            <text:p>84,7%</text:p>
          </table:table-cell>
          <table:table-cell office:value-type="float" office:value="25730" table:style-name="ce94">
            <text:p>25.730</text:p>
          </table:table-cell>
          <table:table-cell office:value-type="percentage" office:value="0.99018664614200502" table:style-name="ce95">
            <text:p>99,0%</text:p>
          </table:table-cell>
          <table:table-cell office:value-type="float" office:value="274301" table:style-name="ce94">
            <text:p>274.301</text:p>
          </table:table-cell>
          <table:table-cell office:value-type="float" office:value="281479" table:style-name="ce94">
            <text:p>281.479</text:p>
          </table:table-cell>
          <table:table-cell office:value-type="percentage" office:value="0.97449898571474247" table:style-name="ce95">
            <text:p>97,4%</text:p>
          </table:table-cell>
          <table:table-cell office:value-type="percentage" office:value="0.86755794241182127" table:style-name="ce95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345" table:style-name="ce94">
            <text:p>372.345</text:p>
          </table:table-cell>
          <table:table-cell office:value-type="percentage" office:value="1" table:style-name="ce95">
            <text:p>100,0%</text:p>
          </table:table-cell>
          <table:table-cell office:value-type="float" office:value="511437" table:style-name="ce94">
            <text:p>511.437</text:p>
          </table:table-cell>
          <table:table-cell office:value-type="percentage" office:value="0.97037662460867091" table:style-name="ce95">
            <text:p>97,0%</text:p>
          </table:table-cell>
          <table:table-cell office:value-type="float" office:value="691684" table:style-name="ce94">
            <text:p>691.684</text:p>
          </table:table-cell>
          <table:table-cell office:value-type="percentage" office:value="0.96006151642427451" table:style-name="ce95">
            <text:p>96,0%</text:p>
          </table:table-cell>
          <table:table-cell office:value-type="float" office:value="962654" table:style-name="ce94">
            <text:p>962.654</text:p>
          </table:table-cell>
          <table:table-cell office:value-type="percentage" office:value="0.97261454556109117" table:style-name="ce95">
            <text:p>97,3%</text:p>
          </table:table-cell>
          <table:table-cell office:value-type="float" office:value="1053924" table:style-name="ce94">
            <text:p>1.053.924</text:p>
          </table:table-cell>
          <table:table-cell office:value-type="percentage" office:value="0.91167293667222304" table:style-name="ce95">
            <text:p>91,2%</text:p>
          </table:table-cell>
          <table:table-cell office:value-type="float" office:value="774945" table:style-name="ce94">
            <text:p>774.945</text:p>
          </table:table-cell>
          <table:table-cell office:value-type="percentage" office:value="0.86024328296575214" table:style-name="ce95">
            <text:p>86,0%</text:p>
          </table:table-cell>
          <table:table-cell office:value-type="float" office:value="631097" table:style-name="ce94">
            <text:p>631.097</text:p>
          </table:table-cell>
          <table:table-cell office:value-type="percentage" office:value="0.85798517314089862" table:style-name="ce95">
            <text:p>85,8%</text:p>
          </table:table-cell>
          <table:table-cell office:value-type="float" office:value="540240" table:style-name="ce94">
            <text:p>540.240</text:p>
          </table:table-cell>
          <table:table-cell office:value-type="percentage" office:value="0.94656060552966326" table:style-name="ce95">
            <text:p>94,7%</text:p>
          </table:table-cell>
          <table:table-cell office:value-type="float" office:value="5538326" table:style-name="ce94">
            <text:p>5.538.326</text:p>
          </table:table-cell>
          <table:table-cell office:value-type="float" office:value="5970908" table:style-name="ce94">
            <text:p>5.970.908</text:p>
          </table:table-cell>
          <table:table-cell office:value-type="percentage" office:value="0.92755172245159367" table:style-name="ce95">
            <text:p>92,8%</text:p>
          </table:table-cell>
          <table:table-cell office:value-type="percentage" office:value="0.81978493235766214" table:style-name="ce95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69" table:style-name="ce94">
            <text:p>75.969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2" table:style-name="ce94">
            <text:p>108.342</text:p>
          </table:table-cell>
          <table:table-cell office:value-type="percentage" office:value="1" table:style-name="ce95">
            <text:p>100,0%</text:p>
          </table:table-cell>
          <table:table-cell office:value-type="float" office:value="154046" table:style-name="ce94">
            <text:p>154.046</text:p>
          </table:table-cell>
          <table:table-cell office:value-type="percentage" office:value="1.0032890237786649" table:style-name="ce95">
            <text:p>100,3%</text:p>
          </table:table-cell>
          <table:table-cell office:value-type="float" office:value="212065" table:style-name="ce94">
            <text:p>212.065</text:p>
          </table:table-cell>
          <table:table-cell office:value-type="percentage" office:value="0.97231583242779784" table:style-name="ce95">
            <text:p>97,2%</text:p>
          </table:table-cell>
          <table:table-cell office:value-type="float" office:value="236107" table:style-name="ce94">
            <text:p>236.107</text:p>
          </table:table-cell>
          <table:table-cell office:value-type="percentage" office:value="0.93519574757989132" table:style-name="ce95">
            <text:p>93,5%</text:p>
          </table:table-cell>
          <table:table-cell office:value-type="float" office:value="172167" table:style-name="ce94">
            <text:p>172.167</text:p>
          </table:table-cell>
          <table:table-cell office:value-type="percentage" office:value="0.86483920552156479" table:style-name="ce95">
            <text:p>86,5%</text:p>
          </table:table-cell>
          <table:table-cell office:value-type="float" office:value="145869" table:style-name="ce94">
            <text:p>145.869</text:p>
          </table:table-cell>
          <table:table-cell office:value-type="percentage" office:value="0.83862158572833001" table:style-name="ce95">
            <text:p>83,9%</text:p>
          </table:table-cell>
          <table:table-cell office:value-type="float" office:value="134155" table:style-name="ce94">
            <text:p>134.155</text:p>
          </table:table-cell>
          <table:table-cell office:value-type="percentage" office:value="0.9276636056867843" table:style-name="ce95">
            <text:p>92,8%</text:p>
          </table:table-cell>
          <table:table-cell office:value-type="float" office:value="1238720" table:style-name="ce94">
            <text:p>1.238.720</text:p>
          </table:table-cell>
          <table:table-cell office:value-type="float" office:value="1317614" table:style-name="ce94">
            <text:p>1.317.614</text:p>
          </table:table-cell>
          <table:table-cell office:value-type="percentage" office:value="0.94012358702928167" table:style-name="ce95">
            <text:p>94,0%</text:p>
          </table:table-cell>
          <table:table-cell office:value-type="percentage" office:value="0.81867665603049677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4" table:style-name="ce94">
            <text:p>42.324</text:p>
          </table:table-cell>
          <table:table-cell office:value-type="percentage" office:value="1" table:style-name="ce95">
            <text:p>100,0%</text:p>
          </table:table-cell>
          <table:table-cell office:value-type="float" office:value="55908" table:style-name="ce94">
            <text:p>55.908</text:p>
          </table:table-cell>
          <table:table-cell office:value-type="percentage" office:value="0.9870762711864407" table:style-name="ce95">
            <text:p>98,7%</text:p>
          </table:table-cell>
          <table:table-cell office:value-type="float" office:value="72513" table:style-name="ce94">
            <text:p>72.513</text:p>
          </table:table-cell>
          <table:table-cell office:value-type="percentage" office:value="0.95827937095282145" table:style-name="ce95">
            <text:p>95,8%</text:p>
          </table:table-cell>
          <table:table-cell office:value-type="float" office:value="92808" table:style-name="ce94">
            <text:p>92.808</text:p>
          </table:table-cell>
          <table:table-cell office:value-type="percentage" office:value="0.94994779831726339" table:style-name="ce95">
            <text:p>95,0%</text:p>
          </table:table-cell>
          <table:table-cell office:value-type="float" office:value="96593" table:style-name="ce94">
            <text:p>96.593</text:p>
          </table:table-cell>
          <table:table-cell office:value-type="percentage" office:value="0.9136422538142126" table:style-name="ce95">
            <text:p>91,4%</text:p>
          </table:table-cell>
          <table:table-cell office:value-type="float" office:value="65806" table:style-name="ce94">
            <text:p>65.806</text:p>
          </table:table-cell>
          <table:table-cell office:value-type="percentage" office:value="0.85764183033794261" table:style-name="ce95">
            <text:p>85,8%</text:p>
          </table:table-cell>
          <table:table-cell office:value-type="float" office:value="59482" table:style-name="ce94">
            <text:p>59.482</text:p>
          </table:table-cell>
          <table:table-cell office:value-type="percentage" office:value="0.86453882154588524" table:style-name="ce95">
            <text:p>86,5%</text:p>
          </table:table-cell>
          <table:table-cell office:value-type="float" office:value="56185" table:style-name="ce94">
            <text:p>56.185</text:p>
          </table:table-cell>
          <table:table-cell office:value-type="percentage" office:value="0.97677370003998543" table:style-name="ce95">
            <text:p>97,7%</text:p>
          </table:table-cell>
          <table:table-cell office:value-type="float" office:value="541619" table:style-name="ce94">
            <text:p>541.619</text:p>
          </table:table-cell>
          <table:table-cell office:value-type="float" office:value="580174" table:style-name="ce94">
            <text:p>580.174</text:p>
          </table:table-cell>
          <table:table-cell office:value-type="percentage" office:value="0.93354579832946671" table:style-name="ce95">
            <text:p>93,4%</text:p>
          </table:table-cell>
          <table:table-cell office:value-type="percentage" office:value="0.82356223789409022" table:style-name="ce95">
            <text:p>82,4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3454" table:style-name="ce94">
            <text:p>163.454</text:p>
          </table:table-cell>
          <table:table-cell office:value-type="percentage" office:value="1.0246229454759725" table:style-name="ce95">
            <text:p>102,5%</text:p>
          </table:table-cell>
          <table:table-cell office:value-type="float" office:value="214369" table:style-name="ce94">
            <text:p>214.369</text:p>
          </table:table-cell>
          <table:table-cell office:value-type="percentage" office:value="0.99077026889622211" table:style-name="ce95">
            <text:p>99,1%</text:p>
          </table:table-cell>
          <table:table-cell office:value-type="float" office:value="278148" table:style-name="ce94">
            <text:p>278.148</text:p>
          </table:table-cell>
          <table:table-cell office:value-type="percentage" office:value="0.97883257144666969" table:style-name="ce95">
            <text:p>97,9%</text:p>
          </table:table-cell>
          <table:table-cell office:value-type="float" office:value="326934" table:style-name="ce94">
            <text:p>326.934</text:p>
          </table:table-cell>
          <table:table-cell office:value-type="percentage" office:value="0.96878805927690703" table:style-name="ce95">
            <text:p>96,9%</text:p>
          </table:table-cell>
          <table:table-cell office:value-type="float" office:value="325084" table:style-name="ce94">
            <text:p>325.084</text:p>
          </table:table-cell>
          <table:table-cell office:value-type="percentage" office:value="0.93397765928105181" table:style-name="ce95">
            <text:p>93,4%</text:p>
          </table:table-cell>
          <table:table-cell office:value-type="float" office:value="209854" table:style-name="ce94">
            <text:p>209.854</text:p>
          </table:table-cell>
          <table:table-cell office:value-type="percentage" office:value="0.88309382035474571" table:style-name="ce95">
            <text:p>88,3%</text:p>
          </table:table-cell>
          <table:table-cell office:value-type="float" office:value="173658" table:style-name="ce94">
            <text:p>173.658</text:p>
          </table:table-cell>
          <table:table-cell office:value-type="percentage" office:value="0.87171146750997663" table:style-name="ce95">
            <text:p>87,2%</text:p>
          </table:table-cell>
          <table:table-cell office:value-type="float" office:value="167024" table:style-name="ce94">
            <text:p>167.024</text:p>
          </table:table-cell>
          <table:table-cell office:value-type="percentage" office:value="0.96647899222877376" table:style-name="ce95">
            <text:p>96,6%</text:p>
          </table:table-cell>
          <table:table-cell office:value-type="float" office:value="1858525" table:style-name="ce94">
            <text:p>1.858.525</text:p>
          </table:table-cell>
          <table:table-cell office:value-type="float" office:value="1955253" table:style-name="ce94">
            <text:p>1.955.253</text:p>
          </table:table-cell>
          <table:table-cell office:value-type="percentage" office:value="0.95052916425649259" table:style-name="ce95">
            <text:p>95,1%</text:p>
          </table:table-cell>
          <table:table-cell office:value-type="percentage" office:value="0.85023020182002174" table:style-name="ce95">
            <text:p>85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7" table:style-name="ce94">
            <text:p>2.397</text:p>
          </table:table-cell>
          <table:table-cell office:value-type="percentage" office:value="0.84490659146986258" table:style-name="ce95">
            <text:p>84,5%</text:p>
          </table:table-cell>
          <table:table-cell office:value-type="float" office:value="3908" table:style-name="ce94">
            <text:p>3.908</text:p>
          </table:table-cell>
          <table:table-cell office:value-type="percentage" office:value="0.88737511353315168" table:style-name="ce95">
            <text:p>88,7%</text:p>
          </table:table-cell>
          <table:table-cell office:value-type="float" office:value="7658" table:style-name="ce94">
            <text:p>7.658</text:p>
          </table:table-cell>
          <table:table-cell office:value-type="percentage" office:value="0.91943810781606439" table:style-name="ce95">
            <text:p>91,9%</text:p>
          </table:table-cell>
          <table:table-cell office:value-type="float" office:value="10625" table:style-name="ce94">
            <text:p>10.625</text:p>
          </table:table-cell>
          <table:table-cell office:value-type="percentage" office:value="0.9193562343168642" table:style-name="ce95">
            <text:p>91,9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0782552399449701" table:style-name="ce95">
            <text:p>90,8%</text:p>
          </table:table-cell>
          <table:table-cell office:value-type="float" office:value="9406" table:style-name="ce94">
            <text:p>9.406</text:p>
          </table:table-cell>
          <table:table-cell office:value-type="percentage" office:value="0.82516010176331256" table:style-name="ce95">
            <text:p>82,5%</text:p>
          </table:table-cell>
          <table:table-cell office:value-type="float" office:value="9265" table:style-name="ce94">
            <text:p>9.265</text:p>
          </table:table-cell>
          <table:table-cell office:value-type="percentage" office:value="0.85273815002300968" table:style-name="ce95">
            <text:p>85,3%</text:p>
          </table:table-cell>
          <table:table-cell office:value-type="float" office:value="9453" table:style-name="ce94">
            <text:p>9.453</text:p>
          </table:table-cell>
          <table:table-cell office:value-type="percentage" office:value="1.0185324857235212" table:style-name="ce95">
            <text:p>101,9%</text:p>
          </table:table-cell>
          <table:table-cell office:value-type="float" office:value="63930" table:style-name="ce94">
            <text:p>63.930</text:p>
          </table:table-cell>
          <table:table-cell office:value-type="float" office:value="71029" table:style-name="ce94">
            <text:p>71.029</text:p>
          </table:table-cell>
          <table:table-cell office:value-type="percentage" office:value="0.90005490715060044" table:style-name="ce95">
            <text:p>90,0%</text:p>
          </table:table-cell>
          <table:table-cell office:value-type="percentage" office:value="0.76547289773339555" table:style-name="ce95">
            <text:p>76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1919553962564717" table:style-name="ce95">
            <text:p>81,9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8666841966868259" table:style-name="ce95">
            <text:p>88,7%</text:p>
          </table:table-cell>
          <table:table-cell office:value-type="float" office:value="7415" table:style-name="ce94">
            <text:p>7.415</text:p>
          </table:table-cell>
          <table:table-cell office:value-type="percentage" office:value="0.92629606495940042" table:style-name="ce95">
            <text:p>92,6%</text:p>
          </table:table-cell>
          <table:table-cell office:value-type="float" office:value="10071" table:style-name="ce94">
            <text:p>10.071</text:p>
          </table:table-cell>
          <table:table-cell office:value-type="percentage" office:value="0.93241366540135173" table:style-name="ce95">
            <text:p>93,2%</text:p>
          </table:table-cell>
          <table:table-cell office:value-type="float" office:value="10596" table:style-name="ce94">
            <text:p>10.596</text:p>
          </table:table-cell>
          <table:table-cell office:value-type="percentage" office:value="0.97006316945893989" table:style-name="ce95">
            <text:p>97,0%</text:p>
          </table:table-cell>
          <table:table-cell office:value-type="float" office:value="9176" table:style-name="ce94">
            <text:p>9.176</text:p>
          </table:table-cell>
          <table:table-cell office:value-type="percentage" office:value="0.83783783783783783" table:style-name="ce95">
            <text:p>83,8%</text:p>
          </table:table-cell>
          <table:table-cell office:value-type="float" office:value="9768" table:style-name="ce94">
            <text:p>9.768</text:p>
          </table:table-cell>
          <table:table-cell office:value-type="percentage" office:value="0.83551449833205027" table:style-name="ce95">
            <text:p>83,6%</text:p>
          </table:table-cell>
          <table:table-cell office:value-type="float" office:value="9044" table:style-name="ce94">
            <text:p>9.044</text:p>
          </table:table-cell>
          <table:table-cell office:value-type="percentage" office:value="0.94405010438413361" table:style-name="ce95">
            <text:p>94,4%</text:p>
          </table:table-cell>
          <table:table-cell office:value-type="float" office:value="61499" table:style-name="ce94">
            <text:p>61.499</text:p>
          </table:table-cell>
          <table:table-cell office:value-type="float" office:value="68266" table:style-name="ce94">
            <text:p>68.266</text:p>
          </table:table-cell>
          <table:table-cell office:value-type="percentage" office:value="0.90087305540093165" table:style-name="ce95">
            <text:p>90,1%</text:p>
          </table:table-cell>
          <table:table-cell office:value-type="percentage" office:value="0.73193925400490345" table:style-name="ce95">
            <text:p>73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3" table:style-name="ce94">
            <text:p>3.703</text:p>
          </table:table-cell>
          <table:table-cell office:value-type="string" table:style-name="ce95">
            <text:p>-</text:p>
          </table:table-cell>
          <table:table-cell office:value-type="float" office:value="9844" table:style-name="ce94">
            <text:p>9.844</text:p>
          </table:table-cell>
          <table:table-cell office:value-type="string" table:style-name="ce95">
            <text:p>-</text:p>
          </table:table-cell>
          <table:table-cell office:value-type="float" office:value="22739" table:style-name="ce94">
            <text:p>22.739</text:p>
          </table:table-cell>
          <table:table-cell office:value-type="string" table:style-name="ce95">
            <text:p>-</text:p>
          </table:table-cell>
          <table:table-cell office:value-type="float" office:value="32578" table:style-name="ce94">
            <text:p>32.578</text:p>
          </table:table-cell>
          <table:table-cell office:value-type="string" table:style-name="ce95">
            <text:p>-</text:p>
          </table:table-cell>
          <table:table-cell office:value-type="float" office:value="24583" table:style-name="ce94">
            <text:p>24.583</text:p>
          </table:table-cell>
          <table:table-cell office:value-type="string" table:style-name="ce95">
            <text:p>-</text:p>
          </table:table-cell>
          <table:table-cell office:value-type="float" office:value="1338" table:style-name="ce94">
            <text:p>1.338</text:p>
          </table:table-cell>
          <table:table-cell office:value-type="string" table:style-name="ce95">
            <text:p>-</text:p>
          </table:table-cell>
          <table:table-cell office:value-type="float" office:value="94827" table:style-name="ce94">
            <text:p>94.827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49" table:style-name="ce97">
            <text:p>2.449</text:p>
          </table:table-cell>
          <table:table-cell office:value-type="string" table:style-name="ce98">
            <text:p>-</text:p>
          </table:table-cell>
          <table:table-cell office:value-type="float" office:value="2140" table:style-name="ce97">
            <text:p>2.140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3" table:style-name="ce97">
            <text:p>8.143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7187" table:style-name="ce99">
            <text:p>2.927.187</text:p>
          </table:table-cell>
          <table:table-cell office:value-type="percentage" office:value="1" table:style-name="ce100">
            <text:p>100,0%</text:p>
          </table:table-cell>
          <table:table-cell office:value-type="float" office:value="3954786" table:style-name="ce99">
            <text:p>3.954.786</text:p>
          </table:table-cell>
          <table:table-cell office:value-type="percentage" office:value="0.98948091099218904" table:style-name="ce100">
            <text:p>98,9%</text:p>
          </table:table-cell>
          <table:table-cell office:value-type="float" office:value="5321618" table:style-name="ce99">
            <text:p>5.321.618</text:p>
          </table:table-cell>
          <table:table-cell office:value-type="percentage" office:value="0.96622122643736175" table:style-name="ce100">
            <text:p>96,6%</text:p>
          </table:table-cell>
          <table:table-cell office:value-type="float" office:value="6776023" table:style-name="ce99">
            <text:p>6.776.023</text:p>
          </table:table-cell>
          <table:table-cell office:value-type="percentage" office:value="0.95039197925751295" table:style-name="ce100">
            <text:p>95,0%</text:p>
          </table:table-cell>
          <table:table-cell office:value-type="float" office:value="7104959" table:style-name="ce99">
            <text:p>7.104.959</text:p>
          </table:table-cell>
          <table:table-cell office:value-type="percentage" office:value="0.90893354422930694" table:style-name="ce100">
            <text:p>90,9%</text:p>
          </table:table-cell>
          <table:table-cell office:value-type="float" office:value="5069821" table:style-name="ce99">
            <text:p>5.069.821</text:p>
          </table:table-cell>
          <table:table-cell office:value-type="percentage" office:value="0.85321506827644467" table:style-name="ce100">
            <text:p>85,3%</text:p>
          </table:table-cell>
          <table:table-cell office:value-type="float" office:value="4179106" table:style-name="ce99">
            <text:p>4.179.106</text:p>
          </table:table-cell>
          <table:table-cell office:value-type="percentage" office:value="0.84861750333275465" table:style-name="ce100">
            <text:p>84,9%</text:p>
          </table:table-cell>
          <table:table-cell office:value-type="float" office:value="3830769" table:style-name="ce99">
            <text:p>3.830.769</text:p>
          </table:table-cell>
          <table:table-cell office:value-type="percentage" office:value="0.96154757500197041" table:style-name="ce100">
            <text:p>96,2%</text:p>
          </table:table-cell>
          <table:table-cell office:value-type="float" office:value="39164269" table:style-name="ce99">
            <text:p>39.164.269</text:p>
          </table:table-cell>
          <table:table-cell office:value-type="float" office:value="42185033" table:style-name="ce99">
            <text:p>42.185.033</text:p>
          </table:table-cell>
          <table:table-cell office:value-type="percentage" office:value="0.92839251779179599" table:style-name="ce100">
            <text:p>92,8%</text:p>
          </table:table-cell>
          <table:table-cell office:value-type="percentage" office:value="0.82627311463857334" table:style-name="ce100">
            <text:p>82,6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15">
            <text:p>Nº Personas &gt; 80 años con <text:s/>dosis de recuerdo adaptadas</text:p>
          </table:table-cell>
          <table:table-cell office:value-type="string" table:style-name="ce115">
            <text:p>% Dosis de recuerdo adaptadas en &gt; 80 años (1)</text:p>
          </table:table-cell>
          <table:table-cell office:value-type="string" table:style-name="ce115">
            <text:p>Nº Personas 70-79 años con <text:s/>dosis de recuerdo adaptadas</text:p>
          </table:table-cell>
          <table:table-cell office:value-type="string" table:style-name="ce115">
            <text:p>% Dosis de recuerdo adaptadas en 70-79 años (1)</text:p>
          </table:table-cell>
          <table:table-cell office:value-type="string" table:style-name="ce115">
            <text:p>Nº Personas 60-69 años con <text:s/>dosis de recuerdo adaptadas</text:p>
          </table:table-cell>
          <table:table-cell office:value-type="string" table:style-name="ce115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65250" table:style-name="ce116">
            <text:p>265.250</text:p>
          </table:table-cell>
          <table:table-cell office:value-type="percentage" office:value="0.62739999999999996" table:style-name="ce117">
            <text:p>62,74%</text:p>
          </table:table-cell>
          <table:table-cell office:value-type="float" office:value="300576" table:style-name="ce116">
            <text:p>300.576</text:p>
          </table:table-cell>
          <table:table-cell office:value-type="percentage" office:value="0.45939999999999998" table:style-name="ce117">
            <text:p>45,94%</text:p>
          </table:table-cell>
          <table:table-cell office:value-type="float" office:value="232133" table:style-name="ce116">
            <text:p>232.133</text:p>
          </table:table-cell>
          <table:table-cell office:value-type="percentage" office:value="0.24229999999999999" table:style-name="ce117">
            <text:p>24,2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66838" table:style-name="ce118">
            <text:p>66.838</text:p>
          </table:table-cell>
          <table:table-cell office:value-type="percentage" office:value="0.68369999999999997" table:style-name="ce119">
            <text:p>68,37%</text:p>
          </table:table-cell>
          <table:table-cell office:value-type="float" office:value="63822" table:style-name="ce118">
            <text:p>63.822</text:p>
          </table:table-cell>
          <table:table-cell office:value-type="percentage" office:value="0.53349999999999997" table:style-name="ce119">
            <text:p>53,35%</text:p>
          </table:table-cell>
          <table:table-cell office:value-type="float" office:value="48025" table:style-name="ce118">
            <text:p>48.025</text:p>
          </table:table-cell>
          <table:table-cell office:value-type="percentage" office:value="0.29770000000000002" table:style-name="ce119">
            <text:p>29,7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67488" table:style-name="ce118">
            <text:p>67.488</text:p>
          </table:table-cell>
          <table:table-cell office:value-type="percentage" office:value="0.78869999999999996" table:style-name="ce119">
            <text:p>78,87%</text:p>
          </table:table-cell>
          <table:table-cell office:value-type="float" office:value="81157" table:style-name="ce118">
            <text:p>81.157</text:p>
          </table:table-cell>
          <table:table-cell office:value-type="percentage" office:value="0.72589999999999999" table:style-name="ce119">
            <text:p>72,59%</text:p>
          </table:table-cell>
          <table:table-cell office:value-type="float" office:value="85378" table:style-name="ce118">
            <text:p>85.378</text:p>
          </table:table-cell>
          <table:table-cell office:value-type="percentage" office:value="0.56169999999999998" table:style-name="ce119">
            <text:p>56,1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2037" table:style-name="ce118">
            <text:p>32.037</text:p>
          </table:table-cell>
          <table:table-cell office:value-type="percentage" office:value="0.59730000000000005" table:style-name="ce119">
            <text:p>59,73%</text:p>
          </table:table-cell>
          <table:table-cell office:value-type="float" office:value="36296" table:style-name="ce118">
            <text:p>36.296</text:p>
          </table:table-cell>
          <table:table-cell office:value-type="percentage" office:value="0.41610000000000003" table:style-name="ce119">
            <text:p>41,61%</text:p>
          </table:table-cell>
          <table:table-cell office:value-type="float" office:value="29378" table:style-name="ce118">
            <text:p>29.378</text:p>
          </table:table-cell>
          <table:table-cell office:value-type="percentage" office:value="0.2306" table:style-name="ce119">
            <text:p>23,0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41152" table:style-name="ce118">
            <text:p>41.152</text:p>
          </table:table-cell>
          <table:table-cell office:value-type="percentage" office:value="0.41" table:style-name="ce119">
            <text:p>41,00%</text:p>
          </table:table-cell>
          <table:table-cell office:value-type="float" office:value="43246" table:style-name="ce118">
            <text:p>43.246</text:p>
          </table:table-cell>
          <table:table-cell office:value-type="percentage" office:value="0.25829999999999997" table:style-name="ce119">
            <text:p>25,83%</text:p>
          </table:table-cell>
          <table:table-cell office:value-type="float" office:value="39868" table:style-name="ce118">
            <text:p>39.868</text:p>
          </table:table-cell>
          <table:table-cell office:value-type="percentage" office:value="0.1585" table:style-name="ce119">
            <text:p>15,8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26700" table:style-name="ce118">
            <text:p>26.700</text:p>
          </table:table-cell>
          <table:table-cell office:value-type="percentage" office:value="0.64710000000000001" table:style-name="ce119">
            <text:p>64,71%</text:p>
          </table:table-cell>
          <table:table-cell office:value-type="float" office:value="21535" table:style-name="ce118">
            <text:p>21.535</text:p>
          </table:table-cell>
          <table:table-cell office:value-type="percentage" office:value="0.39250000000000002" table:style-name="ce119">
            <text:p>39,25%</text:p>
          </table:table-cell>
          <table:table-cell office:value-type="float" office:value="15077" table:style-name="ce118">
            <text:p>15.077</text:p>
          </table:table-cell>
          <table:table-cell office:value-type="percentage" office:value="0.19020000000000001" table:style-name="ce119">
            <text:p>19,0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68103" table:style-name="ce118">
            <text:p>168.103</text:p>
          </table:table-cell>
          <table:table-cell office:value-type="percentage" office:value="0.76959999999999995" table:style-name="ce119">
            <text:p>76,96%</text:p>
          </table:table-cell>
          <table:table-cell office:value-type="float" office:value="139534" table:style-name="ce118">
            <text:p>139.534</text:p>
          </table:table-cell>
          <table:table-cell office:value-type="percentage" office:value="0.56679999999999997" table:style-name="ce119">
            <text:p>56,68%</text:p>
          </table:table-cell>
          <table:table-cell office:value-type="float" office:value="112199" table:style-name="ce118">
            <text:p>112.199</text:p>
          </table:table-cell>
          <table:table-cell office:value-type="percentage" office:value="0.34289999999999998" table:style-name="ce119">
            <text:p>34,29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92343" table:style-name="ce118">
            <text:p>92.343</text:p>
          </table:table-cell>
          <table:table-cell office:value-type="percentage" office:value="0.68559999999999999" table:style-name="ce119">
            <text:p>68,56%</text:p>
          </table:table-cell>
          <table:table-cell office:value-type="float" office:value="83094" table:style-name="ce118">
            <text:p>83.094</text:p>
          </table:table-cell>
          <table:table-cell office:value-type="percentage" office:value="0.5302" table:style-name="ce119">
            <text:p>53,02%</text:p>
          </table:table-cell>
          <table:table-cell office:value-type="float" office:value="66779" table:style-name="ce118">
            <text:p>66.779</text:p>
          </table:table-cell>
          <table:table-cell office:value-type="percentage" office:value="0.29289999999999999" table:style-name="ce119">
            <text:p>29,2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288177" table:style-name="ce118">
            <text:p>288.177</text:p>
          </table:table-cell>
          <table:table-cell office:value-type="percentage" office:value="0.63439999999999996" table:style-name="ce119">
            <text:p>63,44%</text:p>
          </table:table-cell>
          <table:table-cell office:value-type="float" office:value="257039" table:style-name="ce118">
            <text:p>257.039</text:p>
          </table:table-cell>
          <table:table-cell office:value-type="percentage" office:value="0.40429999999999999" table:style-name="ce119">
            <text:p>40,43%</text:p>
          </table:table-cell>
          <table:table-cell office:value-type="float" office:value="188954" table:style-name="ce118">
            <text:p>188.954</text:p>
          </table:table-cell>
          <table:table-cell office:value-type="percentage" office:value="0.22170000000000001" table:style-name="ce119">
            <text:p>22,1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161298" table:style-name="ce118">
            <text:p>161.298</text:p>
          </table:table-cell>
          <table:table-cell office:value-type="percentage" office:value="0.55120000000000002" table:style-name="ce119">
            <text:p>55,12%</text:p>
          </table:table-cell>
          <table:table-cell office:value-type="float" office:value="170165" table:style-name="ce118">
            <text:p>170.165</text:p>
          </table:table-cell>
          <table:table-cell office:value-type="percentage" office:value="0.38690000000000002" table:style-name="ce119">
            <text:p>38,69%</text:p>
          </table:table-cell>
          <table:table-cell office:value-type="float" office:value="95505" table:style-name="ce118">
            <text:p>95.505</text:p>
          </table:table-cell>
          <table:table-cell office:value-type="percentage" office:value="0.15989999999999999" table:style-name="ce119">
            <text:p>15,9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49218" table:style-name="ce118">
            <text:p>49.218</text:p>
          </table:table-cell>
          <table:table-cell office:value-type="percentage" office:value="0.65659999999999996" table:style-name="ce119">
            <text:p>65,66%</text:p>
          </table:table-cell>
          <table:table-cell office:value-type="float" office:value="47154" table:style-name="ce118">
            <text:p>47.154</text:p>
          </table:table-cell>
          <table:table-cell office:value-type="percentage" office:value="0.51990000000000003" table:style-name="ce119">
            <text:p>51,99%</text:p>
          </table:table-cell>
          <table:table-cell office:value-type="float" office:value="44714" table:style-name="ce118">
            <text:p>44.714</text:p>
          </table:table-cell>
          <table:table-cell office:value-type="percentage" office:value="0.3422" table:style-name="ce119">
            <text:p>34,2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197682" table:style-name="ce118">
            <text:p>197.682</text:p>
          </table:table-cell>
          <table:table-cell office:value-type="percentage" office:value="0.83679999999999999" table:style-name="ce119">
            <text:p>83,68%</text:p>
          </table:table-cell>
          <table:table-cell office:value-type="float" office:value="225801" table:style-name="ce118">
            <text:p>225.801</text:p>
          </table:table-cell>
          <table:table-cell office:value-type="percentage" office:value="0.77329999999999999" table:style-name="ce119">
            <text:p>77,33%</text:p>
          </table:table-cell>
          <table:table-cell office:value-type="float" office:value="239436" table:style-name="ce118">
            <text:p>239.436</text:p>
          </table:table-cell>
          <table:table-cell office:value-type="percentage" office:value="0.67720000000000002" table:style-name="ce119">
            <text:p>67,7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6074" table:style-name="ce118">
            <text:p>16.074</text:p>
          </table:table-cell>
          <table:table-cell office:value-type="percentage" office:value="0.72360000000000002" table:style-name="ce119">
            <text:p>72,36%</text:p>
          </table:table-cell>
          <table:table-cell office:value-type="float" office:value="16535" table:style-name="ce118">
            <text:p>16.535</text:p>
          </table:table-cell>
          <table:table-cell office:value-type="percentage" office:value="0.58550000000000002" table:style-name="ce119">
            <text:p>58,55%</text:p>
          </table:table-cell>
          <table:table-cell office:value-type="float" office:value="14675" table:style-name="ce118">
            <text:p>14.675</text:p>
          </table:table-cell>
          <table:table-cell office:value-type="percentage" office:value="0.38" table:style-name="ce119">
            <text:p>38,0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198540" table:style-name="ce118">
            <text:p>198.540</text:p>
          </table:table-cell>
          <table:table-cell office:value-type="percentage" office:value="0.53590000000000004" table:style-name="ce119">
            <text:p>53,59%</text:p>
          </table:table-cell>
          <table:table-cell office:value-type="float" office:value="200997" table:style-name="ce118">
            <text:p>200.997</text:p>
          </table:table-cell>
          <table:table-cell office:value-type="percentage" office:value="0.38140000000000002" table:style-name="ce119">
            <text:p>38,14%</text:p>
          </table:table-cell>
          <table:table-cell office:value-type="float" office:value="135411" table:style-name="ce118">
            <text:p>135.411</text:p>
          </table:table-cell>
          <table:table-cell office:value-type="percentage" office:value="0.188" table:style-name="ce119">
            <text:p>18,8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39190" table:style-name="ce118">
            <text:p>39.190</text:p>
          </table:table-cell>
          <table:table-cell office:value-type="percentage" office:value="0.54469999999999996" table:style-name="ce119">
            <text:p>54,47%</text:p>
          </table:table-cell>
          <table:table-cell office:value-type="float" office:value="49800" table:style-name="ce118">
            <text:p>49.800</text:p>
          </table:table-cell>
          <table:table-cell office:value-type="percentage" office:value="0.47920000000000001" table:style-name="ce119">
            <text:p>47,92%</text:p>
          </table:table-cell>
          <table:table-cell office:value-type="float" office:value="46140" table:style-name="ce118">
            <text:p>46.140</text:p>
          </table:table-cell>
          <table:table-cell office:value-type="percentage" office:value="0.30049999999999999" table:style-name="ce119">
            <text:p>30,0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2626" table:style-name="ce118">
            <text:p>32.626</text:p>
          </table:table-cell>
          <table:table-cell office:value-type="percentage" office:value="0.78820000000000001" table:style-name="ce119">
            <text:p>78,82%</text:p>
          </table:table-cell>
          <table:table-cell office:value-type="float" office:value="33607" table:style-name="ce118">
            <text:p>33.607</text:p>
          </table:table-cell>
          <table:table-cell office:value-type="percentage" office:value="0.59330000000000005" table:style-name="ce119">
            <text:p>59,33%</text:p>
          </table:table-cell>
          <table:table-cell office:value-type="float" office:value="30034" table:style-name="ce118">
            <text:p>30.034</text:p>
          </table:table-cell>
          <table:table-cell office:value-type="percentage" office:value="0.39689999999999998" table:style-name="ce119">
            <text:p>39,6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07422" table:style-name="ce118">
            <text:p>107.422</text:p>
          </table:table-cell>
          <table:table-cell office:value-type="percentage" office:value="0.6734" table:style-name="ce119">
            <text:p>67,34%</text:p>
          </table:table-cell>
          <table:table-cell office:value-type="float" office:value="114112" table:style-name="ce118">
            <text:p>114.112</text:p>
          </table:table-cell>
          <table:table-cell office:value-type="percentage" office:value="0.52739999999999998" table:style-name="ce119">
            <text:p>52,74%</text:p>
          </table:table-cell>
          <table:table-cell office:value-type="float" office:value="80290" table:style-name="ce118">
            <text:p>80.290</text:p>
          </table:table-cell>
          <table:table-cell office:value-type="percentage" office:value="0.28249999999999997" table:style-name="ce119">
            <text:p>28,2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723" table:style-name="ce120">
            <text:p>723</text:p>
          </table:table-cell>
          <table:table-cell office:value-type="percentage" office:value="0.25480000000000003" table:style-name="ce119">
            <text:p>25,48%</text:p>
          </table:table-cell>
          <table:table-cell office:value-type="float" office:value="739" table:style-name="ce120">
            <text:p>739</text:p>
          </table:table-cell>
          <table:table-cell office:value-type="percentage" office:value="0.1678" table:style-name="ce119">
            <text:p>16,78%</text:p>
          </table:table-cell>
          <table:table-cell office:value-type="float" office:value="868" table:style-name="ce120">
            <text:p>868</text:p>
          </table:table-cell>
          <table:table-cell office:value-type="percentage" office:value="0.1042" table:style-name="ce119">
            <text:p>10,4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792" table:style-name="ce120">
            <text:p>792</text:p>
          </table:table-cell>
          <table:table-cell office:value-type="percentage" office:value="0.31540000000000001" table:style-name="ce119">
            <text:p>31,54%</text:p>
          </table:table-cell>
          <table:table-cell office:value-type="float" office:value="877" table:style-name="ce120">
            <text:p>877</text:p>
          </table:table-cell>
          <table:table-cell office:value-type="percentage" office:value="0.2306" table:style-name="ce119">
            <text:p>23,06%</text:p>
          </table:table-cell>
          <table:table-cell office:value-type="float" office:value="1229" table:style-name="ce118">
            <text:p>1.229</text:p>
          </table:table-cell>
          <table:table-cell office:value-type="percentage" office:value="0.1535" table:style-name="ce119">
            <text:p>15,3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20">
            <text:p>0</text:p>
          </table:table-cell>
          <table:table-cell office:value-type="string" table:style-name="ce119">
            <text:p>-</text:p>
          </table:table-cell>
          <table:table-cell office:value-type="float" office:value="0" table:style-name="ce120">
            <text:p>0</text:p>
          </table:table-cell>
          <table:table-cell office:value-type="string" table:style-name="ce119">
            <text:p>-</text:p>
          </table:table-cell>
          <table:table-cell office:value-type="float" office:value="0" table:style-name="ce120">
            <text:p>0</text:p>
          </table:table-cell>
          <table:table-cell office:value-type="string" table:style-name="ce119">
            <text:p>-</text:p>
          </table:table-cell>
          <table:table-cell table:number-columns-repeated="16377"/>
        </table:table-row>
        <table:table-row table:style-name="ro5">
          <table:table-cell office:value-type="string" table:style-name="ce121">
            <text:p>Sanidad Exterior</text:p>
          </table:table-cell>
          <table:table-cell office:value-type="float" office:value="2" table:style-name="ce122">
            <text:p>2</text:p>
          </table:table-cell>
          <table:table-cell office:value-type="string" table:style-name="ce123">
            <text:p>-</text:p>
          </table:table-cell>
          <table:table-cell office:value-type="float" office:value="8" table:style-name="ce122">
            <text:p>8</text:p>
          </table:table-cell>
          <table:table-cell office:value-type="string" table:style-name="ce123">
            <text:p>-</text:p>
          </table:table-cell>
          <table:table-cell office:value-type="float" office:value="37" table:style-name="ce122">
            <text:p>37</text:p>
          </table:table-cell>
          <table:table-cell office:value-type="string" table:style-name="ce123">
            <text:p>-</text:p>
          </table:table-cell>
          <table:table-cell table:number-columns-repeated="16377"/>
        </table:table-row>
        <table:table-row table:style-name="ro5">
          <table:table-cell office:value-type="string" table:style-name="ce124">
            <text:p>Totales</text:p>
          </table:table-cell>
          <table:table-cell office:value-type="float" office:value="1851655" table:style-name="ce125">
            <text:p>1.851.655</text:p>
          </table:table-cell>
          <table:table-cell office:value-type="percentage" office:value="0.64219999999999999" table:style-name="ce126">
            <text:p>64,22%</text:p>
          </table:table-cell>
          <table:table-cell office:value-type="float" office:value="1886094" table:style-name="ce125">
            <text:p>1.886.094</text:p>
          </table:table-cell>
          <table:table-cell office:value-type="percentage" office:value="0.47189999999999999" table:style-name="ce126">
            <text:p>47,19%</text:p>
          </table:table-cell>
          <table:table-cell office:value-type="float" office:value="1506130" table:style-name="ce125">
            <text:p>1.506.130</text:p>
          </table:table-cell>
          <table:table-cell office:value-type="percentage" office:value="0.27350000000000002" table:style-name="ce126">
            <text:p>27,35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01"/>
        <table:table-row table:style-name="ro14">
          <table:table-cell table:number-columns-spanned="1" table:number-rows-spanned="2" table:style-name="ce112"/>
          <table:table-cell office:value-type="string" table:number-columns-spanned="2" table:number-rows-spanned="1" table:style-name="ce113">
            <text:p><text:s/>Mayores de 70 años</text:p>
          </table:table-cell>
          <table:covered-table-cell/>
          <table:table-cell office:value-type="string" table:number-columns-spanned="2" table:number-rows-spanned="1" table:style-name="ce113">
            <text:p>60-69 años</text:p>
          </table:table-cell>
          <table:covered-table-cell/>
          <table:table-cell office:value-type="string" table:number-columns-spanned="2" table:number-rows-spanned="1" table:style-name="ce113">
            <text:p>50-59 años</text:p>
          </table:table-cell>
          <table:covered-table-cell/>
          <table:table-cell office:value-type="string" table:number-columns-spanned="2" table:number-rows-spanned="1" table:style-name="ce113">
            <text:p>40-49 años</text:p>
          </table:table-cell>
          <table:covered-table-cell/>
          <table:table-cell office:value-type="string" table:number-columns-spanned="2" table:number-rows-spanned="1" table:style-name="ce113">
            <text:p>30-39 años</text:p>
          </table:table-cell>
          <table:covered-table-cell/>
          <table:table-cell office:value-type="string" table:number-columns-spanned="2" table:number-rows-spanned="1" table:style-name="ce113">
            <text:p>20-29 años</text:p>
          </table:table-cell>
          <table:covered-table-cell/>
          <table:table-cell office:value-type="string" table:number-columns-spanned="2" table:number-rows-spanned="1" table:style-name="ce114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02">
            <text:p>Nº Personas &gt; 70 años con <text:s/>dosis de recuerdo</text:p>
          </table:table-cell>
          <table:table-cell office:value-type="string" table:style-name="ce102">
            <text:p>% Dosis de recuerdo en &gt; 70 años</text:p>
          </table:table-cell>
          <table:table-cell office:value-type="string" table:style-name="ce102">
            <text:p>Nº Personas 60-69 años con <text:s/>dosis de recuerdo</text:p>
          </table:table-cell>
          <table:table-cell office:value-type="string" table:style-name="ce102">
            <text:p>% Dosis de recuerdo en 60-69 años</text:p>
          </table:table-cell>
          <table:table-cell office:value-type="string" table:style-name="ce102">
            <text:p>Nº Personas 50-59 años con <text:s/>dosis de recuerdo</text:p>
          </table:table-cell>
          <table:table-cell office:value-type="string" table:style-name="ce102">
            <text:p>% Dosis de recuerdo en 50-59 años</text:p>
          </table:table-cell>
          <table:table-cell office:value-type="string" table:style-name="ce102">
            <text:p>Nº Personas 40-49 años con <text:s/>dosis de recuerdo</text:p>
          </table:table-cell>
          <table:table-cell office:value-type="string" table:style-name="ce102">
            <text:p>% Dosis de recuerdo en 40-49 años</text:p>
          </table:table-cell>
          <table:table-cell office:value-type="string" table:style-name="ce102">
            <text:p>Nº Personas 30-39 años con <text:s/>dosis de recuerdo</text:p>
          </table:table-cell>
          <table:table-cell office:value-type="string" table:style-name="ce102">
            <text:p>% Dosis de recuerdo en 30-39 años</text:p>
          </table:table-cell>
          <table:table-cell office:value-type="string" table:style-name="ce102">
            <text:p>Nº Personas 20-29 años con <text:s/>dosis de recuerdo</text:p>
          </table:table-cell>
          <table:table-cell office:value-type="string" table:style-name="ce102">
            <text:p>% Dosis de recuerdo en 20-29 años</text:p>
          </table:table-cell>
          <table:table-cell office:value-type="string" table:style-name="ce102">
            <text:p>Nº Personas 18-19 años con <text:s/>dosis de recuerdo</text:p>
          </table:table-cell>
          <table:table-cell office:value-type="string" table:style-name="ce102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03">
            <text:p>Andalucía</text:p>
          </table:table-cell>
          <table:table-cell office:value-type="float" office:value="1007351" table:style-name="ce104">
            <text:p>1.007.351</text:p>
          </table:table-cell>
          <table:table-cell office:value-type="percentage" office:value="0.92921344168842068" table:style-name="ce105">
            <text:p>92,9%</text:p>
          </table:table-cell>
          <table:table-cell office:value-type="float" office:value="880654" table:style-name="ce104">
            <text:p>880.654</text:p>
          </table:table-cell>
          <table:table-cell office:value-type="percentage" office:value="0.94184974535467458" table:style-name="ce105">
            <text:p>94,2%</text:p>
          </table:table-cell>
          <table:table-cell office:value-type="float" office:value="899509" table:style-name="ce104">
            <text:p>899.509</text:p>
          </table:table-cell>
          <table:table-cell office:value-type="percentage" office:value="0.73396232881183332" table:style-name="ce105">
            <text:p>73,4%</text:p>
          </table:table-cell>
          <table:table-cell office:value-type="float" office:value="731414" table:style-name="ce104">
            <text:p>731.414</text:p>
          </table:table-cell>
          <table:table-cell office:value-type="percentage" office:value="0.574562468136117" table:style-name="ce105">
            <text:p>57,5%</text:p>
          </table:table-cell>
          <table:table-cell office:value-type="float" office:value="410975" table:style-name="ce104">
            <text:p>410.975</text:p>
          </table:table-cell>
          <table:table-cell office:value-type="percentage" office:value="0.4290231456930137" table:style-name="ce105">
            <text:p>42,9%</text:p>
          </table:table-cell>
          <table:table-cell office:value-type="float" office:value="293446" table:style-name="ce104">
            <text:p>293.446</text:p>
          </table:table-cell>
          <table:table-cell office:value-type="percentage" office:value="0.367039652580257" table:style-name="ce105">
            <text:p>36,7%</text:p>
          </table:table-cell>
          <table:table-cell office:value-type="float" office:value="35807" table:style-name="ce104">
            <text:p>35.807</text:p>
          </table:table-cell>
          <table:table-cell office:value-type="percentage" office:value="0.21187448594978728" table:style-name="ce105">
            <text:p>21,2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Aragón</text:p>
          </table:table-cell>
          <table:table-cell office:value-type="float" office:value="204758" table:style-name="ce107">
            <text:p>204.758</text:p>
          </table:table-cell>
          <table:table-cell office:value-type="percentage" office:value="0.93144216641116506" table:style-name="ce83">
            <text:p>93,1%</text:p>
          </table:table-cell>
          <table:table-cell office:value-type="float" office:value="147462" table:style-name="ce107">
            <text:p>147.462</text:p>
          </table:table-cell>
          <table:table-cell office:value-type="percentage" office:value="0.94778450503258649" table:style-name="ce83">
            <text:p>94,8%</text:p>
          </table:table-cell>
          <table:table-cell office:value-type="float" office:value="146653" table:style-name="ce107">
            <text:p>146.653</text:p>
          </table:table-cell>
          <table:table-cell office:value-type="percentage" office:value="0.77779781383088742" table:style-name="ce83">
            <text:p>77,8%</text:p>
          </table:table-cell>
          <table:table-cell office:value-type="float" office:value="118230" table:style-name="ce107">
            <text:p>118.230</text:p>
          </table:table-cell>
          <table:table-cell office:value-type="percentage" office:value="0.61804096226829341" table:style-name="ce83">
            <text:p>61,8%</text:p>
          </table:table-cell>
          <table:table-cell office:value-type="float" office:value="62128" table:style-name="ce107">
            <text:p>62.128</text:p>
          </table:table-cell>
          <table:table-cell office:value-type="percentage" office:value="0.47680736761320031" table:style-name="ce83">
            <text:p>47,7%</text:p>
          </table:table-cell>
          <table:table-cell office:value-type="float" office:value="47499" table:style-name="ce107">
            <text:p>47.499</text:p>
          </table:table-cell>
          <table:table-cell office:value-type="percentage" office:value="0.4370698222238581" table:style-name="ce83">
            <text:p>43,7%</text:p>
          </table:table-cell>
          <table:table-cell office:value-type="float" office:value="10623" table:style-name="ce104">
            <text:p>10.623</text:p>
          </table:table-cell>
          <table:table-cell office:value-type="percentage" office:value="0.46948336058690943" table:style-name="ce105">
            <text:p>46,9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Asturias<text:s/></text:p>
          </table:table-cell>
          <table:table-cell office:value-type="float" office:value="193459" table:style-name="ce107">
            <text:p>193.459</text:p>
          </table:table-cell>
          <table:table-cell office:value-type="percentage" office:value="0.9514158691439869" table:style-name="ce83">
            <text:p>95,1%</text:p>
          </table:table-cell>
          <table:table-cell office:value-type="float" office:value="144384" table:style-name="ce107">
            <text:p>144.384</text:p>
          </table:table-cell>
          <table:table-cell office:value-type="percentage" office:value="0.96541763620316134" table:style-name="ce83">
            <text:p>96,5%</text:p>
          </table:table-cell>
          <table:table-cell office:value-type="float" office:value="146489" table:style-name="ce107">
            <text:p>146.489</text:p>
          </table:table-cell>
          <table:table-cell office:value-type="percentage" office:value="0.945035449554542" table:style-name="ce83">
            <text:p>94,5%</text:p>
          </table:table-cell>
          <table:table-cell office:value-type="float" office:value="129505" table:style-name="ce107">
            <text:p>129.505</text:p>
          </table:table-cell>
          <table:table-cell office:value-type="percentage" office:value="0.84966441191714948" table:style-name="ce83">
            <text:p>85,0%</text:p>
          </table:table-cell>
          <table:table-cell office:value-type="float" office:value="64215" table:style-name="ce107">
            <text:p>64.215</text:p>
          </table:table-cell>
          <table:table-cell office:value-type="percentage" office:value="0.69818644399504204" table:style-name="ce83">
            <text:p>69,8%</text:p>
          </table:table-cell>
          <table:table-cell office:value-type="float" office:value="45613" table:style-name="ce107">
            <text:p>45.613</text:p>
          </table:table-cell>
          <table:table-cell office:value-type="percentage" office:value="0.67594842916419684" table:style-name="ce83">
            <text:p>67,6%</text:p>
          </table:table-cell>
          <table:table-cell office:value-type="float" office:value="10329" table:style-name="ce104">
            <text:p>10.329</text:p>
          </table:table-cell>
          <table:table-cell office:value-type="percentage" office:value="0.71739130434782605" table:style-name="ce105">
            <text:p>71,7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Baleares</text:p>
          </table:table-cell>
          <table:table-cell office:value-type="float" office:value="121801" table:style-name="ce107">
            <text:p>121.801</text:p>
          </table:table-cell>
          <table:table-cell office:value-type="percentage" office:value="0.9273717070199482" table:style-name="ce83">
            <text:p>92,7%</text:p>
          </table:table-cell>
          <table:table-cell office:value-type="float" office:value="100790" table:style-name="ce107">
            <text:p>100.790</text:p>
          </table:table-cell>
          <table:table-cell office:value-type="percentage" office:value="0.89816250512395512" table:style-name="ce83">
            <text:p>89,8%</text:p>
          </table:table-cell>
          <table:table-cell office:value-type="float" office:value="113320" table:style-name="ce107">
            <text:p>113.320</text:p>
          </table:table-cell>
          <table:table-cell office:value-type="percentage" office:value="0.73958047799924298" table:style-name="ce83">
            <text:p>74,0%</text:p>
          </table:table-cell>
          <table:table-cell office:value-type="float" office:value="89123" table:style-name="ce107">
            <text:p>89.123</text:p>
          </table:table-cell>
          <table:table-cell office:value-type="percentage" office:value="0.51511718637112391" table:style-name="ce83">
            <text:p>51,5%</text:p>
          </table:table-cell>
          <table:table-cell office:value-type="float" office:value="43290" table:style-name="ce107">
            <text:p>43.290</text:p>
          </table:table-cell>
          <table:table-cell office:value-type="percentage" office:value="0.32357887655566769" table:style-name="ce83">
            <text:p>32,4%</text:p>
          </table:table-cell>
          <table:table-cell office:value-type="float" office:value="29911" table:style-name="ce107">
            <text:p>29.911</text:p>
          </table:table-cell>
          <table:table-cell office:value-type="percentage" office:value="0.29013609071420948" table:style-name="ce83">
            <text:p>29,0%</text:p>
          </table:table-cell>
          <table:table-cell office:value-type="float" office:value="3804" table:style-name="ce104">
            <text:p>3.804</text:p>
          </table:table-cell>
          <table:table-cell office:value-type="percentage" office:value="0.19084888621312462" table:style-name="ce105">
            <text:p>19,1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Canarias</text:p>
          </table:table-cell>
          <table:table-cell office:value-type="float" office:value="226638" table:style-name="ce107">
            <text:p>226.638</text:p>
          </table:table-cell>
          <table:table-cell office:value-type="percentage" office:value="0.92253022347050917" table:style-name="ce83">
            <text:p>92,3%</text:p>
          </table:table-cell>
          <table:table-cell office:value-type="float" office:value="202275" table:style-name="ce107">
            <text:p>202.275</text:p>
          </table:table-cell>
          <table:table-cell office:value-type="percentage" office:value="0.89472124418337196" table:style-name="ce83">
            <text:p>89,5%</text:p>
          </table:table-cell>
          <table:table-cell office:value-type="float" office:value="249837" table:style-name="ce107">
            <text:p>249.837</text:p>
          </table:table-cell>
          <table:table-cell office:value-type="percentage" office:value="0.76863935909032177" table:style-name="ce83">
            <text:p>76,9%</text:p>
          </table:table-cell>
          <table:table-cell office:value-type="float" office:value="196934" table:style-name="ce107">
            <text:p>196.934</text:p>
          </table:table-cell>
          <table:table-cell office:value-type="percentage" office:value="0.61017316755021678" table:style-name="ce83">
            <text:p>61,0%</text:p>
          </table:table-cell>
          <table:table-cell office:value-type="float" office:value="92267" table:style-name="ce107">
            <text:p>92.267</text:p>
          </table:table-cell>
          <table:table-cell office:value-type="percentage" office:value="0.39373133054536141" table:style-name="ce83">
            <text:p>39,4%</text:p>
          </table:table-cell>
          <table:table-cell office:value-type="float" office:value="55999" table:style-name="ce107">
            <text:p>55.999</text:p>
          </table:table-cell>
          <table:table-cell office:value-type="percentage" office:value="0.29086158896368319" table:style-name="ce83">
            <text:p>29,1%</text:p>
          </table:table-cell>
          <table:table-cell office:value-type="float" office:value="6701" table:style-name="ce104">
            <text:p>6.701</text:p>
          </table:table-cell>
          <table:table-cell office:value-type="percentage" office:value="0.16322007063695043" table:style-name="ce105">
            <text:p>16,3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Cantabria</text:p>
          </table:table-cell>
          <table:table-cell office:value-type="float" office:value="92854" table:style-name="ce107">
            <text:p>92.854</text:p>
          </table:table-cell>
          <table:table-cell office:value-type="percentage" office:value="0.9433985267970536" table:style-name="ce83">
            <text:p>94,3%</text:p>
          </table:table-cell>
          <table:table-cell office:value-type="float" office:value="76699" table:style-name="ce107">
            <text:p>76.699</text:p>
          </table:table-cell>
          <table:table-cell office:value-type="percentage" office:value="0.9936648183655491" table:style-name="ce83">
            <text:p>99,4%</text:p>
          </table:table-cell>
          <table:table-cell office:value-type="float" office:value="74034" table:style-name="ce107">
            <text:p>74.034</text:p>
          </table:table-cell>
          <table:table-cell office:value-type="percentage" office:value="0.86953559935167135" table:style-name="ce83">
            <text:p>87,0%</text:p>
          </table:table-cell>
          <table:table-cell office:value-type="float" office:value="64365" table:style-name="ce107">
            <text:p>64.365</text:p>
          </table:table-cell>
          <table:table-cell office:value-type="percentage" office:value="0.72031290217890032" table:style-name="ce83">
            <text:p>72,0%</text:p>
          </table:table-cell>
          <table:table-cell office:value-type="float" office:value="32919" table:style-name="ce107">
            <text:p>32.919</text:p>
          </table:table-cell>
          <table:table-cell office:value-type="percentage" office:value="0.57934566445504299" table:style-name="ce83">
            <text:p>57,9%</text:p>
          </table:table-cell>
          <table:table-cell office:value-type="float" office:value="21694" table:style-name="ce107">
            <text:p>21.694</text:p>
          </table:table-cell>
          <table:table-cell office:value-type="percentage" office:value="0.49963150621833258" table:style-name="ce83">
            <text:p>50,0%</text:p>
          </table:table-cell>
          <table:table-cell office:value-type="float" office:value="3120" table:style-name="ce104">
            <text:p>3.120</text:p>
          </table:table-cell>
          <table:table-cell office:value-type="percentage" office:value="0.31369394731550371" table:style-name="ce105">
            <text:p>31,4%</text:p>
          </table:table-cell>
          <table:table-cell table:number-columns-repeated="16369"/>
        </table:table-row>
        <table:table-row table:style-name="ro16">
          <table:table-cell office:value-type="string" table:style-name="ce106">
            <text:p>Castilla y León<text:s/></text:p>
          </table:table-cell>
          <table:table-cell office:value-type="float" office:value="451877" table:style-name="ce107">
            <text:p>451.877</text:p>
          </table:table-cell>
          <table:table-cell office:value-type="percentage" office:value="0.9432044701693012" table:style-name="ce83">
            <text:p>94,3%</text:p>
          </table:table-cell>
          <table:table-cell office:value-type="float" office:value="305399" table:style-name="ce107">
            <text:p>305.399</text:p>
          </table:table-cell>
          <table:table-cell office:value-type="percentage" office:value="0.94256041480201225" table:style-name="ce83">
            <text:p>94,3%</text:p>
          </table:table-cell>
          <table:table-cell office:value-type="float" office:value="314174" table:style-name="ce107">
            <text:p>314.174</text:p>
          </table:table-cell>
          <table:table-cell office:value-type="percentage" office:value="0.88357599466773162" table:style-name="ce83">
            <text:p>88,4%</text:p>
          </table:table-cell>
          <table:table-cell office:value-type="float" office:value="241331" table:style-name="ce107">
            <text:p>241.331</text:p>
          </table:table-cell>
          <table:table-cell office:value-type="percentage" office:value="0.74455921462641073" table:style-name="ce83">
            <text:p>74,5%</text:p>
          </table:table-cell>
          <table:table-cell office:value-type="float" office:value="131889" table:style-name="ce107">
            <text:p>131.889</text:p>
          </table:table-cell>
          <table:table-cell office:value-type="percentage" office:value="0.60911954333006968" table:style-name="ce83">
            <text:p>60,9%</text:p>
          </table:table-cell>
          <table:table-cell office:value-type="float" office:value="100761" table:style-name="ce107">
            <text:p>100.761</text:p>
          </table:table-cell>
          <table:table-cell office:value-type="percentage" office:value="0.56378621546312147" table:style-name="ce83">
            <text:p>56,4%</text:p>
          </table:table-cell>
          <table:table-cell office:value-type="float" office:value="13431" table:style-name="ce104">
            <text:p>13.431</text:p>
          </table:table-cell>
          <table:table-cell office:value-type="percentage" office:value="0.35813134949204062" table:style-name="ce105">
            <text:p>35,8%</text:p>
          </table:table-cell>
          <table:table-cell table:number-columns-repeated="16369"/>
        </table:table-row>
        <table:table-row table:style-name="ro16">
          <table:table-cell office:value-type="string" table:style-name="ce106">
            <text:p>Castilla - La Mancha</text:p>
          </table:table-cell>
          <table:table-cell office:value-type="float" office:value="277603" table:style-name="ce107">
            <text:p>277.603</text:p>
          </table:table-cell>
          <table:table-cell office:value-type="percentage" office:value="0.93890424024324659" table:style-name="ce83">
            <text:p>93,9%</text:p>
          </table:table-cell>
          <table:table-cell office:value-type="float" office:value="213747" table:style-name="ce107">
            <text:p>213.747</text:p>
          </table:table-cell>
          <table:table-cell office:value-type="percentage" office:value="0.95713754763365411" table:style-name="ce83">
            <text:p>95,7%</text:p>
          </table:table-cell>
          <table:table-cell office:value-type="float" office:value="236278" table:style-name="ce107">
            <text:p>236.278</text:p>
          </table:table-cell>
          <table:table-cell office:value-type="percentage" office:value="0.82366146906362969" table:style-name="ce83">
            <text:p>82,4%</text:p>
          </table:table-cell>
          <table:table-cell office:value-type="float" office:value="194026" table:style-name="ce107">
            <text:p>194.026</text:p>
          </table:table-cell>
          <table:table-cell office:value-type="percentage" office:value="0.67515249790348009" table:style-name="ce83">
            <text:p>67,5%</text:p>
          </table:table-cell>
          <table:table-cell office:value-type="float" office:value="106108" table:style-name="ce107">
            <text:p>106.108</text:p>
          </table:table-cell>
          <table:table-cell office:value-type="percentage" office:value="0.51222785421192374" table:style-name="ce83">
            <text:p>51,2%</text:p>
          </table:table-cell>
          <table:table-cell office:value-type="float" office:value="78778" table:style-name="ce107">
            <text:p>78.778</text:p>
          </table:table-cell>
          <table:table-cell office:value-type="percentage" office:value="0.450376180566672" table:style-name="ce83">
            <text:p>45,0%</text:p>
          </table:table-cell>
          <table:table-cell office:value-type="float" office:value="12003" table:style-name="ce104">
            <text:p>12.003</text:p>
          </table:table-cell>
          <table:table-cell office:value-type="percentage" office:value="0.32478285575127852" table:style-name="ce105">
            <text:p>32,5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Cataluña</text:p>
          </table:table-cell>
          <table:table-cell office:value-type="float" office:value="989518" table:style-name="ce107">
            <text:p>989.518</text:p>
          </table:table-cell>
          <table:table-cell office:value-type="percentage" office:value="0.92090590550997897" table:style-name="ce83">
            <text:p>92,1%</text:p>
          </table:table-cell>
          <table:table-cell office:value-type="float" office:value="743649" table:style-name="ce107">
            <text:p>743.649</text:p>
          </table:table-cell>
          <table:table-cell office:value-type="percentage" office:value="0.92656035265782943" table:style-name="ce83">
            <text:p>92,7%</text:p>
          </table:table-cell>
          <table:table-cell office:value-type="float" office:value="813672" table:style-name="ce107">
            <text:p>813.672</text:p>
          </table:table-cell>
          <table:table-cell office:value-type="percentage" office:value="0.78208890379792828" table:style-name="ce83">
            <text:p>78,2%</text:p>
          </table:table-cell>
          <table:table-cell office:value-type="float" office:value="709718" table:style-name="ce107">
            <text:p>709.718</text:p>
          </table:table-cell>
          <table:table-cell office:value-type="percentage" office:value="0.6134239371880883" table:style-name="ce83">
            <text:p>61,3%</text:p>
          </table:table-cell>
          <table:table-cell office:value-type="float" office:value="381163" table:style-name="ce107">
            <text:p>381.163</text:p>
          </table:table-cell>
          <table:table-cell office:value-type="percentage" office:value="0.4645179609923028" table:style-name="ce83">
            <text:p>46,5%</text:p>
          </table:table-cell>
          <table:table-cell office:value-type="float" office:value="268331" table:style-name="ce107">
            <text:p>268.331</text:p>
          </table:table-cell>
          <table:table-cell office:value-type="percentage" office:value="0.39131392204958892" table:style-name="ce83">
            <text:p>39,1%</text:p>
          </table:table-cell>
          <table:table-cell office:value-type="float" office:value="38796" table:style-name="ce104">
            <text:p>38.796</text:p>
          </table:table-cell>
          <table:table-cell office:value-type="percentage" office:value="0.27274644619732569" table:style-name="ce105">
            <text:p>27,3%</text:p>
          </table:table-cell>
          <table:table-cell table:number-columns-repeated="16369"/>
        </table:table-row>
        <table:table-row table:style-name="ro16">
          <table:table-cell office:value-type="string" table:style-name="ce106">
            <text:p>C. Valenciana</text:p>
          </table:table-cell>
          <table:table-cell office:value-type="float" office:value="696671" table:style-name="ce107">
            <text:p>696.671</text:p>
          </table:table-cell>
          <table:table-cell office:value-type="percentage" office:value="0.95262910323062322" table:style-name="ce83">
            <text:p>95,3%</text:p>
          </table:table-cell>
          <table:table-cell office:value-type="float" office:value="564721" table:style-name="ce107">
            <text:p>564.721</text:p>
          </table:table-cell>
          <table:table-cell office:value-type="percentage" office:value="0.97407339690074379" table:style-name="ce83">
            <text:p>97,4%</text:p>
          </table:table-cell>
          <table:table-cell office:value-type="float" office:value="620231" table:style-name="ce107">
            <text:p>620.231</text:p>
          </table:table-cell>
          <table:table-cell office:value-type="percentage" office:value="0.84523858194534163" table:style-name="ce83">
            <text:p>84,5%</text:p>
          </table:table-cell>
          <table:table-cell office:value-type="float" office:value="548252" table:style-name="ce107">
            <text:p>548.252</text:p>
          </table:table-cell>
          <table:table-cell office:value-type="percentage" office:value="0.71200263891305871" table:style-name="ce83">
            <text:p>71,2%</text:p>
          </table:table-cell>
          <table:table-cell office:value-type="float" office:value="306907" table:style-name="ce107">
            <text:p>306.907</text:p>
          </table:table-cell>
          <table:table-cell office:value-type="percentage" office:value="0.57833434462589084" table:style-name="ce83">
            <text:p>57,8%</text:p>
          </table:table-cell>
          <table:table-cell office:value-type="float" office:value="239681" table:style-name="ce107">
            <text:p>239.681</text:p>
          </table:table-cell>
          <table:table-cell office:value-type="percentage" office:value="0.53577599792557551" table:style-name="ce83">
            <text:p>53,6%</text:p>
          </table:table-cell>
          <table:table-cell office:value-type="float" office:value="50240" table:style-name="ce104">
            <text:p>50.240</text:p>
          </table:table-cell>
          <table:table-cell office:value-type="percentage" office:value="0.52574298869820013" table:style-name="ce105">
            <text:p>52,6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Extremadura</text:p>
          </table:table-cell>
          <table:table-cell office:value-type="float" office:value="156355" table:style-name="ce107">
            <text:p>156.355</text:p>
          </table:table-cell>
          <table:table-cell office:value-type="percentage" office:value="0.90128025547466295" table:style-name="ce83">
            <text:p>90,1%</text:p>
          </table:table-cell>
          <table:table-cell office:value-type="float" office:value="128449" table:style-name="ce107">
            <text:p>128.449</text:p>
          </table:table-cell>
          <table:table-cell office:value-type="percentage" office:value="0.96648683626404219" table:style-name="ce83">
            <text:p>96,6%</text:p>
          </table:table-cell>
          <table:table-cell office:value-type="float" office:value="136930" table:style-name="ce107">
            <text:p>136.930</text:p>
          </table:table-cell>
          <table:table-cell office:value-type="percentage" office:value="0.84720280152945693" table:style-name="ce83">
            <text:p>84,7%</text:p>
          </table:table-cell>
          <table:table-cell office:value-type="float" office:value="108452" table:style-name="ce107">
            <text:p>108.452</text:p>
          </table:table-cell>
          <table:table-cell office:value-type="percentage" office:value="0.74146088002844091" table:style-name="ce83">
            <text:p>74,1%</text:p>
          </table:table-cell>
          <table:table-cell office:value-type="float" office:value="73203" table:style-name="ce107">
            <text:p>73.203</text:p>
          </table:table-cell>
          <table:table-cell office:value-type="percentage" office:value="0.64548356376975169" table:style-name="ce83">
            <text:p>64,5%</text:p>
          </table:table-cell>
          <table:table-cell office:value-type="float" office:value="51772" table:style-name="ce107">
            <text:p>51.772</text:p>
          </table:table-cell>
          <table:table-cell office:value-type="percentage" office:value="0.55281254004185709" table:style-name="ce83">
            <text:p>55,3%</text:p>
          </table:table-cell>
          <table:table-cell office:value-type="float" office:value="6843" table:style-name="ce104">
            <text:p>6.843</text:p>
          </table:table-cell>
          <table:table-cell office:value-type="percentage" office:value="0.35511157239231966" table:style-name="ce105">
            <text:p>35,5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Galicia</text:p>
          </table:table-cell>
          <table:table-cell office:value-type="float" office:value="509889" table:style-name="ce107">
            <text:p>509.889</text:p>
          </table:table-cell>
          <table:table-cell office:value-type="percentage" office:value="0.95595822865499269" table:style-name="ce83">
            <text:p>95,6%</text:p>
          </table:table-cell>
          <table:table-cell office:value-type="float" office:value="339193" table:style-name="ce107">
            <text:p>339.193</text:p>
          </table:table-cell>
          <table:table-cell office:value-type="percentage" office:value="0.9741494683998001" table:style-name="ce83">
            <text:p>97,4%</text:p>
          </table:table-cell>
          <table:table-cell office:value-type="float" office:value="379068" table:style-name="ce107">
            <text:p>379.068</text:p>
          </table:table-cell>
          <table:table-cell office:value-type="percentage" office:value="0.96447844815522521" table:style-name="ce83">
            <text:p>96,4%</text:p>
          </table:table-cell>
          <table:table-cell office:value-type="float" office:value="393492" table:style-name="ce107">
            <text:p>393.492</text:p>
          </table:table-cell>
          <table:table-cell office:value-type="percentage" office:value="0.95635668090091364" table:style-name="ce83">
            <text:p>95,6%</text:p>
          </table:table-cell>
          <table:table-cell office:value-type="float" office:value="208770" table:style-name="ce107">
            <text:p>208.770</text:p>
          </table:table-cell>
          <table:table-cell office:value-type="percentage" office:value="0.78043984553444257" table:style-name="ce83">
            <text:p>78,0%</text:p>
          </table:table-cell>
          <table:table-cell office:value-type="float" office:value="152478" table:style-name="ce107">
            <text:p>152.478</text:p>
          </table:table-cell>
          <table:table-cell office:value-type="percentage" office:value="0.75243899430037753" table:style-name="ce83">
            <text:p>75,2%</text:p>
          </table:table-cell>
          <table:table-cell office:value-type="float" office:value="26346" table:style-name="ce104">
            <text:p>26.346</text:p>
          </table:table-cell>
          <table:table-cell office:value-type="percentage" office:value="0.63137461656441718" table:style-name="ce105">
            <text:p>63,1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La Rioja</text:p>
          </table:table-cell>
          <table:table-cell office:value-type="float" office:value="46221" table:style-name="ce107">
            <text:p>46.221</text:p>
          </table:table-cell>
          <table:table-cell office:value-type="percentage" office:value="0.8276955034650717" table:style-name="ce83">
            <text:p>82,8%</text:p>
          </table:table-cell>
          <table:table-cell office:value-type="float" office:value="37237" table:style-name="ce107">
            <text:p>37.237</text:p>
          </table:table-cell>
          <table:table-cell office:value-type="percentage" office:value="0.9374874118831823" table:style-name="ce83">
            <text:p>93,7%</text:p>
          </table:table-cell>
          <table:table-cell office:value-type="float" office:value="38212" table:style-name="ce107">
            <text:p>38.212</text:p>
          </table:table-cell>
          <table:table-cell office:value-type="percentage" office:value="0.8249212037476793" table:style-name="ce83">
            <text:p>82,5%</text:p>
          </table:table-cell>
          <table:table-cell office:value-type="float" office:value="34681" table:style-name="ce107">
            <text:p>34.681</text:p>
          </table:table-cell>
          <table:table-cell office:value-type="percentage" office:value="0.71263304976780506" table:style-name="ce83">
            <text:p>71,3%</text:p>
          </table:table-cell>
          <table:table-cell office:value-type="float" office:value="18190" table:style-name="ce107">
            <text:p>18.190</text:p>
          </table:table-cell>
          <table:table-cell office:value-type="percentage" office:value="0.5601576694484649" table:style-name="ce83">
            <text:p>56,0%</text:p>
          </table:table-cell>
          <table:table-cell office:value-type="float" office:value="12479" table:style-name="ce107">
            <text:p>12.479</text:p>
          </table:table-cell>
          <table:table-cell office:value-type="percentage" office:value="0.48847222765882492" table:style-name="ce83">
            <text:p>48,8%</text:p>
          </table:table-cell>
          <table:table-cell office:value-type="float" office:value="2112" table:style-name="ce104">
            <text:p>2.112</text:p>
          </table:table-cell>
          <table:table-cell office:value-type="percentage" office:value="0.37944664031620551" table:style-name="ce105">
            <text:p>37,9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Madrid</text:p>
          </table:table-cell>
          <table:table-cell office:value-type="float" office:value="838039" table:style-name="ce107">
            <text:p>838.039</text:p>
          </table:table-cell>
          <table:table-cell office:value-type="percentage" office:value="0.94824176097725454" table:style-name="ce83">
            <text:p>94,8%</text:p>
          </table:table-cell>
          <table:table-cell office:value-type="float" office:value="635514" table:style-name="ce107">
            <text:p>635.514</text:p>
          </table:table-cell>
          <table:table-cell office:value-type="percentage" office:value="0.91879239652789424" table:style-name="ce83">
            <text:p>91,9%</text:p>
          </table:table-cell>
          <table:table-cell office:value-type="float" office:value="735429" table:style-name="ce107">
            <text:p>735.429</text:p>
          </table:table-cell>
          <table:table-cell office:value-type="percentage" office:value="0.76395984434698239" table:style-name="ce83">
            <text:p>76,4%</text:p>
          </table:table-cell>
          <table:table-cell office:value-type="float" office:value="650056" table:style-name="ce107">
            <text:p>650.056</text:p>
          </table:table-cell>
          <table:table-cell office:value-type="percentage" office:value="0.61679589799643997" table:style-name="ce83">
            <text:p>61,7%</text:p>
          </table:table-cell>
          <table:table-cell office:value-type="float" office:value="383073" table:style-name="ce107">
            <text:p>383.073</text:p>
          </table:table-cell>
          <table:table-cell office:value-type="percentage" office:value="0.49432282291001295" table:style-name="ce83">
            <text:p>49,4%</text:p>
          </table:table-cell>
          <table:table-cell office:value-type="float" office:value="278434" table:style-name="ce107">
            <text:p>278.434</text:p>
          </table:table-cell>
          <table:table-cell office:value-type="percentage" office:value="0.44119049844952518" table:style-name="ce83">
            <text:p>44,1%</text:p>
          </table:table-cell>
          <table:table-cell office:value-type="float" office:value="32922" table:style-name="ce104">
            <text:p>32.922</text:p>
          </table:table-cell>
          <table:table-cell office:value-type="percentage" office:value="0.2666094392795828" table:style-name="ce105">
            <text:p>26,7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Murcia<text:s/></text:p>
          </table:table-cell>
          <table:table-cell office:value-type="float" office:value="163462" table:style-name="ce107">
            <text:p>163.462</text:p>
          </table:table-cell>
          <table:table-cell office:value-type="percentage" office:value="0.88688141239535345" table:style-name="ce83">
            <text:p>88,7%</text:p>
          </table:table-cell>
          <table:table-cell office:value-type="float" office:value="136308" table:style-name="ce107">
            <text:p>136.308</text:p>
          </table:table-cell>
          <table:table-cell office:value-type="percentage" office:value="0.88485257650312243" table:style-name="ce83">
            <text:p>88,5%</text:p>
          </table:table-cell>
          <table:table-cell office:value-type="float" office:value="156954" table:style-name="ce107">
            <text:p>156.954</text:p>
          </table:table-cell>
          <table:table-cell office:value-type="percentage" office:value="0.74012213236507673" table:style-name="ce83">
            <text:p>74,0%</text:p>
          </table:table-cell>
          <table:table-cell office:value-type="float" office:value="137999" table:style-name="ce107">
            <text:p>137.999</text:p>
          </table:table-cell>
          <table:table-cell office:value-type="percentage" office:value="0.58447652970898789" table:style-name="ce83">
            <text:p>58,4%</text:p>
          </table:table-cell>
          <table:table-cell office:value-type="float" office:value="68872" table:style-name="ce107">
            <text:p>68.872</text:p>
          </table:table-cell>
          <table:table-cell office:value-type="percentage" office:value="0.40003020323290761" table:style-name="ce83">
            <text:p>40,0%</text:p>
          </table:table-cell>
          <table:table-cell office:value-type="float" office:value="51405" table:style-name="ce107">
            <text:p>51.405</text:p>
          </table:table-cell>
          <table:table-cell office:value-type="percentage" office:value="0.35240524031836784" table:style-name="ce83">
            <text:p>35,2%</text:p>
          </table:table-cell>
          <table:table-cell office:value-type="float" office:value="6400" table:style-name="ce104">
            <text:p>6.400</text:p>
          </table:table-cell>
          <table:table-cell office:value-type="percentage" office:value="0.20881594831805278" table:style-name="ce105">
            <text:p>20,9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Navarra</text:p>
          </table:table-cell>
          <table:table-cell office:value-type="float" office:value="93618" table:style-name="ce107">
            <text:p>93.618</text:p>
          </table:table-cell>
          <table:table-cell office:value-type="percentage" office:value="0.95302956266796968" table:style-name="ce83">
            <text:p>95,3%</text:p>
          </table:table-cell>
          <table:table-cell office:value-type="float" office:value="72189" table:style-name="ce107">
            <text:p>72.189</text:p>
          </table:table-cell>
          <table:table-cell office:value-type="percentage" office:value="0.99553183567084524" table:style-name="ce83">
            <text:p>99,6%</text:p>
          </table:table-cell>
          <table:table-cell office:value-type="float" office:value="77277" table:style-name="ce107">
            <text:p>77.277</text:p>
          </table:table-cell>
          <table:table-cell office:value-type="percentage" office:value="0.83265451254202227" table:style-name="ce83">
            <text:p>83,3%</text:p>
          </table:table-cell>
          <table:table-cell office:value-type="float" office:value="65171" table:style-name="ce107">
            <text:p>65.171</text:p>
          </table:table-cell>
          <table:table-cell office:value-type="percentage" office:value="0.67469692420775829" table:style-name="ce83">
            <text:p>67,5%</text:p>
          </table:table-cell>
          <table:table-cell office:value-type="float" office:value="34042" table:style-name="ce107">
            <text:p>34.042</text:p>
          </table:table-cell>
          <table:table-cell office:value-type="percentage" office:value="0.5173084521168283" table:style-name="ce83">
            <text:p>51,7%</text:p>
          </table:table-cell>
          <table:table-cell office:value-type="float" office:value="26638" table:style-name="ce107">
            <text:p>26.638</text:p>
          </table:table-cell>
          <table:table-cell office:value-type="percentage" office:value="0.44783295786960764" table:style-name="ce83">
            <text:p>44,8%</text:p>
          </table:table-cell>
          <table:table-cell office:value-type="float" office:value="3966" table:style-name="ce104">
            <text:p>3.966</text:p>
          </table:table-cell>
          <table:table-cell office:value-type="percentage" office:value="0.29654553611484968" table:style-name="ce105">
            <text:p>29,7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País Vasco</text:p>
          </table:table-cell>
          <table:table-cell office:value-type="float" office:value="348726" table:style-name="ce107">
            <text:p>348.726</text:p>
          </table:table-cell>
          <table:table-cell office:value-type="percentage" office:value="0.92298774823131469" table:style-name="ce83">
            <text:p>92,3%</text:p>
          </table:table-cell>
          <table:table-cell office:value-type="float" office:value="258369" table:style-name="ce107">
            <text:p>258.369</text:p>
          </table:table-cell>
          <table:table-cell office:value-type="percentage" office:value="0.92889037490832216" table:style-name="ce83">
            <text:p>92,9%</text:p>
          </table:table-cell>
          <table:table-cell office:value-type="float" office:value="268978" table:style-name="ce107">
            <text:p>268.978</text:p>
          </table:table-cell>
          <table:table-cell office:value-type="percentage" office:value="0.82272874647482364" table:style-name="ce83">
            <text:p>82,3%</text:p>
          </table:table-cell>
          <table:table-cell office:value-type="float" office:value="199657" table:style-name="ce107">
            <text:p>199.657</text:p>
          </table:table-cell>
          <table:table-cell office:value-type="percentage" office:value="0.61417049131916679" table:style-name="ce83">
            <text:p>61,4%</text:p>
          </table:table-cell>
          <table:table-cell office:value-type="float" office:value="91134" table:style-name="ce107">
            <text:p>91.134</text:p>
          </table:table-cell>
          <table:table-cell office:value-type="percentage" office:value="0.43427335194945055" table:style-name="ce83">
            <text:p>43,4%</text:p>
          </table:table-cell>
          <table:table-cell office:value-type="float" office:value="64154" table:style-name="ce107">
            <text:p>64.154</text:p>
          </table:table-cell>
          <table:table-cell office:value-type="percentage" office:value="0.36942726508424606" table:style-name="ce83">
            <text:p>36,9%</text:p>
          </table:table-cell>
          <table:table-cell office:value-type="float" office:value="11391" table:style-name="ce104">
            <text:p>11.391</text:p>
          </table:table-cell>
          <table:table-cell office:value-type="percentage" office:value="0.29584707685115447" table:style-name="ce105">
            <text:p>29,6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Ceuta</text:p>
          </table:table-cell>
          <table:table-cell office:value-type="float" office:value="5739" table:style-name="ce107">
            <text:p>5.739</text:p>
          </table:table-cell>
          <table:table-cell office:value-type="percentage" office:value="0.91022997620935764" table:style-name="ce83">
            <text:p>91,0%</text:p>
          </table:table-cell>
          <table:table-cell office:value-type="float" office:value="7344" table:style-name="ce107">
            <text:p>7.344</text:p>
          </table:table-cell>
          <table:table-cell office:value-type="percentage" office:value="0.95899712718725516" table:style-name="ce83">
            <text:p>95,9%</text:p>
          </table:table-cell>
          <table:table-cell office:value-type="float" office:value="9277" table:style-name="ce107">
            <text:p>9.277</text:p>
          </table:table-cell>
          <table:table-cell office:value-type="percentage" office:value="0.87312941176470593" table:style-name="ce83">
            <text:p>87,3%</text:p>
          </table:table-cell>
          <table:table-cell office:value-type="float" office:value="8958" table:style-name="ce107">
            <text:p>8.958</text:p>
          </table:table-cell>
          <table:table-cell office:value-type="percentage" office:value="0.7985380638259939" table:style-name="ce83">
            <text:p>79,9%</text:p>
          </table:table-cell>
          <table:table-cell office:value-type="float" office:value="6398" table:style-name="ce107">
            <text:p>6.398</text:p>
          </table:table-cell>
          <table:table-cell office:value-type="percentage" office:value="0.68020412502657879" table:style-name="ce83">
            <text:p>68,0%</text:p>
          </table:table-cell>
          <table:table-cell office:value-type="float" office:value="5287" table:style-name="ce107">
            <text:p>5.287</text:p>
          </table:table-cell>
          <table:table-cell office:value-type="percentage" office:value="0.57064220183486236" table:style-name="ce83">
            <text:p>57,1%</text:p>
          </table:table-cell>
          <table:table-cell office:value-type="float" office:value="1023" table:style-name="ce104">
            <text:p>1.023</text:p>
          </table:table-cell>
          <table:table-cell office:value-type="percentage" office:value="0.43606138107416881" table:style-name="ce105">
            <text:p>43,6%</text:p>
          </table:table-cell>
          <table:table-cell table:number-columns-repeated="16369"/>
        </table:table-row>
        <table:table-row table:style-name="ro5">
          <table:table-cell office:value-type="string" table:style-name="ce106">
            <text:p>Melilla</text:p>
          </table:table-cell>
          <table:table-cell office:value-type="float" office:value="4584" table:style-name="ce107">
            <text:p>4.584</text:p>
          </table:table-cell>
          <table:table-cell office:value-type="percentage" office:value="0.84435439307423099" table:style-name="ce83">
            <text:p>84,4%</text:p>
          </table:table-cell>
          <table:table-cell office:value-type="float" office:value="6217" table:style-name="ce107">
            <text:p>6.217</text:p>
          </table:table-cell>
          <table:table-cell office:value-type="percentage" office:value="0.83843560350640589" table:style-name="ce83">
            <text:p>83,8%</text:p>
          </table:table-cell>
          <table:table-cell office:value-type="float" office:value="8048" table:style-name="ce107">
            <text:p>8.048</text:p>
          </table:table-cell>
          <table:table-cell office:value-type="percentage" office:value="0.79912620395194123" table:style-name="ce83">
            <text:p>79,9%</text:p>
          </table:table-cell>
          <table:table-cell office:value-type="float" office:value="7783" table:style-name="ce107">
            <text:p>7.783</text:p>
          </table:table-cell>
          <table:table-cell office:value-type="percentage" office:value="0.73452246130615328" table:style-name="ce83">
            <text:p>73,5%</text:p>
          </table:table-cell>
          <table:table-cell office:value-type="float" office:value="5084" table:style-name="ce107">
            <text:p>5.084</text:p>
          </table:table-cell>
          <table:table-cell office:value-type="percentage" office:value="0.55405405405405406" table:style-name="ce83">
            <text:p>55,4%</text:p>
          </table:table-cell>
          <table:table-cell office:value-type="float" office:value="4500" table:style-name="ce107">
            <text:p>4.500</text:p>
          </table:table-cell>
          <table:table-cell office:value-type="percentage" office:value="0.4606879606879607" table:style-name="ce83">
            <text:p>46,1%</text:p>
          </table:table-cell>
          <table:table-cell office:value-type="float" office:value="975" table:style-name="ce104">
            <text:p>975</text:p>
          </table:table-cell>
          <table:table-cell office:value-type="percentage" office:value="0.40355960264900664" table:style-name="ce105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06">
            <text:p>Fuerzas Armadas</text:p>
          </table:table-cell>
          <table:table-cell office:value-type="float" office:value="7" table:style-name="ce107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0" table:style-name="ce107">
            <text:p>2.380</text:p>
          </table:table-cell>
          <table:table-cell office:value-type="percentage" office:value="0.64272211720226846" table:style-name="ce83">
            <text:p>64,3%</text:p>
          </table:table-cell>
          <table:table-cell office:value-type="float" office:value="7415" table:style-name="ce107">
            <text:p>7.415</text:p>
          </table:table-cell>
          <table:table-cell office:value-type="percentage" office:value="0.75325071109305164" table:style-name="ce83">
            <text:p>75,3%</text:p>
          </table:table-cell>
          <table:table-cell office:value-type="float" office:value="15310" table:style-name="ce107">
            <text:p>15.310</text:p>
          </table:table-cell>
          <table:table-cell office:value-type="percentage" office:value="0.67329258102818945" table:style-name="ce83">
            <text:p>67,3%</text:p>
          </table:table-cell>
          <table:table-cell office:value-type="float" office:value="15414" table:style-name="ce107">
            <text:p>15.414</text:p>
          </table:table-cell>
          <table:table-cell office:value-type="percentage" office:value="0.47314138375590892" table:style-name="ce83">
            <text:p>47,3%</text:p>
          </table:table-cell>
          <table:table-cell office:value-type="float" office:value="11050" table:style-name="ce107">
            <text:p>11.050</text:p>
          </table:table-cell>
          <table:table-cell office:value-type="percentage" office:value="0.44949762030671603" table:style-name="ce83">
            <text:p>44,9%</text:p>
          </table:table-cell>
          <table:table-cell office:value-type="float" office:value="253" table:style-name="ce104">
            <text:p>253</text:p>
          </table:table-cell>
          <table:table-cell office:value-type="percentage" office:value="0.19195751138088013" table:style-name="ce105">
            <text:p>19,2%</text:p>
          </table:table-cell>
          <table:table-cell table:number-columns-repeated="16369"/>
        </table:table-row>
        <table:table-row table:style-name="ro16">
          <table:table-cell office:value-type="string" table:style-name="ce108">
            <text:p>Sanidad Exterior</text:p>
          </table:table-cell>
          <table:table-cell office:value-type="float" office:value="79" table:style-name="ce107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07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1" table:style-name="ce107">
            <text:p>701</text:p>
          </table:table-cell>
          <table:table-cell office:value-type="percentage" office:value="0.76030368763557488" table:style-name="ce86">
            <text:p>76,0%</text:p>
          </table:table-cell>
          <table:table-cell office:value-type="float" office:value="933" table:style-name="ce107">
            <text:p>933</text:p>
          </table:table-cell>
          <table:table-cell office:value-type="percentage" office:value="0.47049924357034795" table:style-name="ce86">
            <text:p>47,0%</text:p>
          </table:table-cell>
          <table:table-cell office:value-type="float" office:value="1161" table:style-name="ce107">
            <text:p>1.161</text:p>
          </table:table-cell>
          <table:table-cell office:value-type="percentage" office:value="0.47407104940792161" table:style-name="ce86">
            <text:p>47,4%</text:p>
          </table:table-cell>
          <table:table-cell office:value-type="float" office:value="932" table:style-name="ce107">
            <text:p>932</text:p>
          </table:table-cell>
          <table:table-cell office:value-type="percentage" office:value="0.43551401869158879" table:style-name="ce86">
            <text:p>43,6%</text:p>
          </table:table-cell>
          <table:table-cell office:value-type="float" office:value="20" table:style-name="ce104">
            <text:p>20</text:p>
          </table:table-cell>
          <table:table-cell office:value-type="percentage" office:value="0.11627906976744186" table:style-name="ce105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09">
            <text:p>Totales</text:p>
          </table:table-cell>
          <table:table-cell office:value-type="float" office:value="6429249" table:style-name="ce110">
            <text:p>6.429.249</text:p>
          </table:table-cell>
          <table:table-cell office:value-type="percentage" office:value="0.93421595812712432" table:style-name="ce111">
            <text:p>93,42%</text:p>
          </table:table-cell>
          <table:table-cell office:value-type="float" office:value="5003280" table:style-name="ce110">
            <text:p>5.003.280</text:p>
          </table:table-cell>
          <table:table-cell office:value-type="percentage" office:value="0.94018022338318907" table:style-name="ce111">
            <text:p>94,02%</text:p>
          </table:table-cell>
          <table:table-cell office:value-type="float" office:value="5432486" table:style-name="ce110">
            <text:p>5.432.486</text:p>
          </table:table-cell>
          <table:table-cell office:value-type="percentage" office:value="0.80172189498176138" table:style-name="ce111">
            <text:p>80,17%</text:p>
          </table:table-cell>
          <table:table-cell office:value-type="float" office:value="4645390" table:style-name="ce110">
            <text:p>4.645.390</text:p>
          </table:table-cell>
          <table:table-cell office:value-type="percentage" office:value="0.65382361812362322" table:style-name="ce111">
            <text:p>65,38%</text:p>
          </table:table-cell>
          <table:table-cell office:value-type="float" office:value="2537202" table:style-name="ce110">
            <text:p>2.537.202</text:p>
          </table:table-cell>
          <table:table-cell office:value-type="percentage" office:value="0.50045198834436166" table:style-name="ce111">
            <text:p>50,05%</text:p>
          </table:table-cell>
          <table:table-cell office:value-type="float" office:value="1840842" table:style-name="ce110">
            <text:p>1.840.842</text:p>
          </table:table-cell>
          <table:table-cell office:value-type="percentage" office:value="0.4404870323940096" table:style-name="ce111">
            <text:p>44,05%</text:p>
          </table:table-cell>
          <table:table-cell office:value-type="float" office:value="277105" table:style-name="ce110">
            <text:p>277.105</text:p>
          </table:table-cell>
          <table:table-cell office:value-type="percentage" office:value="0.31922810631221582" table:style-name="ce111">
            <text:p>31,92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01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28275" table:style-name="ce132">
            <text:p>728.275</text:p>
          </table:table-cell>
          <table:table-cell office:value-type="float" office:value="453650" table:style-name="ce132">
            <text:p>453.650</text:p>
          </table:table-cell>
          <table:table-cell office:value-type="percentage" office:value="0.62291030174041395" table:style-name="ce133">
            <text:p>62,3%</text:p>
          </table:table-cell>
          <table:table-cell office:value-type="float" office:value="368003" table:style-name="ce132">
            <text:p>368.003</text:p>
          </table:table-cell>
          <table:table-cell office:value-type="percentage" office:value="0.50530774776011811" table:style-name="ce133">
            <text:p>50,5%</text:p>
          </table:table-cell>
          <table:table-cell office:value-type="date" office:date-value="2022-11-13T00:00:00" table:style-name="ce134">
            <text:p>13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3760" table:style-name="ce132">
            <text:p>103.760</text:p>
          </table:table-cell>
          <table:table-cell office:value-type="float" office:value="56057" table:style-name="ce132">
            <text:p>56.057</text:p>
          </table:table-cell>
          <table:table-cell office:value-type="percentage" office:value="0.5402563608326908" table:style-name="ce133">
            <text:p>54,0%</text:p>
          </table:table-cell>
          <table:table-cell office:value-type="float" office:value="47213" table:style-name="ce132">
            <text:p>47.213</text:p>
          </table:table-cell>
          <table:table-cell office:value-type="percentage" office:value="0.45502120277563607" table:style-name="ce133">
            <text:p>45,5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2179" table:style-name="ce132">
            <text:p>62.179</text:p>
          </table:table-cell>
          <table:table-cell office:value-type="float" office:value="44762" table:style-name="ce132">
            <text:p>44.762</text:p>
          </table:table-cell>
          <table:table-cell office:value-type="percentage" office:value="0.71988935171038448" table:style-name="ce133">
            <text:p>72,0%</text:p>
          </table:table-cell>
          <table:table-cell office:value-type="float" office:value="39316" table:style-name="ce132">
            <text:p>39.316</text:p>
          </table:table-cell>
          <table:table-cell office:value-type="percentage" office:value="0.63230351083163128" table:style-name="ce133">
            <text:p>63,2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7822" table:style-name="ce132">
            <text:p>97.822</text:p>
          </table:table-cell>
          <table:table-cell office:value-type="float" office:value="34311" table:style-name="ce132">
            <text:p>34.311</text:p>
          </table:table-cell>
          <table:table-cell office:value-type="percentage" office:value="0.35074932019382143" table:style-name="ce133">
            <text:p>35,1%</text:p>
          </table:table-cell>
          <table:table-cell office:value-type="float" office:value="27102" table:style-name="ce132">
            <text:p>27.102</text:p>
          </table:table-cell>
          <table:table-cell office:value-type="percentage" office:value="0.27705424137719531" table:style-name="ce133">
            <text:p>27,7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6104" table:style-name="ce132">
            <text:p>156.104</text:p>
          </table:table-cell>
          <table:table-cell office:value-type="float" office:value="81858" table:style-name="ce132">
            <text:p>81.858</text:p>
          </table:table-cell>
          <table:table-cell office:value-type="percentage" office:value="0.5243811817762517" table:style-name="ce133">
            <text:p>52,4%</text:p>
          </table:table-cell>
          <table:table-cell office:value-type="float" office:value="63352" table:style-name="ce132">
            <text:p>63.352</text:p>
          </table:table-cell>
          <table:table-cell office:value-type="percentage" office:value="0.40583200942961101" table:style-name="ce133">
            <text:p>40,6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2931" table:style-name="ce132">
            <text:p>42.931</text:p>
          </table:table-cell>
          <table:table-cell office:value-type="float" office:value="26234" table:style-name="ce132">
            <text:p>26.234</text:p>
          </table:table-cell>
          <table:table-cell office:value-type="percentage" office:value="0.61107358319163307" table:style-name="ce133">
            <text:p>61,1%</text:p>
          </table:table-cell>
          <table:table-cell office:value-type="float" office:value="23804" table:style-name="ce132">
            <text:p>23.804</text:p>
          </table:table-cell>
          <table:table-cell office:value-type="percentage" office:value="0.55447112808925947" table:style-name="ce133">
            <text:p>55,4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8747" table:style-name="ce132">
            <text:p>158.747</text:p>
          </table:table-cell>
          <table:table-cell office:value-type="float" office:value="106822" table:style-name="ce132">
            <text:p>106.822</text:p>
          </table:table-cell>
          <table:table-cell office:value-type="percentage" office:value="0.67290720454559771" table:style-name="ce133">
            <text:p>67,3%</text:p>
          </table:table-cell>
          <table:table-cell office:value-type="float" office:value="98406" table:style-name="ce132">
            <text:p>98.406</text:p>
          </table:table-cell>
          <table:table-cell office:value-type="percentage" office:value="0.61989202945567479" table:style-name="ce133">
            <text:p>62,0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71326" table:style-name="ce132">
            <text:p>171.326</text:p>
          </table:table-cell>
          <table:table-cell office:value-type="float" office:value="107169" table:style-name="ce132">
            <text:p>107.169</text:p>
          </table:table-cell>
          <table:table-cell office:value-type="percentage" office:value="0.62552677351948915" table:style-name="ce133">
            <text:p>62,6%</text:p>
          </table:table-cell>
          <table:table-cell office:value-type="float" office:value="89076" table:style-name="ce132">
            <text:p>89.076</text:p>
          </table:table-cell>
          <table:table-cell office:value-type="percentage" office:value="0.51992108611652643" table:style-name="ce133">
            <text:p>52,0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48162" table:style-name="ce132">
            <text:p>648.162</text:p>
          </table:table-cell>
          <table:table-cell office:value-type="float" office:value="264883" table:style-name="ce132">
            <text:p>264.883</text:p>
          </table:table-cell>
          <table:table-cell office:value-type="percentage" office:value="0.40866789475470638" table:style-name="ce133">
            <text:p>40,9%</text:p>
          </table:table-cell>
          <table:table-cell office:value-type="float" office:value="208174" table:style-name="ce132">
            <text:p>208.174</text:p>
          </table:table-cell>
          <table:table-cell office:value-type="percentage" office:value="0.32117587886978871" table:style-name="ce133">
            <text:p>32,1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10244" table:style-name="ce132">
            <text:p>410.244</text:p>
          </table:table-cell>
          <table:table-cell office:value-type="float" office:value="264996" table:style-name="ce132">
            <text:p>264.996</text:p>
          </table:table-cell>
          <table:table-cell office:value-type="percentage" office:value="0.64594728990551964" table:style-name="ce133">
            <text:p>64,6%</text:p>
          </table:table-cell>
          <table:table-cell office:value-type="float" office:value="202669" table:style-name="ce132">
            <text:p>202.669</text:p>
          </table:table-cell>
          <table:table-cell office:value-type="percentage" office:value="0.49402063162410664" table:style-name="ce133">
            <text:p>49,4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8583" table:style-name="ce132">
            <text:p>78.583</text:p>
          </table:table-cell>
          <table:table-cell office:value-type="float" office:value="61603" table:style-name="ce132">
            <text:p>61.603</text:p>
          </table:table-cell>
          <table:table-cell office:value-type="percentage" office:value="0.78392273137956048" table:style-name="ce133">
            <text:p>78,4%</text:p>
          </table:table-cell>
          <table:table-cell office:value-type="float" office:value="52892" table:style-name="ce132">
            <text:p>52.892</text:p>
          </table:table-cell>
          <table:table-cell office:value-type="percentage" office:value="0.67307178397363299" table:style-name="ce133">
            <text:p>67,3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7577" table:style-name="ce132">
            <text:p>177.577</text:p>
          </table:table-cell>
          <table:table-cell office:value-type="float" office:value="142994" table:style-name="ce132">
            <text:p>142.994</text:p>
          </table:table-cell>
          <table:table-cell office:value-type="percentage" office:value="0.80525067998670996" table:style-name="ce133">
            <text:p>80,5%</text:p>
          </table:table-cell>
          <table:table-cell office:value-type="float" office:value="126632" table:style-name="ce132">
            <text:p>126.632</text:p>
          </table:table-cell>
          <table:table-cell office:value-type="percentage" office:value="0.71311036902301539" table:style-name="ce133">
            <text:p>71,3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5397" table:style-name="ce132">
            <text:p>25.397</text:p>
          </table:table-cell>
          <table:table-cell office:value-type="float" office:value="17118" table:style-name="ce132">
            <text:p>17.118</text:p>
          </table:table-cell>
          <table:table-cell office:value-type="percentage" office:value="0.67401661613576402" table:style-name="ce133">
            <text:p>67,4%</text:p>
          </table:table-cell>
          <table:table-cell office:value-type="float" office:value="14906" table:style-name="ce132">
            <text:p>14.906</text:p>
          </table:table-cell>
          <table:table-cell office:value-type="percentage" office:value="0.58691971492695982" table:style-name="ce133">
            <text:p>58,7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67425" table:style-name="ce132">
            <text:p>567.425</text:p>
          </table:table-cell>
          <table:table-cell office:value-type="float" office:value="270722" table:style-name="ce132">
            <text:p>270.722</text:p>
          </table:table-cell>
          <table:table-cell office:value-type="percentage" office:value="0.47710622549235582" table:style-name="ce133">
            <text:p>47,7%</text:p>
          </table:table-cell>
          <table:table-cell office:value-type="float" office:value="242550" table:style-name="ce132">
            <text:p>242.550</text:p>
          </table:table-cell>
          <table:table-cell office:value-type="percentage" office:value="0.42745737322113053" table:style-name="ce133">
            <text:p>42,7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9748" table:style-name="ce132">
            <text:p>139.748</text:p>
          </table:table-cell>
          <table:table-cell office:value-type="float" office:value="72424" table:style-name="ce132">
            <text:p>72.424</text:p>
          </table:table-cell>
          <table:table-cell office:value-type="percentage" office:value="0.5182471305492744" table:style-name="ce133">
            <text:p>51,8%</text:p>
          </table:table-cell>
          <table:table-cell office:value-type="float" office:value="52292" table:style-name="ce132">
            <text:p>52.292</text:p>
          </table:table-cell>
          <table:table-cell office:value-type="percentage" office:value="0.37418782379712051" table:style-name="ce133">
            <text:p>37,4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6431" table:style-name="ce132">
            <text:p>56.431</text:p>
          </table:table-cell>
          <table:table-cell office:value-type="float" office:value="29909" table:style-name="ce132">
            <text:p>29.909</text:p>
          </table:table-cell>
          <table:table-cell office:value-type="percentage" office:value="0.53001010083110345" table:style-name="ce133">
            <text:p>53,0%</text:p>
          </table:table-cell>
          <table:table-cell office:value-type="float" office:value="26289" table:style-name="ce132">
            <text:p>26.289</text:p>
          </table:table-cell>
          <table:table-cell office:value-type="percentage" office:value="0.46586096294589852" table:style-name="ce133">
            <text:p>46,6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70178" table:style-name="ce132">
            <text:p>170.178</text:p>
          </table:table-cell>
          <table:table-cell office:value-type="float" office:value="87533" table:style-name="ce132">
            <text:p>87.533</text:p>
          </table:table-cell>
          <table:table-cell office:value-type="percentage" office:value="0.51436143332275619" table:style-name="ce133">
            <text:p>51,4%</text:p>
          </table:table-cell>
          <table:table-cell office:value-type="float" office:value="70181" table:style-name="ce132">
            <text:p>70.181</text:p>
          </table:table-cell>
          <table:table-cell office:value-type="percentage" office:value="0.41239760721127289" table:style-name="ce133">
            <text:p>41,2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9201" table:style-name="ce132">
            <text:p>9.201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525703727855668" table:style-name="ce133">
            <text:p>35,3%</text:p>
          </table:table-cell>
          <table:table-cell office:value-type="float" office:value="2279" table:style-name="ce132">
            <text:p>2.279</text:p>
          </table:table-cell>
          <table:table-cell office:value-type="percentage" office:value="0.24769046842734485" table:style-name="ce133">
            <text:p>24,8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1074" table:style-name="ce132">
            <text:p>11.074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023297814701102" table:style-name="ce133">
            <text:p>33,0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19757991692252122" table:style-name="ce133">
            <text:p>19,8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1-14T00:00:00" table:style-name="ce134">
            <text:p>14/11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815164" table:style-name="ce139">
            <text:p>3.815.164</text:p>
          </table:table-cell>
          <table:table-cell office:value-type="float" office:value="2129946" table:style-name="ce139">
            <text:p>2.129.946</text:p>
          </table:table-cell>
          <table:table-cell office:value-type="percentage" office:value="0.55828425724293895" table:style-name="ce140">
            <text:p>55,8%</text:p>
          </table:table-cell>
          <table:table-cell office:value-type="float" office:value="1757324" table:style-name="ce139">
            <text:p>1.757.324</text:p>
          </table:table-cell>
          <table:table-cell office:value-type="percentage" office:value="0.46061558559474769" table:style-name="ce140">
            <text:p>46,1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1-18T08:47:31Z</dc:date>
  </office:meta>
</office:document-meta>
</file>